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3.903cm"/>
    </style:style>
    <style:style style:name="co10" style:family="table-column">
      <style:table-column-properties fo:break-before="auto" style:column-width="5.81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ve-1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table:style-name="Default"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06" calcext:value-type="float">
            <text:p>499806</text:p>
          </table:table-cell>
          <table:table-cell office:value-type="string" calcext:value-type="string">
            <text:p>undefined</text:p>
          </table:table-cell>
          <table:table-cell table:style-name="ce1" office:value-type="string" calcext:value-type="string">
            <text:p>20.54526900000002</text:p>
          </table:table-cell>
          <table:table-cell office:value-type="string" calcext:value-type="string">
            <text:p>9.5877350000000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2" calcext:value-type="float">
            <text:p>4997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75432</text:p>
          </table:table-cell>
          <table:table-cell office:value-type="string" calcext:value-type="string">
            <text:p>4.23349100000001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8" calcext:value-type="float">
            <text:p>4997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5.177988999999968</text:p>
          </table:table-cell>
          <table:table-cell office:value-type="string" calcext:value-type="string">
            <text:p>4.5164950000000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5" calcext:value-type="float">
            <text:p>4997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71276</text:p>
          </table:table-cell>
          <table:table-cell office:value-type="string" calcext:value-type="string">
            <text:p>2.09934600000002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1" calcext:value-type="float">
            <text:p>4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18142000000034</text:p>
          </table:table-cell>
          <table:table-cell office:value-type="string" calcext:value-type="string">
            <text:p>3.142166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6" calcext:value-type="float">
            <text:p>499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2.442958999999973</text:p>
          </table:table-cell>
          <table:table-cell office:value-type="string" calcext:value-type="string">
            <text:p>1.66775199999995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4" calcext:value-type="float">
            <text:p>4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0643999999925</text:p>
          </table:table-cell>
          <table:table-cell office:value-type="string" calcext:value-type="string">
            <text:p>1.637353000000075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145000000033</text:p>
          </table:table-cell>
          <table:table-cell office:value-type="string" calcext:value-type="string">
            <text:p>1.3712120000000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6" calcext:value-type="float">
            <text:p>499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1751999999906</text:p>
          </table:table-cell>
          <table:table-cell office:value-type="string" calcext:value-type="string">
            <text:p>1.38427799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3" calcext:value-type="float">
            <text:p>499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3228999999983</text:p>
          </table:table-cell>
          <table:table-cell office:value-type="string" calcext:value-type="string">
            <text:p>1.36285600000007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1" calcext:value-type="float">
            <text:p>4996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8967000000107</text:p>
          </table:table-cell>
          <table:table-cell office:value-type="string" calcext:value-type="string">
            <text:p>1.53830900000002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87699000000043</text:p>
          </table:table-cell>
          <table:table-cell office:value-type="string" calcext:value-type="string">
            <text:p>2.146879000000012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1" calcext:value-type="float">
            <text:p>4996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70762999999965</text:p>
          </table:table-cell>
          <table:table-cell office:value-type="string" calcext:value-type="string">
            <text:p>1.48554599999999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9" calcext:value-type="float">
            <text:p>4996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09751999999912</text:p>
          </table:table-cell>
          <table:table-cell office:value-type="string" calcext:value-type="string">
            <text:p>1.39535999999998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2" calcext:value-type="float">
            <text:p>4996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1215000000007</text:p>
          </table:table-cell>
          <table:table-cell office:value-type="string" calcext:value-type="string">
            <text:p>1.477279999999950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4" calcext:value-type="float">
            <text:p>4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1008000000024</text:p>
          </table:table-cell>
          <table:table-cell office:value-type="string" calcext:value-type="string">
            <text:p>1.476217000000019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1" calcext:value-type="float">
            <text:p>4996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7722000000022</text:p>
          </table:table-cell>
          <table:table-cell office:value-type="string" calcext:value-type="string">
            <text:p>1.5272479999999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8" calcext:value-type="float">
            <text:p>499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1355999999992</text:p>
          </table:table-cell>
          <table:table-cell office:value-type="string" calcext:value-type="string">
            <text:p>1.5841490000000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2" calcext:value-type="float">
            <text:p>4996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7702000000072</text:p>
          </table:table-cell>
          <table:table-cell office:value-type="string" calcext:value-type="string">
            <text:p>1.4904549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7249000000015</text:p>
          </table:table-cell>
          <table:table-cell office:value-type="string" calcext:value-type="string">
            <text:p>1.41183100000000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59" calcext:value-type="float">
            <text:p>4996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258799999995</text:p>
          </table:table-cell>
          <table:table-cell office:value-type="string" calcext:value-type="string">
            <text:p>1.32427099999995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8" calcext:value-type="float">
            <text:p>499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79969000000028</text:p>
          </table:table-cell>
          <table:table-cell office:value-type="string" calcext:value-type="string">
            <text:p>1.47519499999998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0" calcext:value-type="float">
            <text:p>499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6425999999924</text:p>
          </table:table-cell>
          <table:table-cell office:value-type="string" calcext:value-type="string">
            <text:p>1.632993999999939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6" calcext:value-type="float">
            <text:p>4996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8999000000008</text:p>
          </table:table-cell>
          <table:table-cell office:value-type="string" calcext:value-type="string">
            <text:p>1.67057799999997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4" calcext:value-type="float">
            <text:p>49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00917000000027</text:p>
          </table:table-cell>
          <table:table-cell office:value-type="string" calcext:value-type="string">
            <text:p>2.460812999999916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2" calcext:value-type="float">
            <text:p>499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68347999999924</text:p>
          </table:table-cell>
          <table:table-cell office:value-type="string" calcext:value-type="string">
            <text:p>2.3487849999999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8" calcext:value-type="float">
            <text:p>4996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9264999999996</text:p>
          </table:table-cell>
          <table:table-cell office:value-type="string" calcext:value-type="string">
            <text:p>1.4518340000001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9" calcext:value-type="float">
            <text:p>4996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8525000000063</text:p>
          </table:table-cell>
          <table:table-cell office:value-type="string" calcext:value-type="string">
            <text:p>1.55574499999988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5" calcext:value-type="float">
            <text:p>4996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1844000000019</text:p>
          </table:table-cell>
          <table:table-cell office:value-type="string" calcext:value-type="string">
            <text:p>1.45899799999983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7" calcext:value-type="float">
            <text:p>4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4058000000205</text:p>
          </table:table-cell>
          <table:table-cell office:value-type="string" calcext:value-type="string">
            <text:p>1.562237000000095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0" calcext:value-type="float">
            <text:p>4996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413499999986</text:p>
          </table:table-cell>
          <table:table-cell office:value-type="string" calcext:value-type="string">
            <text:p>1.69664699999998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9" calcext:value-type="float">
            <text:p>4996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8056999999917</text:p>
          </table:table-cell>
          <table:table-cell office:value-type="string" calcext:value-type="string">
            <text:p>1.55606500000021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3" calcext:value-type="float">
            <text:p>499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7009999999973</text:p>
          </table:table-cell>
          <table:table-cell office:value-type="string" calcext:value-type="string">
            <text:p>1.70121500000004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4" calcext:value-type="float">
            <text:p>49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2547000000068</text:p>
          </table:table-cell>
          <table:table-cell office:value-type="string" calcext:value-type="string">
            <text:p>1.5330500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8" calcext:value-type="float">
            <text:p>499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5042999999814</text:p>
          </table:table-cell>
          <table:table-cell office:value-type="string" calcext:value-type="string">
            <text:p>1.67508499999985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1" calcext:value-type="float">
            <text:p>4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86618000000044</text:p>
          </table:table-cell>
          <table:table-cell office:value-type="string" calcext:value-type="string">
            <text:p>1.84463299999993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7" calcext:value-type="float">
            <text:p>499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0518000000002</text:p>
          </table:table-cell>
          <table:table-cell office:value-type="string" calcext:value-type="string">
            <text:p>1.62332499999979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60009000000082</text:p>
          </table:table-cell>
          <table:table-cell office:value-type="string" calcext:value-type="string">
            <text:p>1.77294400000005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1591999999955</text:p>
          </table:table-cell>
          <table:table-cell office:value-type="string" calcext:value-type="string">
            <text:p>1.66573699999980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2" calcext:value-type="float">
            <text:p>4997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3343000000032</text:p>
          </table:table-cell>
          <table:table-cell office:value-type="string" calcext:value-type="string">
            <text:p>1.83552499999996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4" calcext:value-type="float">
            <text:p>4997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1238800000001</text:p>
          </table:table-cell>
          <table:table-cell office:value-type="string" calcext:value-type="string">
            <text:p>1.85135500000001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9" calcext:value-type="float">
            <text:p>4996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7370000000001</text:p>
          </table:table-cell>
          <table:table-cell office:value-type="string" calcext:value-type="string">
            <text:p>1.67422299999998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5612000000056</text:p>
          </table:table-cell>
          <table:table-cell office:value-type="string" calcext:value-type="string">
            <text:p>1.73375800000007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7" calcext:value-type="float">
            <text:p>499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75660000001335</text:p>
          </table:table-cell>
          <table:table-cell office:value-type="string" calcext:value-type="string">
            <text:p>1.6682829999999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6" calcext:value-type="float">
            <text:p>4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98327999999856</text:p>
          </table:table-cell>
          <table:table-cell office:value-type="string" calcext:value-type="string">
            <text:p>1.760350000000016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12" calcext:value-type="float">
            <text:p>4997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61088999999856</text:p>
          </table:table-cell>
          <table:table-cell office:value-type="string" calcext:value-type="string">
            <text:p>1.81211000000007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1" calcext:value-type="float">
            <text:p>499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31631999999945</text:p>
          </table:table-cell>
          <table:table-cell office:value-type="string" calcext:value-type="string">
            <text:p>1.93204200000013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1" calcext:value-type="float">
            <text:p>4997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4504999999954</text:p>
          </table:table-cell>
          <table:table-cell office:value-type="string" calcext:value-type="string">
            <text:p>1.96238000000016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6" calcext:value-type="float">
            <text:p>4997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20100000001275</text:p>
          </table:table-cell>
          <table:table-cell office:value-type="string" calcext:value-type="string">
            <text:p>1.93187199999988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5" calcext:value-type="float">
            <text:p>4997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5420999999969</text:p>
          </table:table-cell>
          <table:table-cell office:value-type="string" calcext:value-type="string">
            <text:p>1.94177100000001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0" calcext:value-type="float">
            <text:p>499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9237999999996</text:p>
          </table:table-cell>
          <table:table-cell office:value-type="string" calcext:value-type="string">
            <text:p>1.86390000000005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2" calcext:value-type="float">
            <text:p>499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020000000008</text:p>
          </table:table-cell>
          <table:table-cell office:value-type="string" calcext:value-type="string">
            <text:p>1.987769000000071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2" calcext:value-type="float">
            <text:p>499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063600000004</text:p>
          </table:table-cell>
          <table:table-cell office:value-type="string" calcext:value-type="string">
            <text:p>2.11212899999986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2" calcext:value-type="float">
            <text:p>499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89042999999947</text:p>
          </table:table-cell>
          <table:table-cell office:value-type="string" calcext:value-type="string">
            <text:p>2.160022000000026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5" calcext:value-type="float">
            <text:p>4997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9034999999994</text:p>
          </table:table-cell>
          <table:table-cell office:value-type="string" calcext:value-type="string">
            <text:p>2.2356780000000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52" calcext:value-type="float">
            <text:p>4997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56423000000132</text:p>
          </table:table-cell>
          <table:table-cell office:value-type="string" calcext:value-type="string">
            <text:p>2.85396199999991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1" calcext:value-type="float">
            <text:p>4997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339699999985</text:p>
          </table:table-cell>
          <table:table-cell office:value-type="string" calcext:value-type="string">
            <text:p>2.3314729999999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9" calcext:value-type="float">
            <text:p>4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0152999999982</text:p>
          </table:table-cell>
          <table:table-cell office:value-type="string" calcext:value-type="string">
            <text:p>2.415586000000075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6" calcext:value-type="float">
            <text:p>4997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96093000000155</text:p>
          </table:table-cell>
          <table:table-cell office:value-type="string" calcext:value-type="string">
            <text:p>2.70877199999995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9" calcext:value-type="float">
            <text:p>4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06394999999975</text:p>
          </table:table-cell>
          <table:table-cell office:value-type="string" calcext:value-type="string">
            <text:p>3.03292800000008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6" calcext:value-type="float">
            <text:p>499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2600399999992</text:p>
          </table:table-cell>
          <table:table-cell office:value-type="string" calcext:value-type="string">
            <text:p>2.51596999999969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589999999962</text:p>
          </table:table-cell>
          <table:table-cell office:value-type="string" calcext:value-type="string">
            <text:p>2.70131700000001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46116000000256</text:p>
          </table:table-cell>
          <table:table-cell office:value-type="string" calcext:value-type="string">
            <text:p>2.440506000000368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3345000000245</text:p>
          </table:table-cell>
          <table:table-cell office:value-type="string" calcext:value-type="string">
            <text:p>2.5664579999997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0452999999816</text:p>
          </table:table-cell>
          <table:table-cell office:value-type="string" calcext:value-type="string">
            <text:p>2.48175500000024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3" calcext:value-type="float">
            <text:p>499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2645100000018</text:p>
          </table:table-cell>
          <table:table-cell office:value-type="string" calcext:value-type="string">
            <text:p>2.49926899999991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5" calcext:value-type="float">
            <text:p>499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1640000000189</text:p>
          </table:table-cell>
          <table:table-cell office:value-type="string" calcext:value-type="string">
            <text:p>2.46304000000009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0" calcext:value-type="float">
            <text:p>4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9034000000047</text:p>
          </table:table-cell>
          <table:table-cell office:value-type="string" calcext:value-type="string">
            <text:p>2.354612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84267999999975</text:p>
          </table:table-cell>
          <table:table-cell office:value-type="string" calcext:value-type="string">
            <text:p>2.3452050000000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48349000000053</text:p>
          </table:table-cell>
          <table:table-cell office:value-type="string" calcext:value-type="string">
            <text:p>2.315348000000085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5458999999773</text:p>
          </table:table-cell>
          <table:table-cell office:value-type="string" calcext:value-type="string">
            <text:p>2.4089770000000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1" calcext:value-type="float">
            <text:p>4997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7218000000048</text:p>
          </table:table-cell>
          <table:table-cell office:value-type="string" calcext:value-type="string">
            <text:p>2.38058199999977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7" calcext:value-type="float">
            <text:p>4997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4273999999768</text:p>
          </table:table-cell>
          <table:table-cell office:value-type="string" calcext:value-type="string">
            <text:p>2.32369499999958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1" calcext:value-type="float">
            <text:p>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26209999997445</text:p>
          </table:table-cell>
          <table:table-cell office:value-type="string" calcext:value-type="string">
            <text:p>2.41758299999992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9" calcext:value-type="float">
            <text:p>4997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6081999999933</text:p>
          </table:table-cell>
          <table:table-cell office:value-type="string" calcext:value-type="string">
            <text:p>3.10682799999995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4" calcext:value-type="float">
            <text:p>4997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79479999998875</text:p>
          </table:table-cell>
          <table:table-cell office:value-type="string" calcext:value-type="string">
            <text:p>2.49136399999997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0" calcext:value-type="float">
            <text:p>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2952000000059</text:p>
          </table:table-cell>
          <table:table-cell office:value-type="string" calcext:value-type="string">
            <text:p>2.4333329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6" calcext:value-type="float">
            <text:p>499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03641999999763</text:p>
          </table:table-cell>
          <table:table-cell office:value-type="string" calcext:value-type="string">
            <text:p>2.39076199999999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1" calcext:value-type="float">
            <text:p>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99409999999625</text:p>
          </table:table-cell>
          <table:table-cell office:value-type="string" calcext:value-type="string">
            <text:p>3.11263999999982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93" calcext:value-type="float">
            <text:p>499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5096000000194</text:p>
          </table:table-cell>
          <table:table-cell office:value-type="string" calcext:value-type="string">
            <text:p>2.57683799999995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16" calcext:value-type="float">
            <text:p>499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1018999999924</text:p>
          </table:table-cell>
          <table:table-cell office:value-type="string" calcext:value-type="string">
            <text:p>2.91932099999985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2" calcext:value-type="float">
            <text:p>499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646999999903</text:p>
          </table:table-cell>
          <table:table-cell office:value-type="string" calcext:value-type="string">
            <text:p>2.9095419999998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7" calcext:value-type="float">
            <text:p>499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4209000000101</text:p>
          </table:table-cell>
          <table:table-cell office:value-type="string" calcext:value-type="string">
            <text:p>3.55797900000015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7" calcext:value-type="float">
            <text:p>499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0670000000027</text:p>
          </table:table-cell>
          <table:table-cell office:value-type="string" calcext:value-type="string">
            <text:p>2.89482399999997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32" calcext:value-type="float">
            <text:p>499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7244000000173</text:p>
          </table:table-cell>
          <table:table-cell office:value-type="string" calcext:value-type="string">
            <text:p>3.06556900000032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39" calcext:value-type="float">
            <text:p>4998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4491000000307</text:p>
          </table:table-cell>
          <table:table-cell office:value-type="string" calcext:value-type="string">
            <text:p>2.9364139999997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502099999987</text:p>
          </table:table-cell>
          <table:table-cell office:value-type="string" calcext:value-type="string">
            <text:p>3.71476900000016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131400000002</text:p>
          </table:table-cell>
          <table:table-cell office:value-type="string" calcext:value-type="string">
            <text:p>3.03434000000015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4" calcext:value-type="float">
            <text:p>499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59590000001845</text:p>
          </table:table-cell>
          <table:table-cell office:value-type="string" calcext:value-type="string">
            <text:p>3.03808699999990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3" calcext:value-type="float">
            <text:p>4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8762999999599</text:p>
          </table:table-cell>
          <table:table-cell office:value-type="string" calcext:value-type="string">
            <text:p>3.2137820000002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1" calcext:value-type="float">
            <text:p>499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0252999999993</text:p>
          </table:table-cell>
          <table:table-cell office:value-type="string" calcext:value-type="string">
            <text:p>3.5858019999996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6" calcext:value-type="float">
            <text:p>499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6466</text:p>
          </table:table-cell>
          <table:table-cell office:value-type="string" calcext:value-type="string">
            <text:p>3.020653999999922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6" calcext:value-type="float">
            <text:p>499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4701000000132</text:p>
          </table:table-cell>
          <table:table-cell office:value-type="string" calcext:value-type="string">
            <text:p>2.990537000000131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314000000024</text:p>
          </table:table-cell>
          <table:table-cell office:value-type="string" calcext:value-type="string">
            <text:p>3.09818200000017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5" calcext:value-type="float">
            <text:p>499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325700000003</text:p>
          </table:table-cell>
          <table:table-cell office:value-type="string" calcext:value-type="string">
            <text:p>3.09011700000019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70" calcext:value-type="float">
            <text:p>499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04587000000083</text:p>
          </table:table-cell>
          <table:table-cell office:value-type="string" calcext:value-type="string">
            <text:p>3.61419700000033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0" calcext:value-type="float">
            <text:p>499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1403000000355</text:p>
          </table:table-cell>
          <table:table-cell office:value-type="string" calcext:value-type="string">
            <text:p>3.10455500000034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3" calcext:value-type="float">
            <text:p>499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2823999999946</text:p>
          </table:table-cell>
          <table:table-cell office:value-type="string" calcext:value-type="string">
            <text:p>3.302772999999888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3721000000023</text:p>
          </table:table-cell>
          <table:table-cell office:value-type="string" calcext:value-type="string">
            <text:p>3.135682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016000000032</text:p>
          </table:table-cell>
          <table:table-cell office:value-type="string" calcext:value-type="string">
            <text:p>3.08716400000002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3" calcext:value-type="float">
            <text:p>499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108700000028</text:p>
          </table:table-cell>
          <table:table-cell office:value-type="string" calcext:value-type="string">
            <text:p>3.24539299999969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70" calcext:value-type="float">
            <text:p>499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0855999999822</text:p>
          </table:table-cell>
          <table:table-cell office:value-type="string" calcext:value-type="string">
            <text:p>3.29617800000005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0" calcext:value-type="float">
            <text:p>499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3717999999699</text:p>
          </table:table-cell>
          <table:table-cell office:value-type="string" calcext:value-type="string">
            <text:p>3.614659000000301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3" calcext:value-type="float">
            <text:p>499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4784000000309</text:p>
          </table:table-cell>
          <table:table-cell office:value-type="string" calcext:value-type="string">
            <text:p>4.09642799999983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6" calcext:value-type="float">
            <text:p>499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78947999999673</text:p>
          </table:table-cell>
          <table:table-cell office:value-type="string" calcext:value-type="string">
            <text:p>5.77233000000023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90" calcext:value-type="float">
            <text:p>4998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31766000000152</text:p>
          </table:table-cell>
          <table:table-cell office:value-type="string" calcext:value-type="string">
            <text:p>3.7077249999997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9" calcext:value-type="float">
            <text:p>499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5479099999975</text:p>
          </table:table-cell>
          <table:table-cell office:value-type="string" calcext:value-type="string">
            <text:p>5.5647079999998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2" calcext:value-type="float">
            <text:p>4998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815000000006</text:p>
          </table:table-cell>
          <table:table-cell office:value-type="string" calcext:value-type="string">
            <text:p>4.28610600000001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7" calcext:value-type="float">
            <text:p>499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0462000000043</text:p>
          </table:table-cell>
          <table:table-cell office:value-type="string" calcext:value-type="string">
            <text:p>3.32284800000024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93" calcext:value-type="float">
            <text:p>4998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3764000000247</text:p>
          </table:table-cell>
          <table:table-cell office:value-type="string" calcext:value-type="string">
            <text:p>3.32352999999966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3" calcext:value-type="float">
            <text:p>4999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0541000000176</text:p>
          </table:table-cell>
          <table:table-cell office:value-type="string" calcext:value-type="string">
            <text:p>3.5044720000000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5" calcext:value-type="float">
            <text:p>4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57730000000265</text:p>
          </table:table-cell>
          <table:table-cell office:value-type="string" calcext:value-type="string">
            <text:p>3.50376000000005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1" calcext:value-type="float">
            <text:p>4999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8383999999733</text:p>
          </table:table-cell>
          <table:table-cell office:value-type="string" calcext:value-type="string">
            <text:p>3.47840200000018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3" calcext:value-type="float">
            <text:p>4999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2386000000279</text:p>
          </table:table-cell>
          <table:table-cell office:value-type="string" calcext:value-type="string">
            <text:p>3.7433510000000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9" calcext:value-type="float">
            <text:p>4999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9405000000061</text:p>
          </table:table-cell>
          <table:table-cell office:value-type="string" calcext:value-type="string">
            <text:p>3.58186700000032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5" calcext:value-type="float">
            <text:p>4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0645999999833</text:p>
          </table:table-cell>
          <table:table-cell office:value-type="string" calcext:value-type="string">
            <text:p>3.527775000000019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7" calcext:value-type="float">
            <text:p>4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3380000000052</text:p>
          </table:table-cell>
          <table:table-cell office:value-type="string" calcext:value-type="string">
            <text:p>3.540379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4" calcext:value-type="float">
            <text:p>4999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10990000002676</text:p>
          </table:table-cell>
          <table:table-cell office:value-type="string" calcext:value-type="string">
            <text:p>3.64159000000017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5" calcext:value-type="float">
            <text:p>499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6840000000047</text:p>
          </table:table-cell>
          <table:table-cell office:value-type="string" calcext:value-type="string">
            <text:p>3.59084399999983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22" calcext:value-type="float">
            <text:p>4999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6309000000219</text:p>
          </table:table-cell>
          <table:table-cell office:value-type="string" calcext:value-type="string">
            <text:p>3.67613500000015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26" calcext:value-type="float">
            <text:p>4999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4544999999816</text:p>
          </table:table-cell>
          <table:table-cell office:value-type="string" calcext:value-type="string">
            <text:p>3.69628300000022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36" calcext:value-type="float">
            <text:p>499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8397000000132</text:p>
          </table:table-cell>
          <table:table-cell office:value-type="string" calcext:value-type="string">
            <text:p>3.821829999999863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48" calcext:value-type="float">
            <text:p>4999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44430000001375</text:p>
          </table:table-cell>
          <table:table-cell office:value-type="string" calcext:value-type="string">
            <text:p>3.861374999999952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5" calcext:value-type="float">
            <text:p>499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0140999999676</text:p>
          </table:table-cell>
          <table:table-cell office:value-type="string" calcext:value-type="string">
            <text:p>3.98209199999973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9" calcext:value-type="float">
            <text:p>499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4879999999885</text:p>
          </table:table-cell>
          <table:table-cell office:value-type="string" calcext:value-type="string">
            <text:p>3.9957779999999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9" calcext:value-type="float">
            <text:p>499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1598999999678</text:p>
          </table:table-cell>
          <table:table-cell office:value-type="string" calcext:value-type="string">
            <text:p>4.70985500000006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1" calcext:value-type="float">
            <text:p>4999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364999999863</text:p>
          </table:table-cell>
          <table:table-cell office:value-type="string" calcext:value-type="string">
            <text:p>4.05636200000026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4881999999889</text:p>
          </table:table-cell>
          <table:table-cell office:value-type="string" calcext:value-type="string">
            <text:p>4.1216950000002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5" calcext:value-type="float">
            <text:p>4999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7502000000059</text:p>
          </table:table-cell>
          <table:table-cell office:value-type="string" calcext:value-type="string">
            <text:p>4.0665720000001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7" calcext:value-type="float">
            <text:p>499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10597999999663</text:p>
          </table:table-cell>
          <table:table-cell office:value-type="string" calcext:value-type="string">
            <text:p>4.4773159999999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0" calcext:value-type="float">
            <text:p>499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8008999999856</text:p>
          </table:table-cell>
          <table:table-cell office:value-type="string" calcext:value-type="string">
            <text:p>5.03040999999984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6" calcext:value-type="float">
            <text:p>499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2989999999827</text:p>
          </table:table-cell>
          <table:table-cell office:value-type="string" calcext:value-type="string">
            <text:p>4.19684700000016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7" calcext:value-type="float">
            <text:p>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9852999999894</text:p>
          </table:table-cell>
          <table:table-cell office:value-type="string" calcext:value-type="string">
            <text:p>4.17823199999975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6" calcext:value-type="float">
            <text:p>499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7788999999357</text:p>
          </table:table-cell>
          <table:table-cell office:value-type="string" calcext:value-type="string">
            <text:p>4.2646989999993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7" calcext:value-type="float">
            <text:p>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7921000000315</text:p>
          </table:table-cell>
          <table:table-cell office:value-type="string" calcext:value-type="string">
            <text:p>4.1650230000004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7914000000164</text:p>
          </table:table-cell>
          <table:table-cell office:value-type="string" calcext:value-type="string">
            <text:p>4.94974699999966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3" calcext:value-type="float">
            <text:p>4999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3329999999878</text:p>
          </table:table-cell>
          <table:table-cell office:value-type="string" calcext:value-type="string">
            <text:p>4.09552199999961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9" calcext:value-type="float">
            <text:p>4999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1400000000685</text:p>
          </table:table-cell>
          <table:table-cell office:value-type="string" calcext:value-type="string">
            <text:p>4.0861950000007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8" calcext:value-type="float">
            <text:p>499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6392000000305</text:p>
          </table:table-cell>
          <table:table-cell office:value-type="string" calcext:value-type="string">
            <text:p>4.1721159999997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4" calcext:value-type="float">
            <text:p>4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2008999999925</text:p>
          </table:table-cell>
          <table:table-cell office:value-type="string" calcext:value-type="string">
            <text:p>4.22692700000061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6" calcext:value-type="float">
            <text:p>499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8516999999156</text:p>
          </table:table-cell>
          <table:table-cell office:value-type="string" calcext:value-type="string">
            <text:p>4.90746800000033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7638999999872</text:p>
          </table:table-cell>
          <table:table-cell office:value-type="string" calcext:value-type="string">
            <text:p>4.1273419999997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6" calcext:value-type="float">
            <text:p>499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0983999999808</text:p>
          </table:table-cell>
          <table:table-cell office:value-type="string" calcext:value-type="string">
            <text:p>4.429695999999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9" calcext:value-type="float">
            <text:p>4999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3886999999559</text:p>
          </table:table-cell>
          <table:table-cell office:value-type="string" calcext:value-type="string">
            <text:p>4.2796360000002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2" calcext:value-type="float">
            <text:p>4999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3058999999375</text:p>
          </table:table-cell>
          <table:table-cell office:value-type="string" calcext:value-type="string">
            <text:p>4.278303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01" calcext:value-type="float">
            <text:p>5000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46970000006695</text:p>
          </table:table-cell>
          <table:table-cell office:value-type="string" calcext:value-type="string">
            <text:p>5.2518309999995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98" calcext:value-type="float">
            <text:p>4999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2828999999438</text:p>
          </table:table-cell>
          <table:table-cell office:value-type="string" calcext:value-type="string">
            <text:p>4.50844299999971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11" calcext:value-type="float">
            <text:p>5000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1738000000114</text:p>
          </table:table-cell>
          <table:table-cell office:value-type="string" calcext:value-type="string">
            <text:p>4.6187390000004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21" calcext:value-type="float">
            <text:p>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89448999999877</text:p>
          </table:table-cell>
          <table:table-cell office:value-type="string" calcext:value-type="string">
            <text:p>4.65154999999958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38" calcext:value-type="float">
            <text:p>5000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0557000000481</text:p>
          </table:table-cell>
          <table:table-cell office:value-type="string" calcext:value-type="string">
            <text:p>4.77378800000042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40" calcext:value-type="float">
            <text:p>500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024000000383</text:p>
          </table:table-cell>
          <table:table-cell office:value-type="string" calcext:value-type="string">
            <text:p>5.52787600000010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58" calcext:value-type="float">
            <text:p>5000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758000000205</text:p>
          </table:table-cell>
          <table:table-cell office:value-type="string" calcext:value-type="string">
            <text:p>4.90334999999959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59" calcext:value-type="float">
            <text:p>500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5691999999581</text:p>
          </table:table-cell>
          <table:table-cell office:value-type="string" calcext:value-type="string">
            <text:p>5.02032799999960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2" calcext:value-type="float">
            <text:p>5000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4473999999573</text:p>
          </table:table-cell>
          <table:table-cell office:value-type="string" calcext:value-type="string">
            <text:p>5.03340299999945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795999999798</text:p>
          </table:table-cell>
          <table:table-cell office:value-type="string" calcext:value-type="string">
            <text:p>5.03496599999925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5" calcext:value-type="float">
            <text:p>5000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4893999999513</text:p>
          </table:table-cell>
          <table:table-cell office:value-type="string" calcext:value-type="string">
            <text:p>5.18195000000014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6828999999816</text:p>
          </table:table-cell>
          <table:table-cell office:value-type="string" calcext:value-type="string">
            <text:p>4.99680499999976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2780999999413</text:p>
          </table:table-cell>
          <table:table-cell office:value-type="string" calcext:value-type="string">
            <text:p>5.16011900000012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9" calcext:value-type="float">
            <text:p>5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67930000002525</text:p>
          </table:table-cell>
          <table:table-cell office:value-type="string" calcext:value-type="string">
            <text:p>5.0791280000003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4" calcext:value-type="float">
            <text:p>500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4032999999363</text:p>
          </table:table-cell>
          <table:table-cell office:value-type="string" calcext:value-type="string">
            <text:p>4.9386770000000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1" calcext:value-type="float">
            <text:p>5000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6604000000007</text:p>
          </table:table-cell>
          <table:table-cell office:value-type="string" calcext:value-type="string">
            <text:p>5.0986750000001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4" calcext:value-type="float">
            <text:p>5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0012000000352</text:p>
          </table:table-cell>
          <table:table-cell office:value-type="string" calcext:value-type="string">
            <text:p>4.97905199999968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7" calcext:value-type="float">
            <text:p>500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61189999999806</text:p>
          </table:table-cell>
          <table:table-cell office:value-type="string" calcext:value-type="string">
            <text:p>6.0461030000005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1" calcext:value-type="float">
            <text:p>5000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36409999999523</text:p>
          </table:table-cell>
          <table:table-cell office:value-type="string" calcext:value-type="string">
            <text:p>5.692522999999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96479999994335</text:p>
          </table:table-cell>
          <table:table-cell office:value-type="string" calcext:value-type="string">
            <text:p>5.013265000000501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8" calcext:value-type="float">
            <text:p>500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201400000009</text:p>
          </table:table-cell>
          <table:table-cell office:value-type="string" calcext:value-type="string">
            <text:p>5.0694999999996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3312000000005</text:p>
          </table:table-cell>
          <table:table-cell office:value-type="string" calcext:value-type="string">
            <text:p>5.04943299999922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0" calcext:value-type="float">
            <text:p>500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3266000000585</text:p>
          </table:table-cell>
          <table:table-cell office:value-type="string" calcext:value-type="string">
            <text:p>5.02482099999997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7" calcext:value-type="float">
            <text:p>500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0701999999801</text:p>
          </table:table-cell>
          <table:table-cell office:value-type="string" calcext:value-type="string">
            <text:p>5.11293399999976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87410000000455</text:p>
          </table:table-cell>
          <table:table-cell office:value-type="string" calcext:value-type="string">
            <text:p>5.169547999999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4" calcext:value-type="float">
            <text:p>5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9803999999749</text:p>
          </table:table-cell>
          <table:table-cell office:value-type="string" calcext:value-type="string">
            <text:p>5.245118000000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7" calcext:value-type="float">
            <text:p>5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55510000003414</text:p>
          </table:table-cell>
          <table:table-cell office:value-type="string" calcext:value-type="string">
            <text:p>5.1783340000001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92" calcext:value-type="float">
            <text:p>5000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5284999999785</text:p>
          </table:table-cell>
          <table:table-cell office:value-type="string" calcext:value-type="string">
            <text:p>5.2815749999999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6" calcext:value-type="float">
            <text:p>500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6174000000028</text:p>
          </table:table-cell>
          <table:table-cell office:value-type="string" calcext:value-type="string">
            <text:p>5.28137400000014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99" calcext:value-type="float">
            <text:p>5000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177999999396</text:p>
          </table:table-cell>
          <table:table-cell office:value-type="string" calcext:value-type="string">
            <text:p>6.144880000000739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05" calcext:value-type="float">
            <text:p>5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4968000000263</text:p>
          </table:table-cell>
          <table:table-cell office:value-type="string" calcext:value-type="string">
            <text:p>5.448843999999553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15" calcext:value-type="float">
            <text:p>500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843299999935</text:p>
          </table:table-cell>
          <table:table-cell office:value-type="string" calcext:value-type="string">
            <text:p>5.49833599999965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21" calcext:value-type="float">
            <text:p>500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30567000000156</text:p>
          </table:table-cell>
          <table:table-cell office:value-type="string" calcext:value-type="string">
            <text:p>5.78532500000073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24" calcext:value-type="float">
            <text:p>500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6961999999949</text:p>
          </table:table-cell>
          <table:table-cell office:value-type="string" calcext:value-type="string">
            <text:p>5.781148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49" calcext:value-type="float">
            <text:p>5001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7502000000168</text:p>
          </table:table-cell>
          <table:table-cell office:value-type="string" calcext:value-type="string">
            <text:p>5.8044410000002244</text:p>
          </table:table-cell>
          <table:table-cell/>
        </table:table-row>
      </table:table>
      <table:table table:name="naive-2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1" calcext:value-type="float">
            <text:p>19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9.24670999999944</text:p>
          </table:table-cell>
          <table:table-cell office:value-type="string" calcext:value-type="string">
            <text:p>6.841986999999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9" calcext:value-type="float">
            <text:p>19995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.914034000000356</text:p>
          </table:table-cell>
          <table:table-cell office:value-type="string" calcext:value-type="string">
            <text:p>6.24401200000011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91" calcext:value-type="float">
            <text:p>19994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4.902186000000256</text:p>
          </table:table-cell>
          <table:table-cell office:value-type="string" calcext:value-type="string">
            <text:p>5.1329809999997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9" calcext:value-type="float">
            <text:p>1999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292700000002</text:p>
          </table:table-cell>
          <table:table-cell office:value-type="string" calcext:value-type="string">
            <text:p>3.8780630000001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64" calcext:value-type="float">
            <text:p>1999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812190000006</text:p>
          </table:table-cell>
          <table:table-cell office:value-type="string" calcext:value-type="string">
            <text:p>4.0594979999996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8" calcext:value-type="float">
            <text:p>1999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600499999953</text:p>
          </table:table-cell>
          <table:table-cell office:value-type="string" calcext:value-type="string">
            <text:p>2.984141999999337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5" calcext:value-type="float">
            <text:p>19993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258799999963</text:p>
          </table:table-cell>
          <table:table-cell office:value-type="string" calcext:value-type="string">
            <text:p>2.828013000000282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0" calcext:value-type="float">
            <text:p>1999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51483499999995</text:p>
          </table:table-cell>
          <table:table-cell office:value-type="string" calcext:value-type="string">
            <text:p>2.86584200000015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8" calcext:value-type="float">
            <text:p>19992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9642300000014</text:p>
          </table:table-cell>
          <table:table-cell office:value-type="string" calcext:value-type="string">
            <text:p>2.9436250000007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01" calcext:value-type="float">
            <text:p>1999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985100000016</text:p>
          </table:table-cell>
          <table:table-cell office:value-type="string" calcext:value-type="string">
            <text:p>2.757453000000168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7" calcext:value-type="float">
            <text:p>19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3873999999814</text:p>
          </table:table-cell>
          <table:table-cell office:value-type="string" calcext:value-type="string">
            <text:p>2.80683399999998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06" calcext:value-type="float">
            <text:p>19993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0139100000051</text:p>
          </table:table-cell>
          <table:table-cell office:value-type="string" calcext:value-type="string">
            <text:p>3.607558000000608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7" calcext:value-type="float">
            <text:p>19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9081599999972</text:p>
          </table:table-cell>
          <table:table-cell office:value-type="string" calcext:value-type="string">
            <text:p>2.8614539999998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3" calcext:value-type="float">
            <text:p>19993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5412299999971</text:p>
          </table:table-cell>
          <table:table-cell office:value-type="string" calcext:value-type="string">
            <text:p>3.0060290000001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23" calcext:value-type="float">
            <text:p>1999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362800000086</text:p>
          </table:table-cell>
          <table:table-cell office:value-type="string" calcext:value-type="string">
            <text:p>3.02780900000016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6" calcext:value-type="float">
            <text:p>199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3169000000071</text:p>
          </table:table-cell>
          <table:table-cell office:value-type="string" calcext:value-type="string">
            <text:p>3.12068799999997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6" calcext:value-type="float">
            <text:p>199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315599999976</text:p>
          </table:table-cell>
          <table:table-cell office:value-type="string" calcext:value-type="string">
            <text:p>3.1509829999995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2" calcext:value-type="float">
            <text:p>1999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6513099999938</text:p>
          </table:table-cell>
          <table:table-cell office:value-type="string" calcext:value-type="string">
            <text:p>3.299484999999549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42" calcext:value-type="float">
            <text:p>1999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2564510000002</text:p>
          </table:table-cell>
          <table:table-cell office:value-type="string" calcext:value-type="string">
            <text:p>3.27248500000041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47" calcext:value-type="float">
            <text:p>1999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064000000006</text:p>
          </table:table-cell>
          <table:table-cell office:value-type="string" calcext:value-type="string">
            <text:p>3.22003000000040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65" calcext:value-type="float">
            <text:p>19993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418800000014</text:p>
          </table:table-cell>
          <table:table-cell office:value-type="string" calcext:value-type="string">
            <text:p>3.35368800000014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97" calcext:value-type="float">
            <text:p>19993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1374999999316</text:p>
          </table:table-cell>
          <table:table-cell office:value-type="string" calcext:value-type="string">
            <text:p>3.744396000000051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7" calcext:value-type="float">
            <text:p>19994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552699999913</text:p>
          </table:table-cell>
          <table:table-cell office:value-type="string" calcext:value-type="string">
            <text:p>3.799476000000140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05" calcext:value-type="float">
            <text:p>1999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909200000002</text:p>
          </table:table-cell>
          <table:table-cell office:value-type="string" calcext:value-type="string">
            <text:p>3.92188799999985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08" calcext:value-type="float">
            <text:p>1999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880600000008</text:p>
          </table:table-cell>
          <table:table-cell office:value-type="string" calcext:value-type="string">
            <text:p>4.07668899999953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8" calcext:value-type="float">
            <text:p>1999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300400000062</text:p>
          </table:table-cell>
          <table:table-cell office:value-type="string" calcext:value-type="string">
            <text:p>4.826557999999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26" calcext:value-type="float">
            <text:p>1999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472100000061</text:p>
          </table:table-cell>
          <table:table-cell office:value-type="string" calcext:value-type="string">
            <text:p>4.00042000000030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39" calcext:value-type="float">
            <text:p>1999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016799999987</text:p>
          </table:table-cell>
          <table:table-cell office:value-type="string" calcext:value-type="string">
            <text:p>4.1810879999993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44" calcext:value-type="float">
            <text:p>19994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480999999945</text:p>
          </table:table-cell>
          <table:table-cell office:value-type="string" calcext:value-type="string">
            <text:p>4.14422000000013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46" calcext:value-type="float">
            <text:p>19994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8516000000636</text:p>
          </table:table-cell>
          <table:table-cell office:value-type="string" calcext:value-type="string">
            <text:p>4.25367999999980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57" calcext:value-type="float">
            <text:p>19994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2303000000284</text:p>
          </table:table-cell>
          <table:table-cell office:value-type="string" calcext:value-type="string">
            <text:p>4.43014899999980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58" calcext:value-type="float">
            <text:p>1999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8460000000196</text:p>
          </table:table-cell>
          <table:table-cell office:value-type="string" calcext:value-type="string">
            <text:p>4.3630979999998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69" calcext:value-type="float">
            <text:p>19994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39900000015</text:p>
          </table:table-cell>
          <table:table-cell office:value-type="string" calcext:value-type="string">
            <text:p>4.55346000000008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75" calcext:value-type="float">
            <text:p>1999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34600000058</text:p>
          </table:table-cell>
          <table:table-cell office:value-type="string" calcext:value-type="string">
            <text:p>4.4422209999993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76" calcext:value-type="float">
            <text:p>1999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5818000000072</text:p>
          </table:table-cell>
          <table:table-cell office:value-type="string" calcext:value-type="string">
            <text:p>4.4295480000000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2" calcext:value-type="float">
            <text:p>1999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03892000001</text:p>
          </table:table-cell>
          <table:table-cell office:value-type="string" calcext:value-type="string">
            <text:p>4.65011500000036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7" calcext:value-type="float">
            <text:p>1999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400283000000854</text:p>
          </table:table-cell>
          <table:table-cell office:value-type="string" calcext:value-type="string">
            <text:p>4.6119150000013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7" calcext:value-type="float">
            <text:p>1999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8180200000061</text:p>
          </table:table-cell>
          <table:table-cell office:value-type="string" calcext:value-type="string">
            <text:p>4.6836550000007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98" calcext:value-type="float">
            <text:p>19994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597000000118</text:p>
          </table:table-cell>
          <table:table-cell office:value-type="string" calcext:value-type="string">
            <text:p>4.7373010000010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07" calcext:value-type="float">
            <text:p>19995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364099999919</text:p>
          </table:table-cell>
          <table:table-cell office:value-type="string" calcext:value-type="string">
            <text:p>4.8546210000004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19" calcext:value-type="float">
            <text:p>19995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007400000126</text:p>
          </table:table-cell>
          <table:table-cell office:value-type="string" calcext:value-type="string">
            <text:p>5.76263300000027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25" calcext:value-type="float">
            <text:p>1999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9589899999919</text:p>
          </table:table-cell>
          <table:table-cell office:value-type="string" calcext:value-type="string">
            <text:p>4.97785300000032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3" calcext:value-type="float">
            <text:p>19995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741500000084</text:p>
          </table:table-cell>
          <table:table-cell office:value-type="string" calcext:value-type="string">
            <text:p>4.9236660000005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5" calcext:value-type="float">
            <text:p>19995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7880599999953</text:p>
          </table:table-cell>
          <table:table-cell office:value-type="string" calcext:value-type="string">
            <text:p>6.2241919999996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8" calcext:value-type="float">
            <text:p>1999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93365199999971</text:p>
          </table:table-cell>
          <table:table-cell office:value-type="string" calcext:value-type="string">
            <text:p>6.13426999999865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9" calcext:value-type="float">
            <text:p>19995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.32215600000018</text:p>
          </table:table-cell>
          <table:table-cell office:value-type="string" calcext:value-type="string">
            <text:p>5.04418799999984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9" calcext:value-type="float">
            <text:p>19995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880099999944</text:p>
          </table:table-cell>
          <table:table-cell office:value-type="string" calcext:value-type="string">
            <text:p>5.1991639999996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46" calcext:value-type="float">
            <text:p>1999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27012999999715</text:p>
          </table:table-cell>
          <table:table-cell office:value-type="string" calcext:value-type="string">
            <text:p>5.11568499999884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55" calcext:value-type="float">
            <text:p>19995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14041999999245</text:p>
          </table:table-cell>
          <table:table-cell office:value-type="string" calcext:value-type="string">
            <text:p>5.88974500000040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1" calcext:value-type="float">
            <text:p>1999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4914999998364</text:p>
          </table:table-cell>
          <table:table-cell office:value-type="string" calcext:value-type="string">
            <text:p>5.2130889999989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5" calcext:value-type="float">
            <text:p>19995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7529000000504</text:p>
          </table:table-cell>
          <table:table-cell office:value-type="string" calcext:value-type="string">
            <text:p>5.2587899999998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76" calcext:value-type="float">
            <text:p>19995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9252100000085</text:p>
          </table:table-cell>
          <table:table-cell office:value-type="string" calcext:value-type="string">
            <text:p>5.19880399999965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85" calcext:value-type="float">
            <text:p>19995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5.602515999999014</text:p>
          </table:table-cell>
          <table:table-cell office:value-type="string" calcext:value-type="string">
            <text:p>6.2588720000003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96" calcext:value-type="float">
            <text:p>1999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.29752600000029</text:p>
          </table:table-cell>
          <table:table-cell office:value-type="string" calcext:value-type="string">
            <text:p>5.38531499999953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98" calcext:value-type="float">
            <text:p>19995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94332999999824</text:p>
          </table:table-cell>
          <table:table-cell office:value-type="string" calcext:value-type="string">
            <text:p>5.2339059999994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1" calcext:value-type="float">
            <text:p>19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79608000000735</text:p>
          </table:table-cell>
          <table:table-cell office:value-type="string" calcext:value-type="string">
            <text:p>5.5350530000014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1" calcext:value-type="float">
            <text:p>1999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400699999853</text:p>
          </table:table-cell>
          <table:table-cell office:value-type="string" calcext:value-type="string">
            <text:p>6.4859479999995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3" calcext:value-type="float">
            <text:p>19996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44505999999456</text:p>
          </table:table-cell>
          <table:table-cell office:value-type="string" calcext:value-type="string">
            <text:p>5.64796599999863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4" calcext:value-type="float">
            <text:p>19996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3396999999604</text:p>
          </table:table-cell>
          <table:table-cell office:value-type="string" calcext:value-type="string">
            <text:p>5.7010399999999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3" calcext:value-type="float">
            <text:p>19996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2629999999845</text:p>
          </table:table-cell>
          <table:table-cell office:value-type="string" calcext:value-type="string">
            <text:p>5.61938499999996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40" calcext:value-type="float">
            <text:p>19996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6358000000764</text:p>
          </table:table-cell>
          <table:table-cell office:value-type="string" calcext:value-type="string">
            <text:p>6.85523999999895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48" calcext:value-type="float">
            <text:p>19996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1681699999899</text:p>
          </table:table-cell>
          <table:table-cell office:value-type="string" calcext:value-type="string">
            <text:p>5.9470650000002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52" calcext:value-type="float">
            <text:p>19996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3132300000034</text:p>
          </table:table-cell>
          <table:table-cell office:value-type="string" calcext:value-type="string">
            <text:p>6.0061789999999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76" calcext:value-type="float">
            <text:p>19996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47821999998996</text:p>
          </table:table-cell>
          <table:table-cell office:value-type="string" calcext:value-type="string">
            <text:p>6.180196999999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6" calcext:value-type="float">
            <text:p>1999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7103999998435</text:p>
          </table:table-cell>
          <table:table-cell office:value-type="string" calcext:value-type="string">
            <text:p>6.36574499999915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7" calcext:value-type="float">
            <text:p>19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624300000061</text:p>
          </table:table-cell>
          <table:table-cell office:value-type="string" calcext:value-type="string">
            <text:p>6.4216139999989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1" calcext:value-type="float">
            <text:p>19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927800000034</text:p>
          </table:table-cell>
          <table:table-cell office:value-type="string" calcext:value-type="string">
            <text:p>6.4205320000000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2" calcext:value-type="float">
            <text:p>1999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172699999879</text:p>
          </table:table-cell>
          <table:table-cell office:value-type="string" calcext:value-type="string">
            <text:p>6.528992999999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4" calcext:value-type="float">
            <text:p>19996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3954400000039</text:p>
          </table:table-cell>
          <table:table-cell office:value-type="string" calcext:value-type="string">
            <text:p>6.66483700000026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4" calcext:value-type="float">
            <text:p>19996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243900000118</text:p>
          </table:table-cell>
          <table:table-cell office:value-type="string" calcext:value-type="string">
            <text:p>7.2639080000008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4" calcext:value-type="float">
            <text:p>1999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591699999895</text:p>
          </table:table-cell>
          <table:table-cell office:value-type="string" calcext:value-type="string">
            <text:p>6.7268160000003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6" calcext:value-type="float">
            <text:p>19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973399999959</text:p>
          </table:table-cell>
          <table:table-cell office:value-type="string" calcext:value-type="string">
            <text:p>6.54445600000144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9" calcext:value-type="float">
            <text:p>1999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8430000013</text:p>
          </table:table-cell>
          <table:table-cell office:value-type="string" calcext:value-type="string">
            <text:p>6.6110530000005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6" calcext:value-type="float">
            <text:p>19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7054100000132</text:p>
          </table:table-cell>
          <table:table-cell office:value-type="string" calcext:value-type="string">
            <text:p>6.4881569999997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1" calcext:value-type="float">
            <text:p>19997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8129000001136</text:p>
          </table:table-cell>
          <table:table-cell office:value-type="string" calcext:value-type="string">
            <text:p>6.5607340000005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2" calcext:value-type="float">
            <text:p>19997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102699999974</text:p>
          </table:table-cell>
          <table:table-cell office:value-type="string" calcext:value-type="string">
            <text:p>6.56895900000017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0" calcext:value-type="float">
            <text:p>19997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9676999999865</text:p>
          </table:table-cell>
          <table:table-cell office:value-type="string" calcext:value-type="string">
            <text:p>6.6638549999988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3" calcext:value-type="float">
            <text:p>19997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334099999927</text:p>
          </table:table-cell>
          <table:table-cell office:value-type="string" calcext:value-type="string">
            <text:p>6.63355199999932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22" calcext:value-type="float">
            <text:p>19997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099299999951</text:p>
          </table:table-cell>
          <table:table-cell office:value-type="string" calcext:value-type="string">
            <text:p>6.7911190000013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22" calcext:value-type="float">
            <text:p>19997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98393000000215</text:p>
          </table:table-cell>
          <table:table-cell office:value-type="string" calcext:value-type="string">
            <text:p>6.79179000000112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50" calcext:value-type="float">
            <text:p>1999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59299999992</text:p>
          </table:table-cell>
          <table:table-cell office:value-type="string" calcext:value-type="string">
            <text:p>7.2130420000012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0" calcext:value-type="float">
            <text:p>19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536199999886</text:p>
          </table:table-cell>
          <table:table-cell office:value-type="string" calcext:value-type="string">
            <text:p>7.08311499999945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1" calcext:value-type="float">
            <text:p>19997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4212000000043</text:p>
          </table:table-cell>
          <table:table-cell office:value-type="string" calcext:value-type="string">
            <text:p>6.9941309999994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7" calcext:value-type="float">
            <text:p>1999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6094200000043</text:p>
          </table:table-cell>
          <table:table-cell office:value-type="string" calcext:value-type="string">
            <text:p>7.24358500000016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83" calcext:value-type="float">
            <text:p>19997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235400000085</text:p>
          </table:table-cell>
          <table:table-cell office:value-type="string" calcext:value-type="string">
            <text:p>7.22521300000153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99" calcext:value-type="float">
            <text:p>19997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3371000000916</text:p>
          </table:table-cell>
          <table:table-cell office:value-type="string" calcext:value-type="string">
            <text:p>7.3809750000000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09" calcext:value-type="float">
            <text:p>1999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1763099999953</text:p>
          </table:table-cell>
          <table:table-cell office:value-type="string" calcext:value-type="string">
            <text:p>7.53035400000044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41" calcext:value-type="float">
            <text:p>1999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15588000000935</text:p>
          </table:table-cell>
          <table:table-cell office:value-type="string" calcext:value-type="string">
            <text:p>8.6333470000008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30" calcext:value-type="float">
            <text:p>1999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083600000129</text:p>
          </table:table-cell>
          <table:table-cell office:value-type="string" calcext:value-type="string">
            <text:p>7.72179799999867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50" calcext:value-type="float">
            <text:p>19998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30017999999836</text:p>
          </table:table-cell>
          <table:table-cell office:value-type="string" calcext:value-type="string">
            <text:p>7.7830960000010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62" calcext:value-type="float">
            <text:p>19998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601700000043</text:p>
          </table:table-cell>
          <table:table-cell office:value-type="string" calcext:value-type="string">
            <text:p>7.8820980000000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3" calcext:value-type="float">
            <text:p>1999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228700000029</text:p>
          </table:table-cell>
          <table:table-cell office:value-type="string" calcext:value-type="string">
            <text:p>7.9063800000003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1" calcext:value-type="float">
            <text:p>1999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3725699999886</text:p>
          </table:table-cell>
          <table:table-cell office:value-type="string" calcext:value-type="string">
            <text:p>8.9222389999995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7" calcext:value-type="float">
            <text:p>19998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938499999975</text:p>
          </table:table-cell>
          <table:table-cell office:value-type="string" calcext:value-type="string">
            <text:p>8.06368299999849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3" calcext:value-type="float">
            <text:p>1999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085199999965</text:p>
          </table:table-cell>
          <table:table-cell office:value-type="string" calcext:value-type="string">
            <text:p>8.06635699999969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84" calcext:value-type="float">
            <text:p>1999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1282999999676</text:p>
          </table:table-cell>
          <table:table-cell office:value-type="string" calcext:value-type="string">
            <text:p>8.3420139999998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87" calcext:value-type="float">
            <text:p>1999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084899999849</text:p>
          </table:table-cell>
          <table:table-cell office:value-type="string" calcext:value-type="string">
            <text:p>8.3670579999998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9" calcext:value-type="float">
            <text:p>1999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193399999851</text:p>
          </table:table-cell>
          <table:table-cell office:value-type="string" calcext:value-type="string">
            <text:p>9.1434119999994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97" calcext:value-type="float">
            <text:p>19998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84999999931</text:p>
          </table:table-cell>
          <table:table-cell office:value-type="string" calcext:value-type="string">
            <text:p>8.6085560000010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10" calcext:value-type="float">
            <text:p>19999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3660200000086</text:p>
          </table:table-cell>
          <table:table-cell office:value-type="string" calcext:value-type="string">
            <text:p>8.60672300000078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22" calcext:value-type="float">
            <text:p>19999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112999999939</text:p>
          </table:table-cell>
          <table:table-cell office:value-type="string" calcext:value-type="string">
            <text:p>8.6277389999995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6" calcext:value-type="float">
            <text:p>19999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0028299999867</text:p>
          </table:table-cell>
          <table:table-cell office:value-type="string" calcext:value-type="string">
            <text:p>8.9279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6" calcext:value-type="float">
            <text:p>1999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87079199999971</text:p>
          </table:table-cell>
          <table:table-cell office:value-type="string" calcext:value-type="string">
            <text:p>8.99409300000115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9" calcext:value-type="float">
            <text:p>1999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475700000141</text:p>
          </table:table-cell>
          <table:table-cell office:value-type="string" calcext:value-type="string">
            <text:p>10.0543390000002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4" calcext:value-type="float">
            <text:p>1999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4930000000604</text:p>
          </table:table-cell>
          <table:table-cell office:value-type="string" calcext:value-type="string">
            <text:p>9.1187710000012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3" calcext:value-type="float">
            <text:p>19999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7828200000076</text:p>
          </table:table-cell>
          <table:table-cell office:value-type="string" calcext:value-type="string">
            <text:p>9.183864000000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75" calcext:value-type="float">
            <text:p>19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4643699999942</text:p>
          </table:table-cell>
          <table:table-cell office:value-type="string" calcext:value-type="string">
            <text:p>9.4749849999989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63" calcext:value-type="float">
            <text:p>19999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5516200000093</text:p>
          </table:table-cell>
          <table:table-cell office:value-type="string" calcext:value-type="string">
            <text:p>9.1043879999997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5" calcext:value-type="float">
            <text:p>1999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879099999904</text:p>
          </table:table-cell>
          <table:table-cell office:value-type="string" calcext:value-type="string">
            <text:p>9.77087399999982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2" calcext:value-type="float">
            <text:p>19999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09416700000111</text:p>
          </table:table-cell>
          <table:table-cell office:value-type="string" calcext:value-type="string">
            <text:p>8.7912890000006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0" calcext:value-type="float">
            <text:p>1999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2968999999794</text:p>
          </table:table-cell>
          <table:table-cell office:value-type="string" calcext:value-type="string">
            <text:p>8.5107450000014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16" calcext:value-type="float">
            <text:p>19999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33080999999584</text:p>
          </table:table-cell>
          <table:table-cell office:value-type="string" calcext:value-type="string">
            <text:p>8.62101499999880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27" calcext:value-type="float">
            <text:p>1999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87831000000006</text:p>
          </table:table-cell>
          <table:table-cell office:value-type="string" calcext:value-type="string">
            <text:p>8.6491440000008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3" calcext:value-type="float">
            <text:p>19999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019799999922</text:p>
          </table:table-cell>
          <table:table-cell office:value-type="string" calcext:value-type="string">
            <text:p>8.7963270000000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4" calcext:value-type="float">
            <text:p>1999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38600000048</text:p>
          </table:table-cell>
          <table:table-cell office:value-type="string" calcext:value-type="string">
            <text:p>10.08879100000012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9" calcext:value-type="float">
            <text:p>19999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47315000001254</text:p>
          </table:table-cell>
          <table:table-cell office:value-type="string" calcext:value-type="string">
            <text:p>8.9357769999987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8" calcext:value-type="float">
            <text:p>19999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569899999937</text:p>
          </table:table-cell>
          <table:table-cell office:value-type="string" calcext:value-type="string">
            <text:p>8.8377599999985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84" calcext:value-type="float">
            <text:p>19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079399999995</text:p>
          </table:table-cell>
          <table:table-cell office:value-type="string" calcext:value-type="string">
            <text:p>9.3051500000001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70" calcext:value-type="float">
            <text:p>19999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7114999998885</text:p>
          </table:table-cell>
          <table:table-cell office:value-type="string" calcext:value-type="string">
            <text:p>9.2181010000003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85" calcext:value-type="float">
            <text:p>1999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532700000011</text:p>
          </table:table-cell>
          <table:table-cell office:value-type="string" calcext:value-type="string">
            <text:p>10.14796099999875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98" calcext:value-type="float">
            <text:p>19999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1304900000032</text:p>
          </table:table-cell>
          <table:table-cell office:value-type="string" calcext:value-type="string">
            <text:p>9.4883120000013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04" calcext:value-type="float">
            <text:p>20000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111400000125</text:p>
          </table:table-cell>
          <table:table-cell office:value-type="string" calcext:value-type="string">
            <text:p>9.737579000000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31" calcext:value-type="float">
            <text:p>2000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7952999999034</text:p>
          </table:table-cell>
          <table:table-cell office:value-type="string" calcext:value-type="string">
            <text:p>9.8718690000005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42" calcext:value-type="float">
            <text:p>2000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3809800000017</text:p>
          </table:table-cell>
          <table:table-cell office:value-type="string" calcext:value-type="string">
            <text:p>9.9497019999998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5" calcext:value-type="float">
            <text:p>20000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265200000067</text:p>
          </table:table-cell>
          <table:table-cell office:value-type="string" calcext:value-type="string">
            <text:p>10.187469000000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7" calcext:value-type="float">
            <text:p>20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058699999907</text:p>
          </table:table-cell>
          <table:table-cell office:value-type="string" calcext:value-type="string">
            <text:p>10.1739560000005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77" calcext:value-type="float">
            <text:p>20000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585199999972</text:p>
          </table:table-cell>
          <table:table-cell office:value-type="string" calcext:value-type="string">
            <text:p>10.333649000000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9" calcext:value-type="float">
            <text:p>20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376499999977</text:p>
          </table:table-cell>
          <table:table-cell office:value-type="string" calcext:value-type="string">
            <text:p>10.20114699999976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3" calcext:value-type="float">
            <text:p>2000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700000000186</text:p>
          </table:table-cell>
          <table:table-cell office:value-type="string" calcext:value-type="string">
            <text:p>10.27143599999908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84" calcext:value-type="float">
            <text:p>20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2104600000057</text:p>
          </table:table-cell>
          <table:table-cell office:value-type="string" calcext:value-type="string">
            <text:p>10.35959599999841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57" calcext:value-type="float">
            <text:p>20000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906400000065</text:p>
          </table:table-cell>
          <table:table-cell office:value-type="string" calcext:value-type="string">
            <text:p>10.08581000000049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9" calcext:value-type="float">
            <text:p>20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.33566900000005</text:p>
          </table:table-cell>
          <table:table-cell office:value-type="string" calcext:value-type="string">
            <text:p>10.38454799999817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3" calcext:value-type="float">
            <text:p>2000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920199999731</text:p>
          </table:table-cell>
          <table:table-cell office:value-type="string" calcext:value-type="string">
            <text:p>11.4331120000024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2" calcext:value-type="float">
            <text:p>20000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941199999899</text:p>
          </table:table-cell>
          <table:table-cell office:value-type="string" calcext:value-type="string">
            <text:p>10.24715400000059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58" calcext:value-type="float">
            <text:p>20000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617600000143</text:p>
          </table:table-cell>
          <table:table-cell office:value-type="string" calcext:value-type="string">
            <text:p>10.30251900000075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7" calcext:value-type="float">
            <text:p>20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281900000118</text:p>
          </table:table-cell>
          <table:table-cell office:value-type="string" calcext:value-type="string">
            <text:p>10.265005000001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79" calcext:value-type="float">
            <text:p>20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23279000000184</text:p>
          </table:table-cell>
          <table:table-cell office:value-type="string" calcext:value-type="string">
            <text:p>10.31604099999822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93" calcext:value-type="float">
            <text:p>20000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9425999999876</text:p>
          </table:table-cell>
          <table:table-cell office:value-type="string" calcext:value-type="string">
            <text:p>10.49207200000091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0" calcext:value-type="float">
            <text:p>20001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2303999999276</text:p>
          </table:table-cell>
          <table:table-cell office:value-type="string" calcext:value-type="string">
            <text:p>11.607650000001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24" calcext:value-type="float">
            <text:p>2000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58964999998716</text:p>
          </table:table-cell>
          <table:table-cell office:value-type="string" calcext:value-type="string">
            <text:p>10.60291599999982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4" calcext:value-type="float">
            <text:p>2000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4224000001705</text:p>
          </table:table-cell>
          <table:table-cell office:value-type="string" calcext:value-type="string">
            <text:p>10.73619200000030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96" calcext:value-type="float">
            <text:p>20000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104000002146</text:p>
          </table:table-cell>
          <table:table-cell office:value-type="string" calcext:value-type="string">
            <text:p>10.4961460000013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05" calcext:value-type="float">
            <text:p>20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446300000229</text:p>
          </table:table-cell>
          <table:table-cell office:value-type="string" calcext:value-type="string">
            <text:p>10.37915699999939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6" calcext:value-type="float">
            <text:p>20001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673100000029</text:p>
          </table:table-cell>
          <table:table-cell office:value-type="string" calcext:value-type="string">
            <text:p>10.4776450000026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2" calcext:value-type="float">
            <text:p>2000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497400000051</text:p>
          </table:table-cell>
          <table:table-cell office:value-type="string" calcext:value-type="string">
            <text:p>10.4535739999992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6" calcext:value-type="float">
            <text:p>20001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5150000008</text:p>
          </table:table-cell>
          <table:table-cell office:value-type="string" calcext:value-type="string">
            <text:p>11.4405340000012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30" calcext:value-type="float">
            <text:p>20001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9905000001745</text:p>
          </table:table-cell>
          <table:table-cell office:value-type="string" calcext:value-type="string">
            <text:p>10.6771619999999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42" calcext:value-type="float">
            <text:p>20001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966799999951</text:p>
          </table:table-cell>
          <table:table-cell office:value-type="string" calcext:value-type="string">
            <text:p>10.778554000000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48" calcext:value-type="float">
            <text:p>20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684300000139</text:p>
          </table:table-cell>
          <table:table-cell office:value-type="string" calcext:value-type="string">
            <text:p>10.64362499999697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3" calcext:value-type="float">
            <text:p>2000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30659100000048</text:p>
          </table:table-cell>
          <table:table-cell office:value-type="string" calcext:value-type="string">
            <text:p>11.0788619999984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7" calcext:value-type="float">
            <text:p>20001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884599999961</text:p>
          </table:table-cell>
          <table:table-cell office:value-type="string" calcext:value-type="string">
            <text:p>11.14951999999902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85" calcext:value-type="float">
            <text:p>20001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9244400000098</text:p>
          </table:table-cell>
          <table:table-cell office:value-type="string" calcext:value-type="string">
            <text:p>11.379576999999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92" calcext:value-type="float">
            <text:p>20001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257999999929</text:p>
          </table:table-cell>
          <table:table-cell office:value-type="string" calcext:value-type="string">
            <text:p>12.2809249999991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74" calcext:value-type="float">
            <text:p>20001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184100000159</text:p>
          </table:table-cell>
          <table:table-cell office:value-type="string" calcext:value-type="string">
            <text:p>11.2040410000008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80" calcext:value-type="float">
            <text:p>2000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497799999779</text:p>
          </table:table-cell>
          <table:table-cell office:value-type="string" calcext:value-type="string">
            <text:p>11.19347399999969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5" calcext:value-type="float">
            <text:p>2000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662000000055</text:p>
          </table:table-cell>
          <table:table-cell office:value-type="string" calcext:value-type="string">
            <text:p>11.0889880000031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2" calcext:value-type="float">
            <text:p>20001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1902999999584</text:p>
          </table:table-cell>
          <table:table-cell office:value-type="string" calcext:value-type="string">
            <text:p>10.9271550000012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67" calcext:value-type="float">
            <text:p>20001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746700000047</text:p>
          </table:table-cell>
          <table:table-cell office:value-type="string" calcext:value-type="string">
            <text:p>11.208297999997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90" calcext:value-type="float">
            <text:p>2000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29209999999875</text:p>
          </table:table-cell>
          <table:table-cell office:value-type="string" calcext:value-type="string">
            <text:p>11.2265589999988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00" calcext:value-type="float">
            <text:p>2000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62325000001874</text:p>
          </table:table-cell>
          <table:table-cell office:value-type="string" calcext:value-type="string">
            <text:p>12.27757899999778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16" calcext:value-type="float">
            <text:p>20002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162200000268</text:p>
          </table:table-cell>
          <table:table-cell office:value-type="string" calcext:value-type="string">
            <text:p>11.75394700000106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3" calcext:value-type="float">
            <text:p>20002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937399999908</text:p>
          </table:table-cell>
          <table:table-cell office:value-type="string" calcext:value-type="string">
            <text:p>11.8713999999999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0" calcext:value-type="float">
            <text:p>2000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8177099999957</text:p>
          </table:table-cell>
          <table:table-cell office:value-type="string" calcext:value-type="string">
            <text:p>11.65593200000148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9" calcext:value-type="float">
            <text:p>20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1955600000147</text:p>
          </table:table-cell>
          <table:table-cell office:value-type="string" calcext:value-type="string">
            <text:p>11.82386399999813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54" calcext:value-type="float">
            <text:p>20002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3909399999902</text:p>
          </table:table-cell>
          <table:table-cell office:value-type="string" calcext:value-type="string">
            <text:p>11.8713339999994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48" calcext:value-type="float">
            <text:p>20002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494499999957</text:p>
          </table:table-cell>
          <table:table-cell office:value-type="string" calcext:value-type="string">
            <text:p>11.8867590000008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77" calcext:value-type="float">
            <text:p>2000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051700000171</text:p>
          </table:table-cell>
          <table:table-cell office:value-type="string" calcext:value-type="string">
            <text:p>12.9694839999974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59" calcext:value-type="float">
            <text:p>20002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0800000000745</text:p>
          </table:table-cell>
          <table:table-cell office:value-type="string" calcext:value-type="string">
            <text:p>13.44578399999954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04" calcext:value-type="float">
            <text:p>2000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5298000000475</text:p>
          </table:table-cell>
          <table:table-cell office:value-type="string" calcext:value-type="string">
            <text:p>12.2592440000007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9003999999986</text:p>
          </table:table-cell>
          <table:table-cell office:value-type="string" calcext:value-type="string">
            <text:p>12.590168999999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457400000232</text:p>
          </table:table-cell>
          <table:table-cell office:value-type="string" calcext:value-type="string">
            <text:p>12.7788849999997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6" calcext:value-type="float">
            <text:p>20003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3096799999912</text:p>
          </table:table-cell>
          <table:table-cell office:value-type="string" calcext:value-type="string">
            <text:p>13.445492999999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8583800000124</text:p>
          </table:table-cell>
          <table:table-cell office:value-type="string" calcext:value-type="string">
            <text:p>12.86926699999821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14" calcext:value-type="float">
            <text:p>2000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2240000000165</text:p>
          </table:table-cell>
          <table:table-cell office:value-type="string" calcext:value-type="string">
            <text:p>12.76241500000105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1" calcext:value-type="float">
            <text:p>20003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12509000000136</text:p>
          </table:table-cell>
          <table:table-cell office:value-type="string" calcext:value-type="string">
            <text:p>13.125431999997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2" calcext:value-type="float">
            <text:p>2000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4013800000175</text:p>
          </table:table-cell>
          <table:table-cell office:value-type="string" calcext:value-type="string">
            <text:p>13.8044850000005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41" calcext:value-type="float">
            <text:p>2000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5606999998126</text:p>
          </table:table-cell>
          <table:table-cell office:value-type="string" calcext:value-type="string">
            <text:p>14.015977999999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5" calcext:value-type="float">
            <text:p>20003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98471999997855</text:p>
          </table:table-cell>
          <table:table-cell office:value-type="string" calcext:value-type="string">
            <text:p>12.7838709999996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66" calcext:value-type="float">
            <text:p>20003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4928</text:p>
          </table:table-cell>
          <table:table-cell office:value-type="string" calcext:value-type="string">
            <text:p>13.190148999998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74" calcext:value-type="float">
            <text:p>2000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09890000023</text:p>
          </table:table-cell>
          <table:table-cell office:value-type="string" calcext:value-type="string">
            <text:p>13.271975999999995</text:p>
          </table:table-cell>
        </table:table-row>
      </table:table>
      <table:table table:name="naive-3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41" calcext:value-type="float">
            <text:p>4499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5.0471749999997</text:p>
          </table:table-cell>
          <table:table-cell office:value-type="string" calcext:value-type="string">
            <text:p>17.080122999999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46" calcext:value-type="float">
            <text:p>4499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9.81346699999995</text:p>
          </table:table-cell>
          <table:table-cell office:value-type="string" calcext:value-type="string">
            <text:p>9.2485699999997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9" calcext:value-type="float">
            <text:p>44992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0.0858670000016</text:p>
          </table:table-cell>
          <table:table-cell office:value-type="string" calcext:value-type="string">
            <text:p>7.18322200000329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99" calcext:value-type="float">
            <text:p>44990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0.22709199999736</text:p>
          </table:table-cell>
          <table:table-cell office:value-type="string" calcext:value-type="string">
            <text:p>5.5429450000010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5" calcext:value-type="float">
            <text:p>44990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1193700000222</text:p>
          </table:table-cell>
          <table:table-cell office:value-type="string" calcext:value-type="string">
            <text:p>4.8652890000012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96" calcext:value-type="float">
            <text:p>44989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8273800000097</text:p>
          </table:table-cell>
          <table:table-cell office:value-type="string" calcext:value-type="string">
            <text:p>4.69030800000109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9" calcext:value-type="float">
            <text:p>44989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6308300000019</text:p>
          </table:table-cell>
          <table:table-cell office:value-type="string" calcext:value-type="string">
            <text:p>4.568635999999969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5" calcext:value-type="float">
            <text:p>4498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49493900000016</text:p>
          </table:table-cell>
          <table:table-cell office:value-type="string" calcext:value-type="string">
            <text:p>5.73206000000209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7" calcext:value-type="float">
            <text:p>4498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889179999991</text:p>
          </table:table-cell>
          <table:table-cell office:value-type="string" calcext:value-type="string">
            <text:p>4.61248899999918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2" calcext:value-type="float">
            <text:p>44989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2496799999863</text:p>
          </table:table-cell>
          <table:table-cell office:value-type="string" calcext:value-type="string">
            <text:p>4.7295429999976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8" calcext:value-type="float">
            <text:p>4498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92727900000318</text:p>
          </table:table-cell>
          <table:table-cell office:value-type="string" calcext:value-type="string">
            <text:p>5.03680199999871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8" calcext:value-type="float">
            <text:p>4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807000000073</text:p>
          </table:table-cell>
          <table:table-cell office:value-type="string" calcext:value-type="string">
            <text:p>4.7262780000019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03" calcext:value-type="float">
            <text:p>44990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4356099999932</text:p>
          </table:table-cell>
          <table:table-cell office:value-type="string" calcext:value-type="string">
            <text:p>4.7558260000005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14" calcext:value-type="float">
            <text:p>44990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8831000000137</text:p>
          </table:table-cell>
          <table:table-cell office:value-type="string" calcext:value-type="string">
            <text:p>4.9948220000005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1" calcext:value-type="float">
            <text:p>4499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130100000097</text:p>
          </table:table-cell>
          <table:table-cell office:value-type="string" calcext:value-type="string">
            <text:p>5.00688200000149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2" calcext:value-type="float">
            <text:p>4499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7503300000244</text:p>
          </table:table-cell>
          <table:table-cell office:value-type="string" calcext:value-type="string">
            <text:p>5.16852899999867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7" calcext:value-type="float">
            <text:p>44990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7786800000031</text:p>
          </table:table-cell>
          <table:table-cell office:value-type="string" calcext:value-type="string">
            <text:p>5.0502339999984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3" calcext:value-type="float">
            <text:p>44990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5480000012</text:p>
          </table:table-cell>
          <table:table-cell office:value-type="string" calcext:value-type="string">
            <text:p>5.38119000000006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4" calcext:value-type="float">
            <text:p>44990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334289999977</text:p>
          </table:table-cell>
          <table:table-cell office:value-type="string" calcext:value-type="string">
            <text:p>5.21701899999970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1" calcext:value-type="float">
            <text:p>44990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369999999988</text:p>
          </table:table-cell>
          <table:table-cell office:value-type="string" calcext:value-type="string">
            <text:p>6.4345480000010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9" calcext:value-type="float">
            <text:p>4499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8604200000118</text:p>
          </table:table-cell>
          <table:table-cell office:value-type="string" calcext:value-type="string">
            <text:p>5.37464899999758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69" calcext:value-type="float">
            <text:p>4499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43260000016</text:p>
          </table:table-cell>
          <table:table-cell office:value-type="string" calcext:value-type="string">
            <text:p>5.5221449999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98" calcext:value-type="float">
            <text:p>4499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320810000012</text:p>
          </table:table-cell>
          <table:table-cell office:value-type="string" calcext:value-type="string">
            <text:p>5.9080059999978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02" calcext:value-type="float">
            <text:p>4499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0562900000004</text:p>
          </table:table-cell>
          <table:table-cell office:value-type="string" calcext:value-type="string">
            <text:p>5.9347909999996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05" calcext:value-type="float">
            <text:p>4499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6327099999762</text:p>
          </table:table-cell>
          <table:table-cell office:value-type="string" calcext:value-type="string">
            <text:p>5.66577799999868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17" calcext:value-type="float">
            <text:p>4499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1073499999984</text:p>
          </table:table-cell>
          <table:table-cell office:value-type="string" calcext:value-type="string">
            <text:p>5.8449220000002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14" calcext:value-type="float">
            <text:p>4499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6904600000271</text:p>
          </table:table-cell>
          <table:table-cell office:value-type="string" calcext:value-type="string">
            <text:p>5.94453699999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33" calcext:value-type="float">
            <text:p>44991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8089599999803</text:p>
          </table:table-cell>
          <table:table-cell office:value-type="string" calcext:value-type="string">
            <text:p>6.08589900000151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43" calcext:value-type="float">
            <text:p>44991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7809399999969</text:p>
          </table:table-cell>
          <table:table-cell office:value-type="string" calcext:value-type="string">
            <text:p>6.0424659999989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62" calcext:value-type="float">
            <text:p>44991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4.62325999999666</text:p>
          </table:table-cell>
          <table:table-cell office:value-type="string" calcext:value-type="string">
            <text:p>6.43074200000046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88" calcext:value-type="float">
            <text:p>4499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782999999734</text:p>
          </table:table-cell>
          <table:table-cell office:value-type="string" calcext:value-type="string">
            <text:p>6.5739870000033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1" calcext:value-type="float">
            <text:p>44992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36674800000037</text:p>
          </table:table-cell>
          <table:table-cell office:value-type="string" calcext:value-type="string">
            <text:p>6.7612640000006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09" calcext:value-type="float">
            <text:p>4499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720400000282</text:p>
          </table:table-cell>
          <table:table-cell office:value-type="string" calcext:value-type="string">
            <text:p>7.463735999997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2" calcext:value-type="float">
            <text:p>44992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5998999999938</text:p>
          </table:table-cell>
          <table:table-cell office:value-type="string" calcext:value-type="string">
            <text:p>6.82885499999974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28" calcext:value-type="float">
            <text:p>4499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1239400000195</text:p>
          </table:table-cell>
          <table:table-cell office:value-type="string" calcext:value-type="string">
            <text:p>6.9133129999972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47" calcext:value-type="float">
            <text:p>4499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5302599999995</text:p>
          </table:table-cell>
          <table:table-cell office:value-type="string" calcext:value-type="string">
            <text:p>7.06128099999841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69" calcext:value-type="float">
            <text:p>44992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638899999787</text:p>
          </table:table-cell>
          <table:table-cell office:value-type="string" calcext:value-type="string">
            <text:p>7.21604400000069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80" calcext:value-type="float">
            <text:p>44992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1770800000086</text:p>
          </table:table-cell>
          <table:table-cell office:value-type="string" calcext:value-type="string">
            <text:p>8.2274670000006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82" calcext:value-type="float">
            <text:p>44992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7808300000033</text:p>
          </table:table-cell>
          <table:table-cell office:value-type="string" calcext:value-type="string">
            <text:p>7.31433500000275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71" calcext:value-type="float">
            <text:p>4499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555199999944</text:p>
          </table:table-cell>
          <table:table-cell office:value-type="string" calcext:value-type="string">
            <text:p>7.10824800000045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97" calcext:value-type="float">
            <text:p>44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6196800000325</text:p>
          </table:table-cell>
          <table:table-cell office:value-type="string" calcext:value-type="string">
            <text:p>7.56182900000203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90" calcext:value-type="float">
            <text:p>4499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526499999789</text:p>
          </table:table-cell>
          <table:table-cell office:value-type="string" calcext:value-type="string">
            <text:p>7.4154260000032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2" calcext:value-type="float">
            <text:p>4499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8798799999859</text:p>
          </table:table-cell>
          <table:table-cell office:value-type="string" calcext:value-type="string">
            <text:p>7.7639139999992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6" calcext:value-type="float">
            <text:p>44993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9459799999895</text:p>
          </table:table-cell>
          <table:table-cell office:value-type="string" calcext:value-type="string">
            <text:p>7.73482599999988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4" calcext:value-type="float">
            <text:p>4499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1087099999713</text:p>
          </table:table-cell>
          <table:table-cell office:value-type="string" calcext:value-type="string">
            <text:p>8.81216199999835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29" calcext:value-type="float">
            <text:p>44993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5816199999899</text:p>
          </table:table-cell>
          <table:table-cell office:value-type="string" calcext:value-type="string">
            <text:p>7.8364409999994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37" calcext:value-type="float">
            <text:p>4499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5345099999904</text:p>
          </table:table-cell>
          <table:table-cell office:value-type="string" calcext:value-type="string">
            <text:p>7.8622839999989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47" calcext:value-type="float">
            <text:p>4499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931500000253</text:p>
          </table:table-cell>
          <table:table-cell office:value-type="string" calcext:value-type="string">
            <text:p>8.0311839999994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60" calcext:value-type="float">
            <text:p>4499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5282199999929</text:p>
          </table:table-cell>
          <table:table-cell office:value-type="string" calcext:value-type="string">
            <text:p>8.09425700000065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74" calcext:value-type="float">
            <text:p>4499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805299999964</text:p>
          </table:table-cell>
          <table:table-cell office:value-type="string" calcext:value-type="string">
            <text:p>8.2723469999982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72" calcext:value-type="float">
            <text:p>44993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471099999922</text:p>
          </table:table-cell>
          <table:table-cell office:value-type="string" calcext:value-type="string">
            <text:p>8.46973700000307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97" calcext:value-type="float">
            <text:p>44993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7480600000272</text:p>
          </table:table-cell>
          <table:table-cell office:value-type="string" calcext:value-type="string">
            <text:p>9.7869179999979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09" calcext:value-type="float">
            <text:p>4499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791750000004</text:p>
          </table:table-cell>
          <table:table-cell office:value-type="string" calcext:value-type="string">
            <text:p>8.8435049999970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13" calcext:value-type="float">
            <text:p>4499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574969999987</text:p>
          </table:table-cell>
          <table:table-cell office:value-type="string" calcext:value-type="string">
            <text:p>8.85348099999828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11" calcext:value-type="float">
            <text:p>44994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7174299999824</text:p>
          </table:table-cell>
          <table:table-cell office:value-type="string" calcext:value-type="string">
            <text:p>8.9689419999995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06" calcext:value-type="float">
            <text:p>4499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830299999798</text:p>
          </table:table-cell>
          <table:table-cell office:value-type="string" calcext:value-type="string">
            <text:p>8.65097700000114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3" calcext:value-type="float">
            <text:p>4499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3964000000051</text:p>
          </table:table-cell>
          <table:table-cell office:value-type="string" calcext:value-type="string">
            <text:p>9.12310299999808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7" calcext:value-type="float">
            <text:p>44994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208199999732</text:p>
          </table:table-cell>
          <table:table-cell office:value-type="string" calcext:value-type="string">
            <text:p>10.3230880000010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9" calcext:value-type="float">
            <text:p>4499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3167599999797</text:p>
          </table:table-cell>
          <table:table-cell office:value-type="string" calcext:value-type="string">
            <text:p>8.96125000000029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45" calcext:value-type="float">
            <text:p>4499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3756399999911</text:p>
          </table:table-cell>
          <table:table-cell office:value-type="string" calcext:value-type="string">
            <text:p>9.1056239999998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5" calcext:value-type="float">
            <text:p>4499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9941699999908</text:p>
          </table:table-cell>
          <table:table-cell office:value-type="string" calcext:value-type="string">
            <text:p>9.17772599999807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76" calcext:value-type="float">
            <text:p>4499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4892699999691</text:p>
          </table:table-cell>
          <table:table-cell office:value-type="string" calcext:value-type="string">
            <text:p>9.2273160000004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3" calcext:value-type="float">
            <text:p>44994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2799399999858</text:p>
          </table:table-cell>
          <table:table-cell office:value-type="string" calcext:value-type="string">
            <text:p>9.2656980000028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8" calcext:value-type="float">
            <text:p>44994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5933799999839</text:p>
          </table:table-cell>
          <table:table-cell office:value-type="string" calcext:value-type="string">
            <text:p>9.1561710000023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6" calcext:value-type="float">
            <text:p>44994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3.75329599999895</text:p>
          </table:table-cell>
          <table:table-cell office:value-type="string" calcext:value-type="string">
            <text:p>9.36846399999922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85" calcext:value-type="float">
            <text:p>44994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9478400000153</text:p>
          </table:table-cell>
          <table:table-cell office:value-type="string" calcext:value-type="string">
            <text:p>9.3304629999984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82" calcext:value-type="float">
            <text:p>4499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0941100000127</text:p>
          </table:table-cell>
          <table:table-cell office:value-type="string" calcext:value-type="string">
            <text:p>9.4566440000016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17" calcext:value-type="float">
            <text:p>4499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61299999774</text:p>
          </table:table-cell>
          <table:table-cell office:value-type="string" calcext:value-type="string">
            <text:p>9.68856799999775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17" calcext:value-type="float">
            <text:p>4499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1876300000295</text:p>
          </table:table-cell>
          <table:table-cell office:value-type="string" calcext:value-type="string">
            <text:p>9.81520200000159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0" calcext:value-type="float">
            <text:p>44995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4198999999717</text:p>
          </table:table-cell>
          <table:table-cell office:value-type="string" calcext:value-type="string">
            <text:p>11.3706230000025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5" calcext:value-type="float">
            <text:p>44995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55149999971</text:p>
          </table:table-cell>
          <table:table-cell office:value-type="string" calcext:value-type="string">
            <text:p>10.2081660000003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2" calcext:value-type="float">
            <text:p>44995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025699999896</text:p>
          </table:table-cell>
          <table:table-cell office:value-type="string" calcext:value-type="string">
            <text:p>10.4108739999974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71" calcext:value-type="float">
            <text:p>44995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18102599999838</text:p>
          </table:table-cell>
          <table:table-cell office:value-type="string" calcext:value-type="string">
            <text:p>10.7231670000001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03" calcext:value-type="float">
            <text:p>4499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22864999999</text:p>
          </table:table-cell>
          <table:table-cell office:value-type="string" calcext:value-type="string">
            <text:p>10.77318200000081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21" calcext:value-type="float">
            <text:p>44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9132099999842</text:p>
          </table:table-cell>
          <table:table-cell office:value-type="string" calcext:value-type="string">
            <text:p>10.93866899999920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50" calcext:value-type="float">
            <text:p>4499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450499999715</text:p>
          </table:table-cell>
          <table:table-cell office:value-type="string" calcext:value-type="string">
            <text:p>12.1877009999989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63" calcext:value-type="float">
            <text:p>4499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112069999981</text:p>
          </table:table-cell>
          <table:table-cell office:value-type="string" calcext:value-type="string">
            <text:p>11.5811130000001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87" calcext:value-type="float">
            <text:p>44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1184299999732</text:p>
          </table:table-cell>
          <table:table-cell office:value-type="string" calcext:value-type="string">
            <text:p>11.79836400000203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80" calcext:value-type="float">
            <text:p>4499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24723699999595</text:p>
          </table:table-cell>
          <table:table-cell office:value-type="string" calcext:value-type="string">
            <text:p>11.5371129999984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3" calcext:value-type="float">
            <text:p>44997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956400000403</text:p>
          </table:table-cell>
          <table:table-cell office:value-type="string" calcext:value-type="string">
            <text:p>11.56778599999961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0" calcext:value-type="float">
            <text:p>4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03146600000036</text:p>
          </table:table-cell>
          <table:table-cell office:value-type="string" calcext:value-type="string">
            <text:p>12.646901000000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4" calcext:value-type="float">
            <text:p>44997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491499999684</text:p>
          </table:table-cell>
          <table:table-cell office:value-type="string" calcext:value-type="string">
            <text:p>11.7978860000002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11" calcext:value-type="float">
            <text:p>44997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5690900000482</text:p>
          </table:table-cell>
          <table:table-cell office:value-type="string" calcext:value-type="string">
            <text:p>11.76205800000025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44" calcext:value-type="float">
            <text:p>44997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8764700000174</text:p>
          </table:table-cell>
          <table:table-cell office:value-type="string" calcext:value-type="string">
            <text:p>11.9887929999968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66" calcext:value-type="float">
            <text:p>44997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9871470000071</text:p>
          </table:table-cell>
          <table:table-cell office:value-type="string" calcext:value-type="string">
            <text:p>13.81062199999723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0" calcext:value-type="float">
            <text:p>44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4184700000042</text:p>
          </table:table-cell>
          <table:table-cell office:value-type="string" calcext:value-type="string">
            <text:p>12.0805649999965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8" calcext:value-type="float">
            <text:p>44997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1.3011389999956</text:p>
          </table:table-cell>
          <table:table-cell office:value-type="string" calcext:value-type="string">
            <text:p>17.3916069999977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5" calcext:value-type="float">
            <text:p>44997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6598900000099</text:p>
          </table:table-cell>
          <table:table-cell office:value-type="string" calcext:value-type="string">
            <text:p>12.46524199999839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53" calcext:value-type="float">
            <text:p>44997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214800000336</text:p>
          </table:table-cell>
          <table:table-cell office:value-type="string" calcext:value-type="string">
            <text:p>12.0738039999996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7" calcext:value-type="float">
            <text:p>4499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973899999924</text:p>
          </table:table-cell>
          <table:table-cell office:value-type="string" calcext:value-type="string">
            <text:p>13.47993000000133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1" calcext:value-type="float">
            <text:p>4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5556899999792</text:p>
          </table:table-cell>
          <table:table-cell office:value-type="string" calcext:value-type="string">
            <text:p>13.77705699999933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4" calcext:value-type="float">
            <text:p>44998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877700000099</text:p>
          </table:table-cell>
          <table:table-cell office:value-type="string" calcext:value-type="string">
            <text:p>12.5385049999968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7" calcext:value-type="float">
            <text:p>44997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3783400000102</text:p>
          </table:table-cell>
          <table:table-cell office:value-type="string" calcext:value-type="string">
            <text:p>12.5717280000026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0" calcext:value-type="float">
            <text:p>4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726189999943</text:p>
          </table:table-cell>
          <table:table-cell office:value-type="string" calcext:value-type="string">
            <text:p>14.0345519999973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5" calcext:value-type="float">
            <text:p>44998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692700000596</text:p>
          </table:table-cell>
          <table:table-cell office:value-type="string" calcext:value-type="string">
            <text:p>12.63322699999844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4" calcext:value-type="float">
            <text:p>44998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103100000153</text:p>
          </table:table-cell>
          <table:table-cell office:value-type="string" calcext:value-type="string">
            <text:p>12.67856000000028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20" calcext:value-type="float">
            <text:p>44998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8943599999911</text:p>
          </table:table-cell>
          <table:table-cell office:value-type="string" calcext:value-type="string">
            <text:p>12.96959500000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22" calcext:value-type="float">
            <text:p>4499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114109999995</text:p>
          </table:table-cell>
          <table:table-cell office:value-type="string" calcext:value-type="string">
            <text:p>12.93070000000443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5" calcext:value-type="float">
            <text:p>44998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9728500000056</text:p>
          </table:table-cell>
          <table:table-cell office:value-type="string" calcext:value-type="string">
            <text:p>14.0645130000048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62" calcext:value-type="float">
            <text:p>44998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39918000000034</text:p>
          </table:table-cell>
          <table:table-cell office:value-type="string" calcext:value-type="string">
            <text:p>13.04765700000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49" calcext:value-type="float">
            <text:p>44998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20952600000601</text:p>
          </table:table-cell>
          <table:table-cell office:value-type="string" calcext:value-type="string">
            <text:p>13.40077100000053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7" calcext:value-type="float">
            <text:p>44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64282800000365</text:p>
          </table:table-cell>
          <table:table-cell office:value-type="string" calcext:value-type="string">
            <text:p>13.0274439999993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7" calcext:value-type="float">
            <text:p>44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885700000304</text:p>
          </table:table-cell>
          <table:table-cell office:value-type="string" calcext:value-type="string">
            <text:p>14.2109669999990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40" calcext:value-type="float">
            <text:p>4499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3072299999913</text:p>
          </table:table-cell>
          <table:table-cell office:value-type="string" calcext:value-type="string">
            <text:p>12.9513010000009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3" calcext:value-type="float">
            <text:p>4499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472999999736</text:p>
          </table:table-cell>
          <table:table-cell office:value-type="string" calcext:value-type="string">
            <text:p>12.8765920000005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1" calcext:value-type="float">
            <text:p>44998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009099999617</text:p>
          </table:table-cell>
          <table:table-cell office:value-type="string" calcext:value-type="string">
            <text:p>12.634816000005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3" calcext:value-type="float">
            <text:p>4499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9184799999784</text:p>
          </table:table-cell>
          <table:table-cell office:value-type="string" calcext:value-type="string">
            <text:p>13.9457889999976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52" calcext:value-type="float">
            <text:p>4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4896000000299</text:p>
          </table:table-cell>
          <table:table-cell office:value-type="string" calcext:value-type="string">
            <text:p>13.0000800000052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64" calcext:value-type="float">
            <text:p>44998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568100000237</text:p>
          </table:table-cell>
          <table:table-cell office:value-type="string" calcext:value-type="string">
            <text:p>13.2185679999965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2" calcext:value-type="float">
            <text:p>44999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503099999958</text:p>
          </table:table-cell>
          <table:table-cell office:value-type="string" calcext:value-type="string">
            <text:p>13.8432450000036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2" calcext:value-type="float">
            <text:p>44999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4293399999588</text:p>
          </table:table-cell>
          <table:table-cell office:value-type="string" calcext:value-type="string">
            <text:p>14.8355560000054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6" calcext:value-type="float">
            <text:p>44999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0482499999343</text:p>
          </table:table-cell>
          <table:table-cell office:value-type="string" calcext:value-type="string">
            <text:p>13.6789219999991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27" calcext:value-type="float">
            <text:p>4499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8504399999802</text:p>
          </table:table-cell>
          <table:table-cell office:value-type="string" calcext:value-type="string">
            <text:p>13.6480030000020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28" calcext:value-type="float">
            <text:p>44999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87967800000479</text:p>
          </table:table-cell>
          <table:table-cell office:value-type="string" calcext:value-type="string">
            <text:p>13.6288019999992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67" calcext:value-type="float">
            <text:p>4499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0974300000526</text:p>
          </table:table-cell>
          <table:table-cell office:value-type="string" calcext:value-type="string">
            <text:p>15.3703090000053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74" calcext:value-type="float">
            <text:p>44999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86022099999536</text:p>
          </table:table-cell>
          <table:table-cell office:value-type="string" calcext:value-type="string">
            <text:p>14.3513840000014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60" calcext:value-type="float">
            <text:p>4499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505000000063</text:p>
          </table:table-cell>
          <table:table-cell office:value-type="string" calcext:value-type="string">
            <text:p>14.01596900000004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77" calcext:value-type="float">
            <text:p>4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7174699999741</text:p>
          </table:table-cell>
          <table:table-cell office:value-type="string" calcext:value-type="string">
            <text:p>14.0125939999998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84" calcext:value-type="float">
            <text:p>44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3045000000129</text:p>
          </table:table-cell>
          <table:table-cell office:value-type="string" calcext:value-type="string">
            <text:p>15.395436999999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27" calcext:value-type="float">
            <text:p>4500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8094699999783</text:p>
          </table:table-cell>
          <table:table-cell office:value-type="string" calcext:value-type="string">
            <text:p>14.600920999997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55" calcext:value-type="float">
            <text:p>4500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3493500000186</text:p>
          </table:table-cell>
          <table:table-cell office:value-type="string" calcext:value-type="string">
            <text:p>15.4091679999983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54" calcext:value-type="float">
            <text:p>45000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0829499999818</text:p>
          </table:table-cell>
          <table:table-cell office:value-type="string" calcext:value-type="string">
            <text:p>15.281015000000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80" calcext:value-type="float">
            <text:p>4500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2498299999424</text:p>
          </table:table-cell>
          <table:table-cell office:value-type="string" calcext:value-type="string">
            <text:p>16.2815650000047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95" calcext:value-type="float">
            <text:p>45000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2412999999942</text:p>
          </table:table-cell>
          <table:table-cell office:value-type="string" calcext:value-type="string">
            <text:p>15.5260940000007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9" calcext:value-type="float">
            <text:p>45001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3194500000245</text:p>
          </table:table-cell>
          <table:table-cell office:value-type="string" calcext:value-type="string">
            <text:p>15.57878699999855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8" calcext:value-type="float">
            <text:p>45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266199999605</text:p>
          </table:table-cell>
          <table:table-cell office:value-type="string" calcext:value-type="string">
            <text:p>15.91031500000099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5" calcext:value-type="float">
            <text:p>4500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5239699999802</text:p>
          </table:table-cell>
          <table:table-cell office:value-type="string" calcext:value-type="string">
            <text:p>15.77965599999879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2" calcext:value-type="float">
            <text:p>4500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0643000000127</text:p>
          </table:table-cell>
          <table:table-cell office:value-type="string" calcext:value-type="string">
            <text:p>15.8708509999996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2" calcext:value-type="float">
            <text:p>45001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888550000047</text:p>
          </table:table-cell>
          <table:table-cell office:value-type="string" calcext:value-type="string">
            <text:p>16.070218000000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4" calcext:value-type="float">
            <text:p>45001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230199999991</text:p>
          </table:table-cell>
          <table:table-cell office:value-type="string" calcext:value-type="string">
            <text:p>17.3999210000038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95" calcext:value-type="float">
            <text:p>45001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1491099999403</text:p>
          </table:table-cell>
          <table:table-cell office:value-type="string" calcext:value-type="string">
            <text:p>16.8271820000009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5" calcext:value-type="float">
            <text:p>4500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2283300000272</text:p>
          </table:table-cell>
          <table:table-cell office:value-type="string" calcext:value-type="string">
            <text:p>16.97249200000078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87" calcext:value-type="float">
            <text:p>45001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285199999606</text:p>
          </table:table-cell>
          <table:table-cell office:value-type="string" calcext:value-type="string">
            <text:p>18.1303719999996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3" calcext:value-type="float">
            <text:p>45002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06322999999975</text:p>
          </table:table-cell>
          <table:table-cell office:value-type="string" calcext:value-type="string">
            <text:p>17.1714980000033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5" calcext:value-type="float">
            <text:p>45002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9369099999749</text:p>
          </table:table-cell>
          <table:table-cell office:value-type="string" calcext:value-type="string">
            <text:p>16.8622870000035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1" calcext:value-type="float">
            <text:p>45002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618099999934</text:p>
          </table:table-cell>
          <table:table-cell office:value-type="string" calcext:value-type="string">
            <text:p>16.59993099999701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8" calcext:value-type="float">
            <text:p>4500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747080000001</text:p>
          </table:table-cell>
          <table:table-cell office:value-type="string" calcext:value-type="string">
            <text:p>18.169712000002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7" calcext:value-type="float">
            <text:p>4500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69839999979</text:p>
          </table:table-cell>
          <table:table-cell office:value-type="string" calcext:value-type="string">
            <text:p>16.759363999997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9" calcext:value-type="float">
            <text:p>45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92374600000039</text:p>
          </table:table-cell>
          <table:table-cell office:value-type="string" calcext:value-type="string">
            <text:p>16.8462520000030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6" calcext:value-type="float">
            <text:p>45002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4912599999661</text:p>
          </table:table-cell>
          <table:table-cell office:value-type="string" calcext:value-type="string">
            <text:p>18.41705499999807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0" calcext:value-type="float">
            <text:p>45002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5690500000055</text:p>
          </table:table-cell>
          <table:table-cell office:value-type="string" calcext:value-type="string">
            <text:p>17.093537000000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3" calcext:value-type="float">
            <text:p>4500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4468900000211</text:p>
          </table:table-cell>
          <table:table-cell office:value-type="string" calcext:value-type="string">
            <text:p>17.3289189999995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0" calcext:value-type="float">
            <text:p>45002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2163600000058</text:p>
          </table:table-cell>
          <table:table-cell office:value-type="string" calcext:value-type="string">
            <text:p>18.1581539999970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7" calcext:value-type="float">
            <text:p>4500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0311599999986</text:p>
          </table:table-cell>
          <table:table-cell office:value-type="string" calcext:value-type="string">
            <text:p>16.7131829999998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9" calcext:value-type="float">
            <text:p>4500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399100000417</text:p>
          </table:table-cell>
          <table:table-cell office:value-type="string" calcext:value-type="string">
            <text:p>16.48430099999677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2" calcext:value-type="float">
            <text:p>45002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835199999798</text:p>
          </table:table-cell>
          <table:table-cell office:value-type="string" calcext:value-type="string">
            <text:p>18.1779349999997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8" calcext:value-type="float">
            <text:p>45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787300000055</text:p>
          </table:table-cell>
          <table:table-cell office:value-type="string" calcext:value-type="string">
            <text:p>16.6850029999986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9" calcext:value-type="float">
            <text:p>45002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420299999969</text:p>
          </table:table-cell>
          <table:table-cell office:value-type="string" calcext:value-type="string">
            <text:p>17.00087599999824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8" calcext:value-type="float">
            <text:p>45002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341899999708</text:p>
          </table:table-cell>
          <table:table-cell office:value-type="string" calcext:value-type="string">
            <text:p>17.0652760000011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6" calcext:value-type="float">
            <text:p>45002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08875699999771</text:p>
          </table:table-cell>
          <table:table-cell office:value-type="string" calcext:value-type="string">
            <text:p>18.2195960000026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8" calcext:value-type="float">
            <text:p>45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79575999995</text:p>
          </table:table-cell>
          <table:table-cell office:value-type="string" calcext:value-type="string">
            <text:p>17.147020999997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1" calcext:value-type="float">
            <text:p>4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50985000000219</text:p>
          </table:table-cell>
          <table:table-cell office:value-type="string" calcext:value-type="string">
            <text:p>18.0961309999984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3" calcext:value-type="float">
            <text:p>4500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2324100000114</text:p>
          </table:table-cell>
          <table:table-cell office:value-type="string" calcext:value-type="string">
            <text:p>18.5577149999953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6" calcext:value-type="float">
            <text:p>45002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6494799999928</text:p>
          </table:table-cell>
          <table:table-cell office:value-type="string" calcext:value-type="string">
            <text:p>17.38464000000385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1" calcext:value-type="float">
            <text:p>4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966099999467</text:p>
          </table:table-cell>
          <table:table-cell office:value-type="string" calcext:value-type="string">
            <text:p>17.1213219999990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7" calcext:value-type="float">
            <text:p>4500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2085100000404</text:p>
          </table:table-cell>
          <table:table-cell office:value-type="string" calcext:value-type="string">
            <text:p>18.3188910000026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7" calcext:value-type="float">
            <text:p>45002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535300000192</text:p>
          </table:table-cell>
          <table:table-cell office:value-type="string" calcext:value-type="string">
            <text:p>17.1644400000004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8" calcext:value-type="float">
            <text:p>4500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8249400000204</text:p>
          </table:table-cell>
          <table:table-cell office:value-type="string" calcext:value-type="string">
            <text:p>17.0404980000021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2" calcext:value-type="float">
            <text:p>4500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88577300000179</text:p>
          </table:table-cell>
          <table:table-cell office:value-type="string" calcext:value-type="string">
            <text:p>17.244695000001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7" calcext:value-type="float">
            <text:p>4500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8015599999635</text:p>
          </table:table-cell>
          <table:table-cell office:value-type="string" calcext:value-type="string">
            <text:p>17.0026579999976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3" calcext:value-type="float">
            <text:p>4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1.95001699999557</text:p>
          </table:table-cell>
          <table:table-cell office:value-type="string" calcext:value-type="string">
            <text:p>17.6888289999988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2" calcext:value-type="float">
            <text:p>4500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09445499999856</text:p>
          </table:table-cell>
          <table:table-cell office:value-type="string" calcext:value-type="string">
            <text:p>17.3836460000020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3" calcext:value-type="float">
            <text:p>4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7396400000143</text:p>
          </table:table-cell>
          <table:table-cell office:value-type="string" calcext:value-type="string">
            <text:p>18.4703430000008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01" calcext:value-type="float">
            <text:p>4500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114799999981</text:p>
          </table:table-cell>
          <table:table-cell office:value-type="string" calcext:value-type="string">
            <text:p>17.6365250000017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19" calcext:value-type="float">
            <text:p>45003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8830500000186</text:p>
          </table:table-cell>
          <table:table-cell office:value-type="string" calcext:value-type="string">
            <text:p>17.753063000003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71" calcext:value-type="float">
            <text:p>4500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9135600000445</text:p>
          </table:table-cell>
          <table:table-cell office:value-type="string" calcext:value-type="string">
            <text:p>19.486320999996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58" calcext:value-type="float">
            <text:p>45003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637299999566</text:p>
          </table:table-cell>
          <table:table-cell office:value-type="string" calcext:value-type="string">
            <text:p>18.2078540000002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49" calcext:value-type="float">
            <text:p>45003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4855400000524</text:p>
          </table:table-cell>
          <table:table-cell office:value-type="string" calcext:value-type="string">
            <text:p>17.6328160000048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38" calcext:value-type="float">
            <text:p>4500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7713099999964</text:p>
          </table:table-cell>
          <table:table-cell office:value-type="string" calcext:value-type="string">
            <text:p>19.04122099999949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53" calcext:value-type="float">
            <text:p>4500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4180499999347</text:p>
          </table:table-cell>
          <table:table-cell office:value-type="string" calcext:value-type="string">
            <text:p>17.9799129999955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63" calcext:value-type="float">
            <text:p>4500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4040600000008</text:p>
          </table:table-cell>
          <table:table-cell office:value-type="string" calcext:value-type="string">
            <text:p>18.389668000003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87" calcext:value-type="float">
            <text:p>45003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0852399999567</text:p>
          </table:table-cell>
          <table:table-cell office:value-type="string" calcext:value-type="string">
            <text:p>19.9120020000045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70" calcext:value-type="float">
            <text:p>45003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0134399999952</text:p>
          </table:table-cell>
          <table:table-cell office:value-type="string" calcext:value-type="string">
            <text:p>17.99506299999484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08" calcext:value-type="float">
            <text:p>4500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3211799999553</text:p>
          </table:table-cell>
          <table:table-cell office:value-type="string" calcext:value-type="string">
            <text:p>18.4480619999958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9" calcext:value-type="float">
            <text:p>4500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2443999999814</text:p>
          </table:table-cell>
          <table:table-cell office:value-type="string" calcext:value-type="string">
            <text:p>20.30560899999545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41" calcext:value-type="float">
            <text:p>4500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181599999632</text:p>
          </table:table-cell>
          <table:table-cell office:value-type="string" calcext:value-type="string">
            <text:p>19.08378500000253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50" calcext:value-type="float">
            <text:p>45004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27800000075</text:p>
          </table:table-cell>
          <table:table-cell office:value-type="string" calcext:value-type="string">
            <text:p>18.95052799999393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6" calcext:value-type="float">
            <text:p>45004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8086700000131</text:p>
          </table:table-cell>
          <table:table-cell office:value-type="string" calcext:value-type="string">
            <text:p>20.4820449999970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1" calcext:value-type="float">
            <text:p>4500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421159999969</text:p>
          </table:table-cell>
          <table:table-cell office:value-type="string" calcext:value-type="string">
            <text:p>18.8890360000004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0" calcext:value-type="float">
            <text:p>4500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2718299999833</text:p>
          </table:table-cell>
          <table:table-cell office:value-type="string" calcext:value-type="string">
            <text:p>18.933618999995815</text:p>
          </table:table-cell>
        </table:table-row>
      </table:table>
      <table:table table:name="naive-4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57" calcext:value-type="float">
            <text:p>79992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50.34887100000196</text:p>
          </table:table-cell>
          <table:table-cell office:value-type="string" calcext:value-type="string">
            <text:p>13.1993750000037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5" calcext:value-type="float">
            <text:p>7999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8.04898599999433</text:p>
          </table:table-cell>
          <table:table-cell office:value-type="string" calcext:value-type="string">
            <text:p>11.7689629999949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59" calcext:value-type="float">
            <text:p>7998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79388499999914</text:p>
          </table:table-cell>
          <table:table-cell office:value-type="string" calcext:value-type="string">
            <text:p>10.6984849999935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93" calcext:value-type="float">
            <text:p>7998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3.78761300000042</text:p>
          </table:table-cell>
          <table:table-cell office:value-type="string" calcext:value-type="string">
            <text:p>7.39473500000167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14" calcext:value-type="float">
            <text:p>7998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7.51989300000423</text:p>
          </table:table-cell>
          <table:table-cell office:value-type="string" calcext:value-type="string">
            <text:p>7.95438099999591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92" calcext:value-type="float">
            <text:p>79986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351966000002</text:p>
          </table:table-cell>
          <table:table-cell office:value-type="string" calcext:value-type="string">
            <text:p>6.7942299999995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70" calcext:value-type="float">
            <text:p>7998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3.91461300000083</text:p>
          </table:table-cell>
          <table:table-cell office:value-type="string" calcext:value-type="string">
            <text:p>6.2541370000035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5" calcext:value-type="float">
            <text:p>79986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2.0021940000006</text:p>
          </table:table-cell>
          <table:table-cell office:value-type="string" calcext:value-type="string">
            <text:p>6.217150000004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4" calcext:value-type="float">
            <text:p>79986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74314700000104</text:p>
          </table:table-cell>
          <table:table-cell office:value-type="string" calcext:value-type="string">
            <text:p>6.1948730000003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54" calcext:value-type="float">
            <text:p>79986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4.25968499999726</text:p>
          </table:table-cell>
          <table:table-cell office:value-type="string" calcext:value-type="string">
            <text:p>6.3861150000011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7" calcext:value-type="float">
            <text:p>79986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4.8374380000023</text:p>
          </table:table-cell>
          <table:table-cell office:value-type="string" calcext:value-type="string">
            <text:p>6.1759009999950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53" calcext:value-type="float">
            <text:p>7998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408709000003</text:p>
          </table:table-cell>
          <table:table-cell office:value-type="string" calcext:value-type="string">
            <text:p>6.1378789999944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5" calcext:value-type="float">
            <text:p>7998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62894500000402</text:p>
          </table:table-cell>
          <table:table-cell office:value-type="string" calcext:value-type="string">
            <text:p>6.2334210000044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2" calcext:value-type="float">
            <text:p>7998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92681400000583</text:p>
          </table:table-cell>
          <table:table-cell office:value-type="string" calcext:value-type="string">
            <text:p>7.54284500000358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2" calcext:value-type="float">
            <text:p>79986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94612100000086</text:p>
          </table:table-cell>
          <table:table-cell office:value-type="string" calcext:value-type="string">
            <text:p>6.37988600000244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5" calcext:value-type="float">
            <text:p>79986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21903900000325</text:p>
          </table:table-cell>
          <table:table-cell office:value-type="string" calcext:value-type="string">
            <text:p>6.4779740000012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82" calcext:value-type="float">
            <text:p>7998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5655620000034</text:p>
          </table:table-cell>
          <table:table-cell office:value-type="string" calcext:value-type="string">
            <text:p>7.1937039999975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09" calcext:value-type="float">
            <text:p>7998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56633000000147</text:p>
          </table:table-cell>
          <table:table-cell office:value-type="string" calcext:value-type="string">
            <text:p>6.77143900000373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32" calcext:value-type="float">
            <text:p>7998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470800000214</text:p>
          </table:table-cell>
          <table:table-cell office:value-type="string" calcext:value-type="string">
            <text:p>7.1316010000009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42" calcext:value-type="float">
            <text:p>7998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725199999812</text:p>
          </table:table-cell>
          <table:table-cell office:value-type="string" calcext:value-type="string">
            <text:p>7.1292840000023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56" calcext:value-type="float">
            <text:p>79987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4257500000094</text:p>
          </table:table-cell>
          <table:table-cell office:value-type="string" calcext:value-type="string">
            <text:p>7.26302099999884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74" calcext:value-type="float">
            <text:p>7998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197999999305</text:p>
          </table:table-cell>
          <table:table-cell office:value-type="string" calcext:value-type="string">
            <text:p>7.2951470000043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05" calcext:value-type="float">
            <text:p>79988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056559999939</text:p>
          </table:table-cell>
          <table:table-cell office:value-type="string" calcext:value-type="string">
            <text:p>8.9393390000041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22" calcext:value-type="float">
            <text:p>799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3504799999791</text:p>
          </table:table-cell>
          <table:table-cell office:value-type="string" calcext:value-type="string">
            <text:p>7.790831000005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51" calcext:value-type="float">
            <text:p>79988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7816400000302</text:p>
          </table:table-cell>
          <table:table-cell office:value-type="string" calcext:value-type="string">
            <text:p>9.4730510000008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60" calcext:value-type="float">
            <text:p>7998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016400000197</text:p>
          </table:table-cell>
          <table:table-cell office:value-type="string" calcext:value-type="string">
            <text:p>8.39715599999908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7" calcext:value-type="float">
            <text:p>79988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7709599999798</text:p>
          </table:table-cell>
          <table:table-cell office:value-type="string" calcext:value-type="string">
            <text:p>8.3957129999980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9" calcext:value-type="float">
            <text:p>7998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8080499999924</text:p>
          </table:table-cell>
          <table:table-cell office:value-type="string" calcext:value-type="string">
            <text:p>8.3503100000016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7" calcext:value-type="float">
            <text:p>7998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337700000557</text:p>
          </table:table-cell>
          <table:table-cell office:value-type="string" calcext:value-type="string">
            <text:p>8.4365200000029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3" calcext:value-type="float">
            <text:p>79988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01497899999958</text:p>
          </table:table-cell>
          <table:table-cell office:value-type="string" calcext:value-type="string">
            <text:p>8.52419999999983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3" calcext:value-type="float">
            <text:p>7998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117649999971</text:p>
          </table:table-cell>
          <table:table-cell office:value-type="string" calcext:value-type="string">
            <text:p>8.4658909999998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6" calcext:value-type="float">
            <text:p>79988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5171800000098</text:p>
          </table:table-cell>
          <table:table-cell office:value-type="string" calcext:value-type="string">
            <text:p>8.5977149999962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04" calcext:value-type="float">
            <text:p>7998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1694700000517</text:p>
          </table:table-cell>
          <table:table-cell office:value-type="string" calcext:value-type="string">
            <text:p>8.79648900000029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45" calcext:value-type="float">
            <text:p>7998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1.96747499999765</text:p>
          </table:table-cell>
          <table:table-cell office:value-type="string" calcext:value-type="string">
            <text:p>9.17877199999929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66" calcext:value-type="float">
            <text:p>7998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1554200000392</text:p>
          </table:table-cell>
          <table:table-cell office:value-type="string" calcext:value-type="string">
            <text:p>9.4026770000054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66" calcext:value-type="float">
            <text:p>7998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5346099999442</text:p>
          </table:table-cell>
          <table:table-cell office:value-type="string" calcext:value-type="string">
            <text:p>9.3936230000035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93" calcext:value-type="float">
            <text:p>79989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87.1078869999983</text:p>
          </table:table-cell>
          <table:table-cell office:value-type="string" calcext:value-type="string">
            <text:p>9.75274699999863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09" calcext:value-type="float">
            <text:p>79990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036679999961</text:p>
          </table:table-cell>
          <table:table-cell office:value-type="string" calcext:value-type="string">
            <text:p>9.7522480000043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22" calcext:value-type="float">
            <text:p>79990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271100000216</text:p>
          </table:table-cell>
          <table:table-cell office:value-type="string" calcext:value-type="string">
            <text:p>9.84467700000095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29" calcext:value-type="float">
            <text:p>79990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8016499999794</text:p>
          </table:table-cell>
          <table:table-cell office:value-type="string" calcext:value-type="string">
            <text:p>9.9205010000005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67" calcext:value-type="float">
            <text:p>7999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55783399999927</text:p>
          </table:table-cell>
          <table:table-cell office:value-type="string" calcext:value-type="string">
            <text:p>10.28413100000034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97" calcext:value-type="float">
            <text:p>7999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2493200000317</text:p>
          </table:table-cell>
          <table:table-cell office:value-type="string" calcext:value-type="string">
            <text:p>10.5187280000027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90" calcext:value-type="float">
            <text:p>79990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293499999505</text:p>
          </table:table-cell>
          <table:table-cell office:value-type="string" calcext:value-type="string">
            <text:p>10.72686599999724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86" calcext:value-type="float">
            <text:p>7999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039499999752</text:p>
          </table:table-cell>
          <table:table-cell office:value-type="string" calcext:value-type="string">
            <text:p>10.53316999999515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2" calcext:value-type="float">
            <text:p>799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7624900000228</text:p>
          </table:table-cell>
          <table:table-cell office:value-type="string" calcext:value-type="string">
            <text:p>10.842431000004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2" calcext:value-type="float">
            <text:p>799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9838300000556</text:p>
          </table:table-cell>
          <table:table-cell office:value-type="string" calcext:value-type="string">
            <text:p>10.8326460000025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31" calcext:value-type="float">
            <text:p>79991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164699999848</text:p>
          </table:table-cell>
          <table:table-cell office:value-type="string" calcext:value-type="string">
            <text:p>11.0130739999949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72" calcext:value-type="float">
            <text:p>79991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02935199999774</text:p>
          </table:table-cell>
          <table:table-cell office:value-type="string" calcext:value-type="string">
            <text:p>11.44685400000162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93" calcext:value-type="float">
            <text:p>79991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7194959999979</text:p>
          </table:table-cell>
          <table:table-cell office:value-type="string" calcext:value-type="string">
            <text:p>13.0847240000002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80" calcext:value-type="float">
            <text:p>7999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2219099999784</text:p>
          </table:table-cell>
          <table:table-cell office:value-type="string" calcext:value-type="string">
            <text:p>11.6813790000014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08" calcext:value-type="float">
            <text:p>79992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6774900000455</text:p>
          </table:table-cell>
          <table:table-cell office:value-type="string" calcext:value-type="string">
            <text:p>13.2077639999988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26" calcext:value-type="float">
            <text:p>79992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963659999965</text:p>
          </table:table-cell>
          <table:table-cell office:value-type="string" calcext:value-type="string">
            <text:p>11.9346220000006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32" calcext:value-type="float">
            <text:p>7999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69.94186099999934</text:p>
          </table:table-cell>
          <table:table-cell office:value-type="string" calcext:value-type="string">
            <text:p>13.4253180000014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41" calcext:value-type="float">
            <text:p>7999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584999999584</text:p>
          </table:table-cell>
          <table:table-cell office:value-type="string" calcext:value-type="string">
            <text:p>12.08802200000354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58" calcext:value-type="float">
            <text:p>79992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917400000239</text:p>
          </table:table-cell>
          <table:table-cell office:value-type="string" calcext:value-type="string">
            <text:p>12.1027879999965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95" calcext:value-type="float">
            <text:p>7999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688400000654</text:p>
          </table:table-cell>
          <table:table-cell office:value-type="string" calcext:value-type="string">
            <text:p>12.376896000001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14" calcext:value-type="float">
            <text:p>7999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053999999713</text:p>
          </table:table-cell>
          <table:table-cell office:value-type="string" calcext:value-type="string">
            <text:p>12.53040199999668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35" calcext:value-type="float">
            <text:p>79993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200699999783</text:p>
          </table:table-cell>
          <table:table-cell office:value-type="string" calcext:value-type="string">
            <text:p>12.9616559999994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37" calcext:value-type="float">
            <text:p>7999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4685199999512</text:p>
          </table:table-cell>
          <table:table-cell office:value-type="string" calcext:value-type="string">
            <text:p>12.818918999997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51" calcext:value-type="float">
            <text:p>7999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769000000044</text:p>
          </table:table-cell>
          <table:table-cell office:value-type="string" calcext:value-type="string">
            <text:p>14.6568320000005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82" calcext:value-type="float">
            <text:p>79993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61978300000192</text:p>
          </table:table-cell>
          <table:table-cell office:value-type="string" calcext:value-type="string">
            <text:p>13.23109499999554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08" calcext:value-type="float">
            <text:p>7999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3005799999955</text:p>
          </table:table-cell>
          <table:table-cell office:value-type="string" calcext:value-type="string">
            <text:p>15.0227209999939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31" calcext:value-type="float">
            <text:p>7999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209869999977</text:p>
          </table:table-cell>
          <table:table-cell office:value-type="string" calcext:value-type="string">
            <text:p>14.0691640000004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58" calcext:value-type="float">
            <text:p>7999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567100000742</text:p>
          </table:table-cell>
          <table:table-cell office:value-type="string" calcext:value-type="string">
            <text:p>14.23889900000358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69" calcext:value-type="float">
            <text:p>79994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6080799999763</text:p>
          </table:table-cell>
          <table:table-cell office:value-type="string" calcext:value-type="string">
            <text:p>14.2117379999981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81" calcext:value-type="float">
            <text:p>79994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1989000000176</text:p>
          </table:table-cell>
          <table:table-cell office:value-type="string" calcext:value-type="string">
            <text:p>14.5950199999933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13" calcext:value-type="float">
            <text:p>79995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125020000065</text:p>
          </table:table-cell>
          <table:table-cell office:value-type="string" calcext:value-type="string">
            <text:p>16.060512000010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53" calcext:value-type="float">
            <text:p>79995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0.98570799999288</text:p>
          </table:table-cell>
          <table:table-cell office:value-type="string" calcext:value-type="string">
            <text:p>15.1447069999994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88" calcext:value-type="float">
            <text:p>7999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69.88652099999308</text:p>
          </table:table-cell>
          <table:table-cell office:value-type="string" calcext:value-type="string">
            <text:p>15.213253999987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02" calcext:value-type="float">
            <text:p>7999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0698300000513</text:p>
          </table:table-cell>
          <table:table-cell office:value-type="string" calcext:value-type="string">
            <text:p>15.4036480000067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13" calcext:value-type="float">
            <text:p>7999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3055400000594</text:p>
          </table:table-cell>
          <table:table-cell office:value-type="string" calcext:value-type="string">
            <text:p>15.93631900000036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20" calcext:value-type="float">
            <text:p>79996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827409999969</text:p>
          </table:table-cell>
          <table:table-cell office:value-type="string" calcext:value-type="string">
            <text:p>17.6310900000098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32" calcext:value-type="float">
            <text:p>79996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4807400001155</text:p>
          </table:table-cell>
          <table:table-cell office:value-type="string" calcext:value-type="string">
            <text:p>16.12083600000187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41" calcext:value-type="float">
            <text:p>7999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10004600000684</text:p>
          </table:table-cell>
          <table:table-cell office:value-type="string" calcext:value-type="string">
            <text:p>15.969199999992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51" calcext:value-type="float">
            <text:p>79996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3255100000242</text:p>
          </table:table-cell>
          <table:table-cell office:value-type="string" calcext:value-type="string">
            <text:p>15.89660100000037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54" calcext:value-type="float">
            <text:p>79996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8118600000744</text:p>
          </table:table-cell>
          <table:table-cell office:value-type="string" calcext:value-type="string">
            <text:p>16.1268430000054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74" calcext:value-type="float">
            <text:p>79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1289000000106</text:p>
          </table:table-cell>
          <table:table-cell office:value-type="string" calcext:value-type="string">
            <text:p>17.715971000012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96" calcext:value-type="float">
            <text:p>79996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85652299999492</text:p>
          </table:table-cell>
          <table:table-cell office:value-type="string" calcext:value-type="string">
            <text:p>16.800151999996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00" calcext:value-type="float">
            <text:p>79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403078000003</text:p>
          </table:table-cell>
          <table:table-cell office:value-type="string" calcext:value-type="string">
            <text:p>16.5848400000104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05" calcext:value-type="float">
            <text:p>79997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5432300000393</text:p>
          </table:table-cell>
          <table:table-cell office:value-type="string" calcext:value-type="string">
            <text:p>16.52736999999615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16" calcext:value-type="float">
            <text:p>79997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9901900000405</text:p>
          </table:table-cell>
          <table:table-cell office:value-type="string" calcext:value-type="string">
            <text:p>16.828121999991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32" calcext:value-type="float">
            <text:p>7999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1839400001045</text:p>
          </table:table-cell>
          <table:table-cell office:value-type="string" calcext:value-type="string">
            <text:p>18.3133990000060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28" calcext:value-type="float">
            <text:p>79997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7325500000734</text:p>
          </table:table-cell>
          <table:table-cell office:value-type="string" calcext:value-type="string">
            <text:p>17.04218499999842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37" calcext:value-type="float">
            <text:p>79997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91940000048</text:p>
          </table:table-cell>
          <table:table-cell office:value-type="string" calcext:value-type="string">
            <text:p>17.1152350000047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1" calcext:value-type="float">
            <text:p>79997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615899999888</text:p>
          </table:table-cell>
          <table:table-cell office:value-type="string" calcext:value-type="string">
            <text:p>19.2905630000022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47" calcext:value-type="float">
            <text:p>79997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8.0545689999999</text:p>
          </table:table-cell>
          <table:table-cell office:value-type="string" calcext:value-type="string">
            <text:p>17.108487000004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7" calcext:value-type="float">
            <text:p>799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4524500000116</text:p>
          </table:table-cell>
          <table:table-cell office:value-type="string" calcext:value-type="string">
            <text:p>16.9464210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8" calcext:value-type="float">
            <text:p>79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1369899999409</text:p>
          </table:table-cell>
          <table:table-cell office:value-type="string" calcext:value-type="string">
            <text:p>19.1690649999945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5" calcext:value-type="float">
            <text:p>7999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0892699998803</text:p>
          </table:table-cell>
          <table:table-cell office:value-type="string" calcext:value-type="string">
            <text:p>17.18012099999759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48" calcext:value-type="float">
            <text:p>79997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13166400000046</text:p>
          </table:table-cell>
          <table:table-cell office:value-type="string" calcext:value-type="string">
            <text:p>16.9629209999984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7" calcext:value-type="float">
            <text:p>799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9842399998743</text:p>
          </table:table-cell>
          <table:table-cell office:value-type="string" calcext:value-type="string">
            <text:p>17.0053029999980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9" calcext:value-type="float">
            <text:p>79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0589699999837</text:p>
          </table:table-cell>
          <table:table-cell office:value-type="string" calcext:value-type="string">
            <text:p>17.2257680000038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79" calcext:value-type="float">
            <text:p>79997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80.68283200000587</text:p>
          </table:table-cell>
          <table:table-cell office:value-type="string" calcext:value-type="string">
            <text:p>18.79041200000210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16" calcext:value-type="float">
            <text:p>7999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1720900000364</text:p>
          </table:table-cell>
          <table:table-cell office:value-type="string" calcext:value-type="string">
            <text:p>18.2580580000067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34" calcext:value-type="float">
            <text:p>79998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926299999992</text:p>
          </table:table-cell>
          <table:table-cell office:value-type="string" calcext:value-type="string">
            <text:p>18.253105000010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37" calcext:value-type="float">
            <text:p>79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340899998904</text:p>
          </table:table-cell>
          <table:table-cell office:value-type="string" calcext:value-type="string">
            <text:p>20.0355619999900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43" calcext:value-type="float">
            <text:p>79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8.12131200000294</text:p>
          </table:table-cell>
          <table:table-cell office:value-type="string" calcext:value-type="string">
            <text:p>18.454259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43" calcext:value-type="float">
            <text:p>79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206839999999</text:p>
          </table:table-cell>
          <table:table-cell office:value-type="string" calcext:value-type="string">
            <text:p>18.35309499999857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76" calcext:value-type="float">
            <text:p>79998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6057999999903</text:p>
          </table:table-cell>
          <table:table-cell office:value-type="string" calcext:value-type="string">
            <text:p>20.3180960000026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83" calcext:value-type="float">
            <text:p>7999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53569999989</text:p>
          </table:table-cell>
          <table:table-cell office:value-type="string" calcext:value-type="string">
            <text:p>18.6651710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5" calcext:value-type="float">
            <text:p>7999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8727599999984</text:p>
          </table:table-cell>
          <table:table-cell office:value-type="string" calcext:value-type="string">
            <text:p>19.1081300000078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5" calcext:value-type="float">
            <text:p>79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095788000006</text:p>
          </table:table-cell>
          <table:table-cell office:value-type="string" calcext:value-type="string">
            <text:p>20.4954949999955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7" calcext:value-type="float">
            <text:p>79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165639999992</text:p>
          </table:table-cell>
          <table:table-cell office:value-type="string" calcext:value-type="string">
            <text:p>19.0589170000021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4" calcext:value-type="float">
            <text:p>7999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404359999986</text:p>
          </table:table-cell>
          <table:table-cell office:value-type="string" calcext:value-type="string">
            <text:p>20.730192999995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8" calcext:value-type="float">
            <text:p>79999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0803699999524</text:p>
          </table:table-cell>
          <table:table-cell office:value-type="string" calcext:value-type="string">
            <text:p>20.8175420000043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3" calcext:value-type="float">
            <text:p>79999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6378199998871</text:p>
          </table:table-cell>
          <table:table-cell office:value-type="string" calcext:value-type="string">
            <text:p>18.974979999999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21" calcext:value-type="float">
            <text:p>79999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297600000078</text:p>
          </table:table-cell>
          <table:table-cell office:value-type="string" calcext:value-type="string">
            <text:p>18.88412499999685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3" calcext:value-type="float">
            <text:p>79999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32069999999658</text:p>
          </table:table-cell>
          <table:table-cell office:value-type="string" calcext:value-type="string">
            <text:p>20.4676610000024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1" calcext:value-type="float">
            <text:p>7999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5108200000832</text:p>
          </table:table-cell>
          <table:table-cell office:value-type="string" calcext:value-type="string">
            <text:p>18.8413849999924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1" calcext:value-type="float">
            <text:p>7999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9765000001062</text:p>
          </table:table-cell>
          <table:table-cell office:value-type="string" calcext:value-type="string">
            <text:p>19.3922329999913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2" calcext:value-type="float">
            <text:p>79999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928979999997</text:p>
          </table:table-cell>
          <table:table-cell office:value-type="string" calcext:value-type="string">
            <text:p>20.853602999995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85" calcext:value-type="float">
            <text:p>79998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46861100000388</text:p>
          </table:table-cell>
          <table:table-cell office:value-type="string" calcext:value-type="string">
            <text:p>19.212327999994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1" calcext:value-type="float">
            <text:p>79999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0394999999262</text:p>
          </table:table-cell>
          <table:table-cell office:value-type="string" calcext:value-type="string">
            <text:p>18.9139250000007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7" calcext:value-type="float">
            <text:p>79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41069999989</text:p>
          </table:table-cell>
          <table:table-cell office:value-type="string" calcext:value-type="string">
            <text:p>20.8422140000038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7" calcext:value-type="float">
            <text:p>7999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187600000412</text:p>
          </table:table-cell>
          <table:table-cell office:value-type="string" calcext:value-type="string">
            <text:p>19.49773099999583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94" calcext:value-type="float">
            <text:p>79999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381343999994</text:p>
          </table:table-cell>
          <table:table-cell office:value-type="string" calcext:value-type="string">
            <text:p>20.071290000007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26" calcext:value-type="float">
            <text:p>80000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6054509999958</text:p>
          </table:table-cell>
          <table:table-cell office:value-type="string" calcext:value-type="string">
            <text:p>21.99085200000263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40" calcext:value-type="float">
            <text:p>8000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5926900001068</text:p>
          </table:table-cell>
          <table:table-cell office:value-type="string" calcext:value-type="string">
            <text:p>20.5519210000056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85" calcext:value-type="float">
            <text:p>80000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2609999999986</text:p>
          </table:table-cell>
          <table:table-cell office:value-type="string" calcext:value-type="string">
            <text:p>20.694239999997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97" calcext:value-type="float">
            <text:p>8000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8168499999447</text:p>
          </table:table-cell>
          <table:table-cell office:value-type="string" calcext:value-type="string">
            <text:p>22.3766279999981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0" calcext:value-type="float">
            <text:p>80001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9241300000285</text:p>
          </table:table-cell>
          <table:table-cell office:value-type="string" calcext:value-type="string">
            <text:p>21.278703999996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1" calcext:value-type="float">
            <text:p>8000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410099999048</text:p>
          </table:table-cell>
          <table:table-cell office:value-type="string" calcext:value-type="string">
            <text:p>21.5155599999998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8" calcext:value-type="float">
            <text:p>80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1002299999527</text:p>
          </table:table-cell>
          <table:table-cell office:value-type="string" calcext:value-type="string">
            <text:p>23.0500429999956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21" calcext:value-type="float">
            <text:p>8000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024550000031</text:p>
          </table:table-cell>
          <table:table-cell office:value-type="string" calcext:value-type="string">
            <text:p>21.091616999998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01" calcext:value-type="float">
            <text:p>80001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86890000105</text:p>
          </table:table-cell>
          <table:table-cell office:value-type="string" calcext:value-type="string">
            <text:p>21.1661739999981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1" calcext:value-type="float">
            <text:p>8000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742969999992</text:p>
          </table:table-cell>
          <table:table-cell office:value-type="string" calcext:value-type="string">
            <text:p>21.435366999998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6" calcext:value-type="float">
            <text:p>80001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470309999917</text:p>
          </table:table-cell>
          <table:table-cell office:value-type="string" calcext:value-type="string">
            <text:p>23.6984139999985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54" calcext:value-type="float">
            <text:p>80001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70742900000187</text:p>
          </table:table-cell>
          <table:table-cell office:value-type="string" calcext:value-type="string">
            <text:p>21.555161000011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5" calcext:value-type="float">
            <text:p>80001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197199999762</text:p>
          </table:table-cell>
          <table:table-cell office:value-type="string" calcext:value-type="string">
            <text:p>21.3132059999916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69" calcext:value-type="float">
            <text:p>80001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5312799999083</text:p>
          </table:table-cell>
          <table:table-cell office:value-type="string" calcext:value-type="string">
            <text:p>23.013227999996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78" calcext:value-type="float">
            <text:p>8000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455799999996</text:p>
          </table:table-cell>
          <table:table-cell office:value-type="string" calcext:value-type="string">
            <text:p>22.0368989999988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82" calcext:value-type="float">
            <text:p>8000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675600000075</text:p>
          </table:table-cell>
          <table:table-cell office:value-type="string" calcext:value-type="string">
            <text:p>21.77530900000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94" calcext:value-type="float">
            <text:p>8000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993299999565</text:p>
          </table:table-cell>
          <table:table-cell office:value-type="string" calcext:value-type="string">
            <text:p>22.0349379999970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25" calcext:value-type="float">
            <text:p>80002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1982800000114</text:p>
          </table:table-cell>
          <table:table-cell office:value-type="string" calcext:value-type="string">
            <text:p>23.8487670000031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17" calcext:value-type="float">
            <text:p>8000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3484099998896</text:p>
          </table:table-cell>
          <table:table-cell office:value-type="string" calcext:value-type="string">
            <text:p>22.0686720000085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18" calcext:value-type="float">
            <text:p>80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4443599999067</text:p>
          </table:table-cell>
          <table:table-cell office:value-type="string" calcext:value-type="string">
            <text:p>21.950865999999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2" calcext:value-type="float">
            <text:p>8000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1774399999413</text:p>
          </table:table-cell>
          <table:table-cell office:value-type="string" calcext:value-type="string">
            <text:p>23.92550199999823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7" calcext:value-type="float">
            <text:p>8000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1260699999984</text:p>
          </table:table-cell>
          <table:table-cell office:value-type="string" calcext:value-type="string">
            <text:p>24.8756569999968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52" calcext:value-type="float">
            <text:p>80002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626459999883</text:p>
          </table:table-cell>
          <table:table-cell office:value-type="string" calcext:value-type="string">
            <text:p>22.44371600000886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4" calcext:value-type="float">
            <text:p>80002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582700000028</text:p>
          </table:table-cell>
          <table:table-cell office:value-type="string" calcext:value-type="string">
            <text:p>22.44548799999756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61" calcext:value-type="float">
            <text:p>80002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8426599999948</text:p>
          </table:table-cell>
          <table:table-cell office:value-type="string" calcext:value-type="string">
            <text:p>24.2639249999920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00" calcext:value-type="float">
            <text:p>80003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2091499999806</text:p>
          </table:table-cell>
          <table:table-cell office:value-type="string" calcext:value-type="string">
            <text:p>22.8633200000040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11" calcext:value-type="float">
            <text:p>8000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0541499998944</text:p>
          </table:table-cell>
          <table:table-cell office:value-type="string" calcext:value-type="string">
            <text:p>23.2142830000084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10" calcext:value-type="float">
            <text:p>80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50885500000732</text:p>
          </table:table-cell>
          <table:table-cell office:value-type="string" calcext:value-type="string">
            <text:p>22.9719119999936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0" calcext:value-type="float">
            <text:p>80003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3294700000843</text:p>
          </table:table-cell>
          <table:table-cell office:value-type="string" calcext:value-type="string">
            <text:p>25.2185739999986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1" calcext:value-type="float">
            <text:p>8000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153159999987</text:p>
          </table:table-cell>
          <table:table-cell office:value-type="string" calcext:value-type="string">
            <text:p>23.6674950000015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8" calcext:value-type="float">
            <text:p>8000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375599999214</text:p>
          </table:table-cell>
          <table:table-cell office:value-type="string" calcext:value-type="string">
            <text:p>23.57433699999819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30" calcext:value-type="float">
            <text:p>80003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2294399999664</text:p>
          </table:table-cell>
          <table:table-cell office:value-type="string" calcext:value-type="string">
            <text:p>23.368280000009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6" calcext:value-type="float">
            <text:p>8000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19829999993</text:p>
          </table:table-cell>
          <table:table-cell office:value-type="string" calcext:value-type="string">
            <text:p>25.68767699999443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91" calcext:value-type="float">
            <text:p>80003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1867999999085</text:p>
          </table:table-cell>
          <table:table-cell office:value-type="string" calcext:value-type="string">
            <text:p>23.8510239999886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83" calcext:value-type="float">
            <text:p>8000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480620000104</text:p>
          </table:table-cell>
          <table:table-cell office:value-type="string" calcext:value-type="string">
            <text:p>24.2890160000097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0" calcext:value-type="float">
            <text:p>80004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1981900000537</text:p>
          </table:table-cell>
          <table:table-cell office:value-type="string" calcext:value-type="string">
            <text:p>24.51952400000300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34" calcext:value-type="float">
            <text:p>80004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4664799999737</text:p>
          </table:table-cell>
          <table:table-cell office:value-type="string" calcext:value-type="string">
            <text:p>26.3591009999945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26" calcext:value-type="float">
            <text:p>8000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35839999991</text:p>
          </table:table-cell>
          <table:table-cell office:value-type="string" calcext:value-type="string">
            <text:p>24.156433999989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30" calcext:value-type="float">
            <text:p>8000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2819000000018</text:p>
          </table:table-cell>
          <table:table-cell office:value-type="string" calcext:value-type="string">
            <text:p>24.56095699999423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1" calcext:value-type="float">
            <text:p>80004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90289999958</text:p>
          </table:table-cell>
          <table:table-cell office:value-type="string" calcext:value-type="string">
            <text:p>24.2359810000052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0" calcext:value-type="float">
            <text:p>80004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52831599999627</text:p>
          </table:table-cell>
          <table:table-cell office:value-type="string" calcext:value-type="string">
            <text:p>25.56802399999287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5" calcext:value-type="float">
            <text:p>8000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3747799998673</text:p>
          </table:table-cell>
          <table:table-cell office:value-type="string" calcext:value-type="string">
            <text:p>24.3093059999955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95" calcext:value-type="float">
            <text:p>80003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2173200000543</text:p>
          </table:table-cell>
          <table:table-cell office:value-type="string" calcext:value-type="string">
            <text:p>24.2051710000087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44" calcext:value-type="float">
            <text:p>80004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2049699999334</text:p>
          </table:table-cell>
          <table:table-cell office:value-type="string" calcext:value-type="string">
            <text:p>24.3139820000069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70" calcext:value-type="float">
            <text:p>80004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93.6199179999967</text:p>
          </table:table-cell>
          <table:table-cell office:value-type="string" calcext:value-type="string">
            <text:p>26.6004709999979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75" calcext:value-type="float">
            <text:p>8000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0683899999713</text:p>
          </table:table-cell>
          <table:table-cell office:value-type="string" calcext:value-type="string">
            <text:p>26.553187999990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4" calcext:value-type="float">
            <text:p>80004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8237500000105</text:p>
          </table:table-cell>
          <table:table-cell office:value-type="string" calcext:value-type="string">
            <text:p>25.16329900000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4" calcext:value-type="float">
            <text:p>80004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4318800000474</text:p>
          </table:table-cell>
          <table:table-cell office:value-type="string" calcext:value-type="string">
            <text:p>25.6550239999924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0" calcext:value-type="float">
            <text:p>80004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9.76761799999804</text:p>
          </table:table-cell>
          <table:table-cell office:value-type="string" calcext:value-type="string">
            <text:p>26.2599400000035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2" calcext:value-type="float">
            <text:p>8000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325199998973</text:p>
          </table:table-cell>
          <table:table-cell office:value-type="string" calcext:value-type="string">
            <text:p>26.612884000001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01" calcext:value-type="float">
            <text:p>80005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6237739999924</text:p>
          </table:table-cell>
          <table:table-cell office:value-type="string" calcext:value-type="string">
            <text:p>25.1789620000054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5" calcext:value-type="float">
            <text:p>80004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27855400000408</text:p>
          </table:table-cell>
          <table:table-cell office:value-type="string" calcext:value-type="string">
            <text:p>25.4313039999979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9" calcext:value-type="float">
            <text:p>80004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84179199999198</text:p>
          </table:table-cell>
          <table:table-cell office:value-type="string" calcext:value-type="string">
            <text:p>25.3145519999961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2" calcext:value-type="float">
            <text:p>8000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41470000008</text:p>
          </table:table-cell>
          <table:table-cell office:value-type="string" calcext:value-type="string">
            <text:p>27.024063000004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4" calcext:value-type="float">
            <text:p>80004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0382099999115</text:p>
          </table:table-cell>
          <table:table-cell office:value-type="string" calcext:value-type="string">
            <text:p>26.89330199999676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0" calcext:value-type="float">
            <text:p>80004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729880000028</text:p>
          </table:table-cell>
          <table:table-cell office:value-type="string" calcext:value-type="string">
            <text:p>24.6321409999945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56" calcext:value-type="float">
            <text:p>80004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0493700000807</text:p>
          </table:table-cell>
          <table:table-cell office:value-type="string" calcext:value-type="string">
            <text:p>24.7901160000037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7" calcext:value-type="float">
            <text:p>80004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242000000144</text:p>
          </table:table-cell>
          <table:table-cell office:value-type="string" calcext:value-type="string">
            <text:p>25.91835999999602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0" calcext:value-type="float">
            <text:p>8000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502300000866</text:p>
          </table:table-cell>
          <table:table-cell office:value-type="string" calcext:value-type="string">
            <text:p>26.974968999988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9" calcext:value-type="float">
            <text:p>80005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4952299999713</text:p>
          </table:table-cell>
          <table:table-cell office:value-type="string" calcext:value-type="string">
            <text:p>25.3862150000059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2" calcext:value-type="float">
            <text:p>8000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02292999989</text:p>
          </table:table-cell>
          <table:table-cell office:value-type="string" calcext:value-type="string">
            <text:p>25.0002870000025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11" calcext:value-type="float">
            <text:p>80005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31387699999323</text:p>
          </table:table-cell>
          <table:table-cell office:value-type="string" calcext:value-type="string">
            <text:p>25.35726000000431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6" calcext:value-type="float">
            <text:p>80005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2188400001323</text:p>
          </table:table-cell>
          <table:table-cell office:value-type="string" calcext:value-type="string">
            <text:p>27.15956800000276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8" calcext:value-type="float">
            <text:p>80005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8787</text:p>
          </table:table-cell>
          <table:table-cell office:value-type="string" calcext:value-type="string">
            <text:p>25.371536000006017</text:p>
          </table:table-cell>
        </table:table-row>
      </table:table>
      <table:table table:name="naive-5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63" calcext:value-type="float">
            <text:p>12499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3.62853899999755</text:p>
          </table:table-cell>
          <table:table-cell office:value-type="string" calcext:value-type="string">
            <text:p>16.2240929999970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79" calcext:value-type="float">
            <text:p>12498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4.66523600000073</text:p>
          </table:table-cell>
          <table:table-cell office:value-type="string" calcext:value-type="string">
            <text:p>13.99584199998935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96" calcext:value-type="float">
            <text:p>124986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35658700000204</text:p>
          </table:table-cell>
          <table:table-cell office:value-type="string" calcext:value-type="string">
            <text:p>11.33597400000144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87" calcext:value-type="float">
            <text:p>12498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5.77440199999546</text:p>
          </table:table-cell>
          <table:table-cell office:value-type="string" calcext:value-type="string">
            <text:p>10.3009129999991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3" calcext:value-type="float">
            <text:p>124983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7.0818850000069</text:p>
          </table:table-cell>
          <table:table-cell office:value-type="string" calcext:value-type="string">
            <text:p>7.6145929999911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41" calcext:value-type="float">
            <text:p>12498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4.81854100000055</text:p>
          </table:table-cell>
          <table:table-cell office:value-type="string" calcext:value-type="string">
            <text:p>7.239158000011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07" calcext:value-type="float">
            <text:p>12498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6.5348959999974</text:p>
          </table:table-cell>
          <table:table-cell office:value-type="string" calcext:value-type="string">
            <text:p>6.9899910000094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01" calcext:value-type="float">
            <text:p>12498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2.115484000009</text:p>
          </table:table-cell>
          <table:table-cell office:value-type="string" calcext:value-type="string">
            <text:p>6.99356499999703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284" calcext:value-type="float">
            <text:p>12498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8.3974339999986</text:p>
          </table:table-cell>
          <table:table-cell office:value-type="string" calcext:value-type="string">
            <text:p>8.4504279999964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268" calcext:value-type="float">
            <text:p>12498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9.8674420000025</text:p>
          </table:table-cell>
          <table:table-cell office:value-type="string" calcext:value-type="string">
            <text:p>6.86189800000283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11" calcext:value-type="float">
            <text:p>12498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8.3946399999986</text:p>
          </table:table-cell>
          <table:table-cell office:value-type="string" calcext:value-type="string">
            <text:p>7.1124310000013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26" calcext:value-type="float">
            <text:p>124983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8.0349580000038</text:p>
          </table:table-cell>
          <table:table-cell office:value-type="string" calcext:value-type="string">
            <text:p>7.3614720000041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37" calcext:value-type="float">
            <text:p>12498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1.219431000005</text:p>
          </table:table-cell>
          <table:table-cell office:value-type="string" calcext:value-type="string">
            <text:p>7.55312400001275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51" calcext:value-type="float">
            <text:p>12498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41.50453400000697</text:p>
          </table:table-cell>
          <table:table-cell office:value-type="string" calcext:value-type="string">
            <text:p>7.6811349999916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37" calcext:value-type="float">
            <text:p>12498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57855600000767</text:p>
          </table:table-cell>
          <table:table-cell office:value-type="string" calcext:value-type="string">
            <text:p>7.8634139999921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41" calcext:value-type="float">
            <text:p>12498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59702000000107</text:p>
          </table:table-cell>
          <table:table-cell office:value-type="string" calcext:value-type="string">
            <text:p>7.68804300000192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63" calcext:value-type="float">
            <text:p>12498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4075249999878</text:p>
          </table:table-cell>
          <table:table-cell office:value-type="string" calcext:value-type="string">
            <text:p>7.855425000001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1" calcext:value-type="float">
            <text:p>124983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4912769999937</text:p>
          </table:table-cell>
          <table:table-cell office:value-type="string" calcext:value-type="string">
            <text:p>8.0134720000060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8" calcext:value-type="float">
            <text:p>12498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9.90668499999447</text:p>
          </table:table-cell>
          <table:table-cell office:value-type="string" calcext:value-type="string">
            <text:p>8.13131199999770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07" calcext:value-type="float">
            <text:p>12498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85116800000833</text:p>
          </table:table-cell>
          <table:table-cell office:value-type="string" calcext:value-type="string">
            <text:p>8.47047099999326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06" calcext:value-type="float">
            <text:p>12498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30693299999984</text:p>
          </table:table-cell>
          <table:table-cell office:value-type="string" calcext:value-type="string">
            <text:p>8.2101379999949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17" calcext:value-type="float">
            <text:p>124984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3515839999891</text:p>
          </table:table-cell>
          <table:table-cell office:value-type="string" calcext:value-type="string">
            <text:p>8.46656000000075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43" calcext:value-type="float">
            <text:p>12498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10301099999924</text:p>
          </table:table-cell>
          <table:table-cell office:value-type="string" calcext:value-type="string">
            <text:p>8.66430400000535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58" calcext:value-type="float">
            <text:p>12498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79641999999876</text:p>
          </table:table-cell>
          <table:table-cell office:value-type="string" calcext:value-type="string">
            <text:p>10.3410209999856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77" calcext:value-type="float">
            <text:p>124984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55541100000846</text:p>
          </table:table-cell>
          <table:table-cell office:value-type="string" calcext:value-type="string">
            <text:p>8.88252800000191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89" calcext:value-type="float">
            <text:p>124984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76541599999473</text:p>
          </table:table-cell>
          <table:table-cell office:value-type="string" calcext:value-type="string">
            <text:p>8.9278160000103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12" calcext:value-type="float">
            <text:p>124985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6109149999975</text:p>
          </table:table-cell>
          <table:table-cell office:value-type="string" calcext:value-type="string">
            <text:p>9.2941090000094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18" calcext:value-type="float">
            <text:p>124985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8358009999938</text:p>
          </table:table-cell>
          <table:table-cell office:value-type="string" calcext:value-type="string">
            <text:p>9.530127000005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60" calcext:value-type="float">
            <text:p>12498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2821560000011</text:p>
          </table:table-cell>
          <table:table-cell office:value-type="string" calcext:value-type="string">
            <text:p>9.8704769999894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81" calcext:value-type="float">
            <text:p>124985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1495949999953</text:p>
          </table:table-cell>
          <table:table-cell office:value-type="string" calcext:value-type="string">
            <text:p>11.8411599999963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22" calcext:value-type="float">
            <text:p>124986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9.73704200000793</text:p>
          </table:table-cell>
          <table:table-cell office:value-type="string" calcext:value-type="string">
            <text:p>10.6676739999966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56" calcext:value-type="float">
            <text:p>12498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6746550000098</text:p>
          </table:table-cell>
          <table:table-cell office:value-type="string" calcext:value-type="string">
            <text:p>10.767019999999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68" calcext:value-type="float">
            <text:p>12498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8.18960099999094</text:p>
          </table:table-cell>
          <table:table-cell office:value-type="string" calcext:value-type="string">
            <text:p>10.9957100000028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98" calcext:value-type="float">
            <text:p>12498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6923289999977</text:p>
          </table:table-cell>
          <table:table-cell office:value-type="string" calcext:value-type="string">
            <text:p>11.4258829999889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27" calcext:value-type="float">
            <text:p>124987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80767500000366</text:p>
          </table:table-cell>
          <table:table-cell office:value-type="string" calcext:value-type="string">
            <text:p>11.6330539999908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34" calcext:value-type="float">
            <text:p>124987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91791200000443</text:p>
          </table:table-cell>
          <table:table-cell office:value-type="string" calcext:value-type="string">
            <text:p>13.21106100000906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64" calcext:value-type="float">
            <text:p>12498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5.6279499999946</text:p>
          </table:table-cell>
          <table:table-cell office:value-type="string" calcext:value-type="string">
            <text:p>13.5818890000082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75" calcext:value-type="float">
            <text:p>124987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6150469999993</text:p>
          </table:table-cell>
          <table:table-cell office:value-type="string" calcext:value-type="string">
            <text:p>12.0553789999976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92" calcext:value-type="float">
            <text:p>124987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9569690000062</text:p>
          </table:table-cell>
          <table:table-cell office:value-type="string" calcext:value-type="string">
            <text:p>12.3161760000075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81" calcext:value-type="float">
            <text:p>12498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7412250000052</text:p>
          </table:table-cell>
          <table:table-cell office:value-type="string" calcext:value-type="string">
            <text:p>12.03114600000844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10" calcext:value-type="float">
            <text:p>124988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22426899999846</text:p>
          </table:table-cell>
          <table:table-cell office:value-type="string" calcext:value-type="string">
            <text:p>12.0801690000080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32" calcext:value-type="float">
            <text:p>12498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51039799999853</text:p>
          </table:table-cell>
          <table:table-cell office:value-type="string" calcext:value-type="string">
            <text:p>12.36927599999762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52" calcext:value-type="float">
            <text:p>12498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5.80796000000555</text:p>
          </table:table-cell>
          <table:table-cell office:value-type="string" calcext:value-type="string">
            <text:p>12.6548290000064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98" calcext:value-type="float">
            <text:p>124988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6655540000065</text:p>
          </table:table-cell>
          <table:table-cell office:value-type="string" calcext:value-type="string">
            <text:p>14.69595199999457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29" calcext:value-type="float">
            <text:p>12498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6342449999938</text:p>
          </table:table-cell>
          <table:table-cell office:value-type="string" calcext:value-type="string">
            <text:p>15.21996499999659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57" calcext:value-type="float">
            <text:p>12498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2351259999996</text:p>
          </table:table-cell>
          <table:table-cell office:value-type="string" calcext:value-type="string">
            <text:p>13.7533010000042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72" calcext:value-type="float">
            <text:p>124989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31579199999396</text:p>
          </table:table-cell>
          <table:table-cell office:value-type="string" calcext:value-type="string">
            <text:p>13.8797859999904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0" calcext:value-type="float">
            <text:p>124989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7.80524400000286</text:p>
          </table:table-cell>
          <table:table-cell office:value-type="string" calcext:value-type="string">
            <text:p>13.87433299999975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8" calcext:value-type="float">
            <text:p>12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29379300000437</text:p>
          </table:table-cell>
          <table:table-cell office:value-type="string" calcext:value-type="string">
            <text:p>13.86459899999317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8" calcext:value-type="float">
            <text:p>12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7.68711499999336</text:p>
          </table:table-cell>
          <table:table-cell office:value-type="string" calcext:value-type="string">
            <text:p>14.308804999993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02" calcext:value-type="float">
            <text:p>124990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68800499998906</text:p>
          </table:table-cell>
          <table:table-cell office:value-type="string" calcext:value-type="string">
            <text:p>14.36352600000100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59" calcext:value-type="float">
            <text:p>12499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72969799999555</text:p>
          </table:table-cell>
          <table:table-cell office:value-type="string" calcext:value-type="string">
            <text:p>14.63378099999681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87" calcext:value-type="float">
            <text:p>12499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01254399999743</text:p>
          </table:table-cell>
          <table:table-cell office:value-type="string" calcext:value-type="string">
            <text:p>16.628838000004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25" calcext:value-type="float">
            <text:p>124991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8.49398500000825</text:p>
          </table:table-cell>
          <table:table-cell office:value-type="string" calcext:value-type="string">
            <text:p>15.4297989999904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47" calcext:value-type="float">
            <text:p>124991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80699399999867</text:p>
          </table:table-cell>
          <table:table-cell office:value-type="string" calcext:value-type="string">
            <text:p>15.360320000007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71" calcext:value-type="float">
            <text:p>12499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84500699999626</text:p>
          </table:table-cell>
          <table:table-cell office:value-type="string" calcext:value-type="string">
            <text:p>17.500719000003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81" calcext:value-type="float">
            <text:p>12499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0668639999931</text:p>
          </table:table-cell>
          <table:table-cell office:value-type="string" calcext:value-type="string">
            <text:p>17.44202899999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82" calcext:value-type="float">
            <text:p>12499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2.7804919999908</text:p>
          </table:table-cell>
          <table:table-cell office:value-type="string" calcext:value-type="string">
            <text:p>17.6430350000009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10" calcext:value-type="float">
            <text:p>124992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535060000024</text:p>
          </table:table-cell>
          <table:table-cell office:value-type="string" calcext:value-type="string">
            <text:p>17.919918999992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16" calcext:value-type="float">
            <text:p>124992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562629999913</text:p>
          </table:table-cell>
          <table:table-cell office:value-type="string" calcext:value-type="string">
            <text:p>15.9979489999968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45" calcext:value-type="float">
            <text:p>124992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0.66873200000555</text:p>
          </table:table-cell>
          <table:table-cell office:value-type="string" calcext:value-type="string">
            <text:p>16.1465319999988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70" calcext:value-type="float">
            <text:p>124992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49050899999565</text:p>
          </table:table-cell>
          <table:table-cell office:value-type="string" calcext:value-type="string">
            <text:p>16.615361000003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87" calcext:value-type="float">
            <text:p>124992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69163699999626</text:p>
          </table:table-cell>
          <table:table-cell office:value-type="string" calcext:value-type="string">
            <text:p>17.5065469999972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17" calcext:value-type="float">
            <text:p>12499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2178810000041</text:p>
          </table:table-cell>
          <table:table-cell office:value-type="string" calcext:value-type="string">
            <text:p>16.880063999997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23" calcext:value-type="float">
            <text:p>12499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39210599999933</text:p>
          </table:table-cell>
          <table:table-cell office:value-type="string" calcext:value-type="string">
            <text:p>16.78149199999461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51" calcext:value-type="float">
            <text:p>12499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5788339999999</text:p>
          </table:table-cell>
          <table:table-cell office:value-type="string" calcext:value-type="string">
            <text:p>17.0822350000089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61" calcext:value-type="float">
            <text:p>124993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0675190000038</text:p>
          </table:table-cell>
          <table:table-cell office:value-type="string" calcext:value-type="string">
            <text:p>17.35630900000978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60" calcext:value-type="float">
            <text:p>12499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92311000000336</text:p>
          </table:table-cell>
          <table:table-cell office:value-type="string" calcext:value-type="string">
            <text:p>17.5143629999947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98" calcext:value-type="float">
            <text:p>12499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59315299999435</text:p>
          </table:table-cell>
          <table:table-cell office:value-type="string" calcext:value-type="string">
            <text:p>17.53922600000805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15" calcext:value-type="float">
            <text:p>124994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4268919999886</text:p>
          </table:table-cell>
          <table:table-cell office:value-type="string" calcext:value-type="string">
            <text:p>17.843531999998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54" calcext:value-type="float">
            <text:p>124994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9.8730409999989</text:p>
          </table:table-cell>
          <table:table-cell office:value-type="string" calcext:value-type="string">
            <text:p>18.2738160000008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62" calcext:value-type="float">
            <text:p>12499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6.9032780000125</text:p>
          </table:table-cell>
          <table:table-cell office:value-type="string" calcext:value-type="string">
            <text:p>18.1214429999818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03" calcext:value-type="float">
            <text:p>124995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5004400000325</text:p>
          </table:table-cell>
          <table:table-cell office:value-type="string" calcext:value-type="string">
            <text:p>18.9391330000071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43" calcext:value-type="float">
            <text:p>124995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06680999998935</text:p>
          </table:table-cell>
          <table:table-cell office:value-type="string" calcext:value-type="string">
            <text:p>19.42367200000444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51" calcext:value-type="float">
            <text:p>124995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1.63857700000517</text:p>
          </table:table-cell>
          <table:table-cell office:value-type="string" calcext:value-type="string">
            <text:p>19.2837789999903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04" calcext:value-type="float">
            <text:p>12499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5.7105969999975</text:p>
          </table:table-cell>
          <table:table-cell office:value-type="string" calcext:value-type="string">
            <text:p>19.7968960000143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95" calcext:value-type="float">
            <text:p>12499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33064999996</text:p>
          </table:table-cell>
          <table:table-cell office:value-type="string" calcext:value-type="string">
            <text:p>19.5606519999855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9" calcext:value-type="float">
            <text:p>124996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6.91746799999964</text:p>
          </table:table-cell>
          <table:table-cell office:value-type="string" calcext:value-type="string">
            <text:p>20.35062100001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50" calcext:value-type="float">
            <text:p>12499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6.51353200001176</text:p>
          </table:table-cell>
          <table:table-cell office:value-type="string" calcext:value-type="string">
            <text:p>20.2422569999762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6" calcext:value-type="float">
            <text:p>12499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5.55212500001653</text:p>
          </table:table-cell>
          <table:table-cell office:value-type="string" calcext:value-type="string">
            <text:p>20.27838199998950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5" calcext:value-type="float">
            <text:p>124996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3.6572450000094</text:p>
          </table:table-cell>
          <table:table-cell office:value-type="string" calcext:value-type="string">
            <text:p>19.9883829999889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67" calcext:value-type="float">
            <text:p>12499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2896350000228</text:p>
          </table:table-cell>
          <table:table-cell office:value-type="string" calcext:value-type="string">
            <text:p>20.3380539999925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2" calcext:value-type="float">
            <text:p>124996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42224200000055</text:p>
          </table:table-cell>
          <table:table-cell office:value-type="string" calcext:value-type="string">
            <text:p>19.7669460000179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3" calcext:value-type="float">
            <text:p>12499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86441199999535</text:p>
          </table:table-cell>
          <table:table-cell office:value-type="string" calcext:value-type="string">
            <text:p>19.628087999997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04" calcext:value-type="float">
            <text:p>12499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50789800001075</text:p>
          </table:table-cell>
          <table:table-cell office:value-type="string" calcext:value-type="string">
            <text:p>19.82654500001808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8" calcext:value-type="float">
            <text:p>124996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8724520000105</text:p>
          </table:table-cell>
          <table:table-cell office:value-type="string" calcext:value-type="string">
            <text:p>19.752420000004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41" calcext:value-type="float">
            <text:p>12499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01373099998455</text:p>
          </table:table-cell>
          <table:table-cell office:value-type="string" calcext:value-type="string">
            <text:p>19.8875970000226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80" calcext:value-type="float">
            <text:p>12499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78577999986</text:p>
          </table:table-cell>
          <table:table-cell office:value-type="string" calcext:value-type="string">
            <text:p>20.24359100000583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88" calcext:value-type="float">
            <text:p>12499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53584100000444</text:p>
          </table:table-cell>
          <table:table-cell office:value-type="string" calcext:value-type="string">
            <text:p>20.7207300000009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09" calcext:value-type="float">
            <text:p>12499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09467199997744</text:p>
          </table:table-cell>
          <table:table-cell office:value-type="string" calcext:value-type="string">
            <text:p>20.8031190000183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19" calcext:value-type="float">
            <text:p>124997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17512599998736</text:p>
          </table:table-cell>
          <table:table-cell office:value-type="string" calcext:value-type="string">
            <text:p>22.8763210000179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72" calcext:value-type="float">
            <text:p>12499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16760899999645</text:p>
          </table:table-cell>
          <table:table-cell office:value-type="string" calcext:value-type="string">
            <text:p>23.495537000009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31" calcext:value-type="float">
            <text:p>124997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3393099999812</text:p>
          </table:table-cell>
          <table:table-cell office:value-type="string" calcext:value-type="string">
            <text:p>23.0540739999851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58" calcext:value-type="float">
            <text:p>12499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5053229999903</text:p>
          </table:table-cell>
          <table:table-cell office:value-type="string" calcext:value-type="string">
            <text:p>23.7078150000015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63" calcext:value-type="float">
            <text:p>12499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7735270000121</text:p>
          </table:table-cell>
          <table:table-cell office:value-type="string" calcext:value-type="string">
            <text:p>23.6315549999999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92" calcext:value-type="float">
            <text:p>124997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80523999998695</text:p>
          </table:table-cell>
          <table:table-cell office:value-type="string" calcext:value-type="string">
            <text:p>23.3380240000260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80" calcext:value-type="float">
            <text:p>12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98481600001105</text:p>
          </table:table-cell>
          <table:table-cell office:value-type="string" calcext:value-type="string">
            <text:p>21.9471689999918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26" calcext:value-type="float">
            <text:p>12499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54424699998344</text:p>
          </table:table-cell>
          <table:table-cell office:value-type="string" calcext:value-type="string">
            <text:p>22.7993000000133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45" calcext:value-type="float">
            <text:p>124998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70841200000723</text:p>
          </table:table-cell>
          <table:table-cell office:value-type="string" calcext:value-type="string">
            <text:p>22.9988719999964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67" calcext:value-type="float">
            <text:p>124998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7269629999937</text:p>
          </table:table-cell>
          <table:table-cell office:value-type="string" calcext:value-type="string">
            <text:p>22.515106000006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47" calcext:value-type="float">
            <text:p>12499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62937099998817</text:p>
          </table:table-cell>
          <table:table-cell office:value-type="string" calcext:value-type="string">
            <text:p>22.78220499999588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52" calcext:value-type="float">
            <text:p>12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8047690000094</text:p>
          </table:table-cell>
          <table:table-cell office:value-type="string" calcext:value-type="string">
            <text:p>22.43663800001377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85" calcext:value-type="float">
            <text:p>124998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4525030000077</text:p>
          </table:table-cell>
          <table:table-cell office:value-type="string" calcext:value-type="string">
            <text:p>22.5474970000213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72" calcext:value-type="float">
            <text:p>124998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65055999998</text:p>
          </table:table-cell>
          <table:table-cell office:value-type="string" calcext:value-type="string">
            <text:p>22.9941730000136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04" calcext:value-type="float">
            <text:p>12499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8935249999922</text:p>
          </table:table-cell>
          <table:table-cell office:value-type="string" calcext:value-type="string">
            <text:p>22.7966389999783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57" calcext:value-type="float">
            <text:p>12499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33176199998707</text:p>
          </table:table-cell>
          <table:table-cell office:value-type="string" calcext:value-type="string">
            <text:p>25.2706879999896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79" calcext:value-type="float">
            <text:p>124999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08347199999844</text:p>
          </table:table-cell>
          <table:table-cell office:value-type="string" calcext:value-type="string">
            <text:p>25.9781979999970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71" calcext:value-type="float">
            <text:p>124999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47551399999065</text:p>
          </table:table-cell>
          <table:table-cell office:value-type="string" calcext:value-type="string">
            <text:p>25.533513000002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19" calcext:value-type="float">
            <text:p>125000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9782300000079</text:p>
          </table:table-cell>
          <table:table-cell office:value-type="string" calcext:value-type="string">
            <text:p>26.152234000008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21" calcext:value-type="float">
            <text:p>12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9683179999993</text:p>
          </table:table-cell>
          <table:table-cell office:value-type="string" calcext:value-type="string">
            <text:p>23.9826579999935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07" calcext:value-type="float">
            <text:p>12500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1519499999995</text:p>
          </table:table-cell>
          <table:table-cell office:value-type="string" calcext:value-type="string">
            <text:p>24.155794999998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21" calcext:value-type="float">
            <text:p>12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1700600000913</text:p>
          </table:table-cell>
          <table:table-cell office:value-type="string" calcext:value-type="string">
            <text:p>24.1882319999858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50" calcext:value-type="float">
            <text:p>125000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90371099999174</text:p>
          </table:table-cell>
          <table:table-cell office:value-type="string" calcext:value-type="string">
            <text:p>24.1916800000180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59" calcext:value-type="float">
            <text:p>12500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0.53888700000243</text:p>
          </table:table-cell>
          <table:table-cell office:value-type="string" calcext:value-type="string">
            <text:p>24.7410000000090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05" calcext:value-type="float">
            <text:p>125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08985399999074</text:p>
          </table:table-cell>
          <table:table-cell office:value-type="string" calcext:value-type="string">
            <text:p>24.8809820000024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37" calcext:value-type="float">
            <text:p>125001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0508989999944</text:p>
          </table:table-cell>
          <table:table-cell office:value-type="string" calcext:value-type="string">
            <text:p>26.983733000000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73" calcext:value-type="float">
            <text:p>12500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3946350000042</text:p>
          </table:table-cell>
          <table:table-cell office:value-type="string" calcext:value-type="string">
            <text:p>27.487279000022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4" calcext:value-type="float">
            <text:p>125002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4.1932009999873</text:p>
          </table:table-cell>
          <table:table-cell office:value-type="string" calcext:value-type="string">
            <text:p>28.0255329999781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2" calcext:value-type="float">
            <text:p>125002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03010500001255</text:p>
          </table:table-cell>
          <table:table-cell office:value-type="string" calcext:value-type="string">
            <text:p>28.29455500000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0" calcext:value-type="float">
            <text:p>12500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3380429999961</text:p>
          </table:table-cell>
          <table:table-cell office:value-type="string" calcext:value-type="string">
            <text:p>26.6733250000106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48" calcext:value-type="float">
            <text:p>125002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46066599999904</text:p>
          </table:table-cell>
          <table:table-cell office:value-type="string" calcext:value-type="string">
            <text:p>26.7797530000098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1" calcext:value-type="float">
            <text:p>12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63545599998906</text:p>
          </table:table-cell>
          <table:table-cell office:value-type="string" calcext:value-type="string">
            <text:p>25.974931000004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0" calcext:value-type="float">
            <text:p>12500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1760409999988</text:p>
          </table:table-cell>
          <table:table-cell office:value-type="string" calcext:value-type="string">
            <text:p>26.322763999982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9" calcext:value-type="float">
            <text:p>125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2.8362410000118</text:p>
          </table:table-cell>
          <table:table-cell office:value-type="string" calcext:value-type="string">
            <text:p>28.194059000001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41" calcext:value-type="float">
            <text:p>12500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7.4038259999943</text:p>
          </table:table-cell>
          <table:table-cell office:value-type="string" calcext:value-type="string">
            <text:p>28.5701239999907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73" calcext:value-type="float">
            <text:p>12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20575200000894</text:p>
          </table:table-cell>
          <table:table-cell office:value-type="string" calcext:value-type="string">
            <text:p>28.322951999987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0" calcext:value-type="float">
            <text:p>125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06254699997953</text:p>
          </table:table-cell>
          <table:table-cell office:value-type="string" calcext:value-type="string">
            <text:p>26.975080000003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8" calcext:value-type="float">
            <text:p>125003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28931700001704</text:p>
          </table:table-cell>
          <table:table-cell office:value-type="string" calcext:value-type="string">
            <text:p>27.167512999993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0" calcext:value-type="float">
            <text:p>125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75694999998086</text:p>
          </table:table-cell>
          <table:table-cell office:value-type="string" calcext:value-type="string">
            <text:p>26.8780259999912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90" calcext:value-type="float">
            <text:p>12500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8.46739599999273</text:p>
          </table:table-cell>
          <table:table-cell office:value-type="string" calcext:value-type="string">
            <text:p>26.8181469999835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08" calcext:value-type="float">
            <text:p>125003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8.93913599997177</text:p>
          </table:table-cell>
          <table:table-cell office:value-type="string" calcext:value-type="string">
            <text:p>28.6853310000151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5" calcext:value-type="float">
            <text:p>125003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2172459999856</text:p>
          </table:table-cell>
          <table:table-cell office:value-type="string" calcext:value-type="string">
            <text:p>28.5010459999903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37" calcext:value-type="float">
            <text:p>12500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07039899998927</text:p>
          </table:table-cell>
          <table:table-cell office:value-type="string" calcext:value-type="string">
            <text:p>28.6191080000135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70" calcext:value-type="float">
            <text:p>125003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7.94149100000504</text:p>
          </table:table-cell>
          <table:table-cell office:value-type="string" calcext:value-type="string">
            <text:p>27.20971799999824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20" calcext:value-type="float">
            <text:p>125003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3.8665040000051</text:p>
          </table:table-cell>
          <table:table-cell office:value-type="string" calcext:value-type="string">
            <text:p>27.065118999977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54" calcext:value-type="float">
            <text:p>125003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9.4894530000165</text:p>
          </table:table-cell>
          <table:table-cell office:value-type="string" calcext:value-type="string">
            <text:p>27.186359999992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89" calcext:value-type="float">
            <text:p>125003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43609599999036</text:p>
          </table:table-cell>
          <table:table-cell office:value-type="string" calcext:value-type="string">
            <text:p>29.6686589999881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68" calcext:value-type="float">
            <text:p>12500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5956930000102</text:p>
          </table:table-cell>
          <table:table-cell office:value-type="string" calcext:value-type="string">
            <text:p>29.371600000013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07" calcext:value-type="float">
            <text:p>12500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58198300001095</text:p>
          </table:table-cell>
          <table:table-cell office:value-type="string" calcext:value-type="string">
            <text:p>29.7137529999890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05" calcext:value-type="float">
            <text:p>12500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5166409999947</text:p>
          </table:table-cell>
          <table:table-cell office:value-type="string" calcext:value-type="string">
            <text:p>27.7174580000282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45" calcext:value-type="float">
            <text:p>12500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7.85928199999034</text:p>
          </table:table-cell>
          <table:table-cell office:value-type="string" calcext:value-type="string">
            <text:p>28.1709259999915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70" calcext:value-type="float">
            <text:p>125004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5382389999868</text:p>
          </table:table-cell>
          <table:table-cell office:value-type="string" calcext:value-type="string">
            <text:p>28.16403700000955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27" calcext:value-type="float">
            <text:p>125005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80615899999975</text:p>
          </table:table-cell>
          <table:table-cell office:value-type="string" calcext:value-type="string">
            <text:p>30.6434029999945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23" calcext:value-type="float">
            <text:p>125005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8247390000033</text:p>
          </table:table-cell>
          <table:table-cell office:value-type="string" calcext:value-type="string">
            <text:p>31.0460569999995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17" calcext:value-type="float">
            <text:p>12500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50182000000495</text:p>
          </table:table-cell>
          <table:table-cell office:value-type="string" calcext:value-type="string">
            <text:p>28.7972770000051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1" calcext:value-type="float">
            <text:p>125005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8511639999924</text:p>
          </table:table-cell>
          <table:table-cell office:value-type="string" calcext:value-type="string">
            <text:p>29.0322589999996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2" calcext:value-type="float">
            <text:p>125005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6.20527200002107</text:p>
          </table:table-cell>
          <table:table-cell office:value-type="string" calcext:value-type="string">
            <text:p>29.291490999981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7" calcext:value-type="float">
            <text:p>125005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7401779999782</text:p>
          </table:table-cell>
          <table:table-cell office:value-type="string" calcext:value-type="string">
            <text:p>31.2715800000005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86" calcext:value-type="float">
            <text:p>125005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7255899999873</text:p>
          </table:table-cell>
          <table:table-cell office:value-type="string" calcext:value-type="string">
            <text:p>32.1230029999860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50" calcext:value-type="float">
            <text:p>12500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4312520000094</text:p>
          </table:table-cell>
          <table:table-cell office:value-type="string" calcext:value-type="string">
            <text:p>31.3486310000007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36" calcext:value-type="float">
            <text:p>125006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6034740000032</text:p>
          </table:table-cell>
          <table:table-cell office:value-type="string" calcext:value-type="string">
            <text:p>29.9933000000019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45" calcext:value-type="float">
            <text:p>1250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8482699999877</text:p>
          </table:table-cell>
          <table:table-cell office:value-type="string" calcext:value-type="string">
            <text:p>30.43208800000138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7" calcext:value-type="float">
            <text:p>125006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78315900001326</text:p>
          </table:table-cell>
          <table:table-cell office:value-type="string" calcext:value-type="string">
            <text:p>32.373038000019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45" calcext:value-type="float">
            <text:p>1250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50846000001184</text:p>
          </table:table-cell>
          <table:table-cell office:value-type="string" calcext:value-type="string">
            <text:p>32.050507999985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31" calcext:value-type="float">
            <text:p>12500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8.15316899999743</text:p>
          </table:table-cell>
          <table:table-cell office:value-type="string" calcext:value-type="string">
            <text:p>30.10858999998890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59" calcext:value-type="float">
            <text:p>125005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264969999902</text:p>
          </table:table-cell>
          <table:table-cell office:value-type="string" calcext:value-type="string">
            <text:p>29.15138899997691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68" calcext:value-type="float">
            <text:p>1250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42719400001806</text:p>
          </table:table-cell>
          <table:table-cell office:value-type="string" calcext:value-type="string">
            <text:p>28.9951949999958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4" calcext:value-type="float">
            <text:p>125006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4059070000076</text:p>
          </table:table-cell>
          <table:table-cell office:value-type="string" calcext:value-type="string">
            <text:p>32.08400600001914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10" calcext:value-type="float">
            <text:p>125006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3.41897899998</text:p>
          </table:table-cell>
          <table:table-cell office:value-type="string" calcext:value-type="string">
            <text:p>53.40313799999421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68" calcext:value-type="float">
            <text:p>1250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8.7798880000191</text:p>
          </table:table-cell>
          <table:table-cell office:value-type="string" calcext:value-type="string">
            <text:p>29.769555000006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5" calcext:value-type="float">
            <text:p>125006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9802999999374</text:p>
          </table:table-cell>
          <table:table-cell office:value-type="string" calcext:value-type="string">
            <text:p>30.62866899999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95" calcext:value-type="float">
            <text:p>125006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2.2367099999974</text:p>
          </table:table-cell>
          <table:table-cell office:value-type="string" calcext:value-type="string">
            <text:p>31.0446750000119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737" calcext:value-type="float">
            <text:p>125007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0.89280800000415</text:p>
          </table:table-cell>
          <table:table-cell office:value-type="string" calcext:value-type="string">
            <text:p>33.0906459999969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01" calcext:value-type="float">
            <text:p>125008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90203500000644</text:p>
          </table:table-cell>
          <table:table-cell office:value-type="string" calcext:value-type="string">
            <text:p>34.1047440000111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74" calcext:value-type="float">
            <text:p>12500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9738589999906</text:p>
          </table:table-cell>
          <table:table-cell office:value-type="string" calcext:value-type="string">
            <text:p>31.8279430000111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37" calcext:value-type="float">
            <text:p>125009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81099800000084</text:p>
          </table:table-cell>
          <table:table-cell office:value-type="string" calcext:value-type="string">
            <text:p>33.078362000000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74" calcext:value-type="float">
            <text:p>125009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47378700002446</text:p>
          </table:table-cell>
          <table:table-cell office:value-type="string" calcext:value-type="string">
            <text:p>34.869170999998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54" calcext:value-type="float">
            <text:p>12500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684879999899</text:p>
          </table:table-cell>
          <table:table-cell office:value-type="string" calcext:value-type="string">
            <text:p>45.4780559999926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87" calcext:value-type="float">
            <text:p>125009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32573399998364</text:p>
          </table:table-cell>
          <table:table-cell office:value-type="string" calcext:value-type="string">
            <text:p>33.07262500000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30" calcext:value-type="float">
            <text:p>12500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77684299999964</text:p>
          </table:table-cell>
          <table:table-cell office:value-type="string" calcext:value-type="string">
            <text:p>32.6247250000014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7" calcext:value-type="float">
            <text:p>125009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3344569999899</text:p>
          </table:table-cell>
          <table:table-cell office:value-type="string" calcext:value-type="string">
            <text:p>33.978746000007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68" calcext:value-type="float">
            <text:p>125008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6387340000074</text:p>
          </table:table-cell>
          <table:table-cell office:value-type="string" calcext:value-type="string">
            <text:p>33.958991999999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1" calcext:value-type="float">
            <text:p>12500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9538719999837</text:p>
          </table:table-cell>
          <table:table-cell office:value-type="string" calcext:value-type="string">
            <text:p>32.023285000002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44" calcext:value-type="float">
            <text:p>12500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4417090000061</text:p>
          </table:table-cell>
          <table:table-cell office:value-type="string" calcext:value-type="string">
            <text:p>31.9628279999888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27" calcext:value-type="float">
            <text:p>12500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26715900001</text:p>
          </table:table-cell>
          <table:table-cell office:value-type="string" calcext:value-type="string">
            <text:p>33.650738000025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1" calcext:value-type="float">
            <text:p>12500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7.65483899999526</text:p>
          </table:table-cell>
          <table:table-cell office:value-type="string" calcext:value-type="string">
            <text:p>34.0910129999974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81" calcext:value-type="float">
            <text:p>12500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32167299999855</text:p>
          </table:table-cell>
          <table:table-cell office:value-type="string" calcext:value-type="string">
            <text:p>32.2841189999890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5" calcext:value-type="float">
            <text:p>12500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7244730000093</text:p>
          </table:table-cell>
          <table:table-cell office:value-type="string" calcext:value-type="string">
            <text:p>32.672810000018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47" calcext:value-type="float">
            <text:p>12500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6723049999855</text:p>
          </table:table-cell>
          <table:table-cell office:value-type="string" calcext:value-type="string">
            <text:p>34.910747999994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96" calcext:value-type="float">
            <text:p>125009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0716390000016</text:p>
          </table:table-cell>
          <table:table-cell office:value-type="string" calcext:value-type="string">
            <text:p>34.80971700002556</text:p>
          </table:table-cell>
        </table:table-row>
      </table:table>
      <table:table table:name="grid-1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3852840000763535</text:p>
          </table:table-cell>
          <table:table-cell office:value-type="string" calcext:value-type="string">
            <text:p>3.261607000022195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9323620001086965</text:p>
          </table:table-cell>
          <table:table-cell office:value-type="string" calcext:value-type="string">
            <text:p>2.65058500005397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8610000424087</text:p>
          </table:table-cell>
          <table:table-cell office:value-type="string" calcext:value-type="string">
            <text:p>2.1813219999894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24339999165386</text:p>
          </table:table-cell>
          <table:table-cell office:value-type="string" calcext:value-type="string">
            <text:p>1.7388509999727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9200000260025</text:p>
          </table:table-cell>
          <table:table-cell office:value-type="string" calcext:value-type="string">
            <text:p>1.53558100003283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85520000569522</text:p>
          </table:table-cell>
          <table:table-cell office:value-type="string" calcext:value-type="string">
            <text:p>1.419492999906651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102309999754652</text:p>
          </table:table-cell>
          <table:table-cell office:value-type="string" calcext:value-type="string">
            <text:p>1.45464200002606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127999986522</text:p>
          </table:table-cell>
          <table:table-cell office:value-type="string" calcext:value-type="string">
            <text:p>1.5284669999964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49380000354722</text:p>
          </table:table-cell>
          <table:table-cell office:value-type="string" calcext:value-type="string">
            <text:p>1.448811000096611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115775000071153</text:p>
          </table:table-cell>
          <table:table-cell office:value-type="string" calcext:value-type="string">
            <text:p>1.479110000072978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4889999413863</text:p>
          </table:table-cell>
          <table:table-cell office:value-type="string" calcext:value-type="string">
            <text:p>1.528988000005483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87080000387505</text:p>
          </table:table-cell>
          <table:table-cell office:value-type="string" calcext:value-type="string">
            <text:p>1.62460700003430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90169999934733</text:p>
          </table:table-cell>
          <table:table-cell office:value-type="string" calcext:value-type="string">
            <text:p>1.6887829999905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5871000001207</text:p>
          </table:table-cell>
          <table:table-cell office:value-type="string" calcext:value-type="string">
            <text:p>1.6686140000820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52000000048429</text:p>
          </table:table-cell>
          <table:table-cell office:value-type="string" calcext:value-type="string">
            <text:p>1.618654999998398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43650000356138</text:p>
          </table:table-cell>
          <table:table-cell office:value-type="string" calcext:value-type="string">
            <text:p>1.655217000050470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05400000466034</text:p>
          </table:table-cell>
          <table:table-cell office:value-type="string" calcext:value-type="string">
            <text:p>1.600970000028610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6473000026308</text:p>
          </table:table-cell>
          <table:table-cell office:value-type="string" calcext:value-type="string">
            <text:p>1.6358490000711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157000016421</text:p>
          </table:table-cell>
          <table:table-cell office:value-type="string" calcext:value-type="string">
            <text:p>1.644907000008970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1673000040464</text:p>
          </table:table-cell>
          <table:table-cell office:value-type="string" calcext:value-type="string">
            <text:p>1.57381700002588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198799999896437</text:p>
          </table:table-cell>
          <table:table-cell office:value-type="string" calcext:value-type="string">
            <text:p>1.5484759999671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8800000082701</text:p>
          </table:table-cell>
          <table:table-cell office:value-type="string" calcext:value-type="string">
            <text:p>1.535010999999940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68639999767765</text:p>
          </table:table-cell>
          <table:table-cell office:value-type="string" calcext:value-type="string">
            <text:p>1.55553100001998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7249999251217</text:p>
          </table:table-cell>
          <table:table-cell office:value-type="string" calcext:value-type="string">
            <text:p>1.51775699993595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13629999989644</text:p>
          </table:table-cell>
          <table:table-cell office:value-type="string" calcext:value-type="string">
            <text:p>1.54698400001507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50699999462813</text:p>
          </table:table-cell>
          <table:table-cell office:value-type="string" calcext:value-type="string">
            <text:p>1.548027000040747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0080000041053</text:p>
          </table:table-cell>
          <table:table-cell office:value-type="string" calcext:value-type="string">
            <text:p>1.72121700004208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1782999956049</text:p>
          </table:table-cell>
          <table:table-cell office:value-type="string" calcext:value-type="string">
            <text:p>1.784290999989025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9891439999919385</text:p>
          </table:table-cell>
          <table:table-cell office:value-type="string" calcext:value-type="string">
            <text:p>2.5842249999986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039814000017941</text:p>
          </table:table-cell>
          <table:table-cell office:value-type="string" calcext:value-type="string">
            <text:p>1.90340499999001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8860080000013113</text:p>
          </table:table-cell>
          <table:table-cell office:value-type="string" calcext:value-type="string">
            <text:p>2.44201500003691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8365139999659732</text:p>
          </table:table-cell>
          <table:table-cell office:value-type="string" calcext:value-type="string">
            <text:p>2.05407199996989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2585999998264</text:p>
          </table:table-cell>
          <table:table-cell office:value-type="string" calcext:value-type="string">
            <text:p>1.69258999999146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737000032328</text:p>
          </table:table-cell>
          <table:table-cell office:value-type="string" calcext:value-type="string">
            <text:p>1.69172899995464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3416000069119</text:p>
          </table:table-cell>
          <table:table-cell office:value-type="string" calcext:value-type="string">
            <text:p>1.62464699998963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38169999606907</text:p>
          </table:table-cell>
          <table:table-cell office:value-type="string" calcext:value-type="string">
            <text:p>1.6473910000640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8876999965869</text:p>
          </table:table-cell>
          <table:table-cell office:value-type="string" calcext:value-type="string">
            <text:p>1.68611799995414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52099999738857</text:p>
          </table:table-cell>
          <table:table-cell office:value-type="string" calcext:value-type="string">
            <text:p>1.7662149999523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61920000007376</text:p>
          </table:table-cell>
          <table:table-cell office:value-type="string" calcext:value-type="string">
            <text:p>1.817226000013761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3094999953173</text:p>
          </table:table-cell>
          <table:table-cell office:value-type="string" calcext:value-type="string">
            <text:p>1.9066520000342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70419999817386</text:p>
          </table:table-cell>
          <table:table-cell office:value-type="string" calcext:value-type="string">
            <text:p>2.08869999996386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01390000386164</text:p>
          </table:table-cell>
          <table:table-cell office:value-type="string" calcext:value-type="string">
            <text:p>1.96455600007902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237000043504</text:p>
          </table:table-cell>
          <table:table-cell office:value-type="string" calcext:value-type="string">
            <text:p>2.00685900007374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99070000555366</text:p>
          </table:table-cell>
          <table:table-cell office:value-type="string" calcext:value-type="string">
            <text:p>3.0807019999483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4739999929443</text:p>
          </table:table-cell>
          <table:table-cell office:value-type="string" calcext:value-type="string">
            <text:p>2.01993499998934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00590000115335</text:p>
          </table:table-cell>
          <table:table-cell office:value-type="string" calcext:value-type="string">
            <text:p>2.09984100004658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62120000086725</text:p>
          </table:table-cell>
          <table:table-cell office:value-type="string" calcext:value-type="string">
            <text:p>2.0085320000071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55599999707192</text:p>
          </table:table-cell>
          <table:table-cell office:value-type="string" calcext:value-type="string">
            <text:p>2.08738699997775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69950000336394</text:p>
          </table:table-cell>
          <table:table-cell office:value-type="string" calcext:value-type="string">
            <text:p>2.093799999915063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99399999901652</text:p>
          </table:table-cell>
          <table:table-cell office:value-type="string" calcext:value-type="string">
            <text:p>2.07634600007440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15730001032352</text:p>
          </table:table-cell>
          <table:table-cell office:value-type="string" calcext:value-type="string">
            <text:p>2.193215999985113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87680000299588</text:p>
          </table:table-cell>
          <table:table-cell office:value-type="string" calcext:value-type="string">
            <text:p>2.3405659999698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81860000407323</text:p>
          </table:table-cell>
          <table:table-cell office:value-type="string" calcext:value-type="string">
            <text:p>2.44824800000060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75310000544414</text:p>
          </table:table-cell>
          <table:table-cell office:value-type="string" calcext:value-type="string">
            <text:p>2.42079300002660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0429999707267</text:p>
          </table:table-cell>
          <table:table-cell office:value-type="string" calcext:value-type="string">
            <text:p>2.5834729999769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74500000290573</text:p>
          </table:table-cell>
          <table:table-cell office:value-type="string" calcext:value-type="string">
            <text:p>2.57709100004285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0409999997355</text:p>
          </table:table-cell>
          <table:table-cell office:value-type="string" calcext:value-type="string">
            <text:p>2.5955369999865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1129999216646</text:p>
          </table:table-cell>
          <table:table-cell office:value-type="string" calcext:value-type="string">
            <text:p>2.5667200000025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2915000077337</text:p>
          </table:table-cell>
          <table:table-cell office:value-type="string" calcext:value-type="string">
            <text:p>2.57454599998891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70420000888407</text:p>
          </table:table-cell>
          <table:table-cell office:value-type="string" calcext:value-type="string">
            <text:p>2.63355199992656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5329360000323504</text:p>
          </table:table-cell>
          <table:table-cell office:value-type="string" calcext:value-type="string">
            <text:p>2.728338000015355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65820000879467</text:p>
          </table:table-cell>
          <table:table-cell office:value-type="string" calcext:value-type="string">
            <text:p>2.625576000078581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47279999498278</text:p>
          </table:table-cell>
          <table:table-cell office:value-type="string" calcext:value-type="string">
            <text:p>2.6986599999945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7795000099577</text:p>
          </table:table-cell>
          <table:table-cell office:value-type="string" calcext:value-type="string">
            <text:p>2.72693600005004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89159999415278</text:p>
          </table:table-cell>
          <table:table-cell office:value-type="string" calcext:value-type="string">
            <text:p>2.762184999999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18899999326095</text:p>
          </table:table-cell>
          <table:table-cell office:value-type="string" calcext:value-type="string">
            <text:p>2.71355999994557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647000014782</text:p>
          </table:table-cell>
          <table:table-cell office:value-type="string" calcext:value-type="string">
            <text:p>2.93790100002661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91679999697953</text:p>
          </table:table-cell>
          <table:table-cell office:value-type="string" calcext:value-type="string">
            <text:p>2.79709400003775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88249999657273</text:p>
          </table:table-cell>
          <table:table-cell office:value-type="string" calcext:value-type="string">
            <text:p>2.87891500000841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0660000452772</text:p>
          </table:table-cell>
          <table:table-cell office:value-type="string" calcext:value-type="string">
            <text:p>2.8942050000187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15319999260828</text:p>
          </table:table-cell>
          <table:table-cell office:value-type="string" calcext:value-type="string">
            <text:p>2.93841200007591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67920000571758</text:p>
          </table:table-cell>
          <table:table-cell office:value-type="string" calcext:value-type="string">
            <text:p>2.94445399998221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32360000861809</text:p>
          </table:table-cell>
          <table:table-cell office:value-type="string" calcext:value-type="string">
            <text:p>2.978922000038437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96789999026805</text:p>
          </table:table-cell>
          <table:table-cell office:value-type="string" calcext:value-type="string">
            <text:p>3.18354499991983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70620000269264</text:p>
          </table:table-cell>
          <table:table-cell office:value-type="string" calcext:value-type="string">
            <text:p>3.0994090000167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15720000164583</text:p>
          </table:table-cell>
          <table:table-cell office:value-type="string" calcext:value-type="string">
            <text:p>3.098867999971844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32649999856949</text:p>
          </table:table-cell>
          <table:table-cell office:value-type="string" calcext:value-type="string">
            <text:p>3.1599380000261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21530000166968</text:p>
          </table:table-cell>
          <table:table-cell office:value-type="string" calcext:value-type="string">
            <text:p>3.1727240000618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62399999564514</text:p>
          </table:table-cell>
          <table:table-cell office:value-type="string" calcext:value-type="string">
            <text:p>4.1370510000269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15020000655204</text:p>
          </table:table-cell>
          <table:table-cell office:value-type="string" calcext:value-type="string">
            <text:p>3.135479999938979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15870000096038</text:p>
          </table:table-cell>
          <table:table-cell office:value-type="string" calcext:value-type="string">
            <text:p>3.4016340000089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6679999493062</text:p>
          </table:table-cell>
          <table:table-cell office:value-type="string" calcext:value-type="string">
            <text:p>3.17986799997743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85040000732988</text:p>
          </table:table-cell>
          <table:table-cell office:value-type="string" calcext:value-type="string">
            <text:p>3.0872249999083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22030000481755</text:p>
          </table:table-cell>
          <table:table-cell office:value-type="string" calcext:value-type="string">
            <text:p>3.8181630000472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98689999617636</text:p>
          </table:table-cell>
          <table:table-cell office:value-type="string" calcext:value-type="string">
            <text:p>2.9701750000240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65200000116602</text:p>
          </table:table-cell>
          <table:table-cell office:value-type="string" calcext:value-type="string">
            <text:p>3.013328999979421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55590000003576</text:p>
          </table:table-cell>
          <table:table-cell office:value-type="string" calcext:value-type="string">
            <text:p>3.0160449999384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8084000009112</text:p>
          </table:table-cell>
          <table:table-cell office:value-type="string" calcext:value-type="string">
            <text:p>3.04906999995000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1853429999900982</text:p>
          </table:table-cell>
          <table:table-cell office:value-type="string" calcext:value-type="string">
            <text:p>3.02183700003661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7893999950029</text:p>
          </table:table-cell>
          <table:table-cell office:value-type="string" calcext:value-type="string">
            <text:p>3.043729999917559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74430000176653</text:p>
          </table:table-cell>
          <table:table-cell office:value-type="string" calcext:value-type="string">
            <text:p>3.16433699999470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94960000785068</text:p>
          </table:table-cell>
          <table:table-cell office:value-type="string" calcext:value-type="string">
            <text:p>3.247520000091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27930000284687</text:p>
          </table:table-cell>
          <table:table-cell office:value-type="string" calcext:value-type="string">
            <text:p>3.29320099996402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1469999984838</text:p>
          </table:table-cell>
          <table:table-cell office:value-type="string" calcext:value-type="string">
            <text:p>3.29431200004182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4579999800771</text:p>
          </table:table-cell>
          <table:table-cell office:value-type="string" calcext:value-type="string">
            <text:p>3.40466999995987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79190000565723</text:p>
          </table:table-cell>
          <table:table-cell office:value-type="string" calcext:value-type="string">
            <text:p>4.0058929999358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1800000956282</text:p>
          </table:table-cell>
          <table:table-cell office:value-type="string" calcext:value-type="string">
            <text:p>3.1928429999388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4760000240058</text:p>
          </table:table-cell>
          <table:table-cell office:value-type="string" calcext:value-type="string">
            <text:p>3.213524000020697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12699999567121</text:p>
          </table:table-cell>
          <table:table-cell office:value-type="string" calcext:value-type="string">
            <text:p>3.2421199999516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67509999964386</text:p>
          </table:table-cell>
          <table:table-cell office:value-type="string" calcext:value-type="string">
            <text:p>3.299052000045776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49680000403896</text:p>
          </table:table-cell>
          <table:table-cell office:value-type="string" calcext:value-type="string">
            <text:p>4.46525699994526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49780000094324</text:p>
          </table:table-cell>
          <table:table-cell office:value-type="string" calcext:value-type="string">
            <text:p>3.47008899995125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33930000755936</text:p>
          </table:table-cell>
          <table:table-cell office:value-type="string" calcext:value-type="string">
            <text:p>3.4875429999083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88760000048205</text:p>
          </table:table-cell>
          <table:table-cell office:value-type="string" calcext:value-type="string">
            <text:p>3.531039000023156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16510000545532</text:p>
          </table:table-cell>
          <table:table-cell office:value-type="string" calcext:value-type="string">
            <text:p>3.4572430000407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05909999413416</text:p>
          </table:table-cell>
          <table:table-cell office:value-type="string" calcext:value-type="string">
            <text:p>3.577769999974407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58579999767244</text:p>
          </table:table-cell>
          <table:table-cell office:value-type="string" calcext:value-type="string">
            <text:p>3.639021000009961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419599999208</text:p>
          </table:table-cell>
          <table:table-cell office:value-type="string" calcext:value-type="string">
            <text:p>3.583260999992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47649999754503</text:p>
          </table:table-cell>
          <table:table-cell office:value-type="string" calcext:value-type="string">
            <text:p>3.80131000000983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18000000715256</text:p>
          </table:table-cell>
          <table:table-cell office:value-type="string" calcext:value-type="string">
            <text:p>3.995923999929800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07870000600815</text:p>
          </table:table-cell>
          <table:table-cell office:value-type="string" calcext:value-type="string">
            <text:p>4.00068299996200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5367999970913</text:p>
          </table:table-cell>
          <table:table-cell office:value-type="string" calcext:value-type="string">
            <text:p>3.989109999965876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26629999792203</text:p>
          </table:table-cell>
          <table:table-cell office:value-type="string" calcext:value-type="string">
            <text:p>5.1204569999827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1869000052102</text:p>
          </table:table-cell>
          <table:table-cell office:value-type="string" calcext:value-type="string">
            <text:p>4.24166800000239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93259999481961</text:p>
          </table:table-cell>
          <table:table-cell office:value-type="string" calcext:value-type="string">
            <text:p>4.22444300004281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79230000032112</text:p>
          </table:table-cell>
          <table:table-cell office:value-type="string" calcext:value-type="string">
            <text:p>4.2410160000436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8601999990642</text:p>
          </table:table-cell>
          <table:table-cell office:value-type="string" calcext:value-type="string">
            <text:p>4.24314999999478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4264000011608</text:p>
          </table:table-cell>
          <table:table-cell office:value-type="string" calcext:value-type="string">
            <text:p>4.0940770000452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86430000141263</text:p>
          </table:table-cell>
          <table:table-cell office:value-type="string" calcext:value-type="string">
            <text:p>4.00063300004694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05579999275506</text:p>
          </table:table-cell>
          <table:table-cell office:value-type="string" calcext:value-type="string">
            <text:p>4.99949899991042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7431999980472</text:p>
          </table:table-cell>
          <table:table-cell office:value-type="string" calcext:value-type="string">
            <text:p>3.8531730000395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52370000397786</text:p>
          </table:table-cell>
          <table:table-cell office:value-type="string" calcext:value-type="string">
            <text:p>3.815850000013597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81230000127107</text:p>
          </table:table-cell>
          <table:table-cell office:value-type="string" calcext:value-type="string">
            <text:p>4.067324000061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3029999770224</text:p>
          </table:table-cell>
          <table:table-cell office:value-type="string" calcext:value-type="string">
            <text:p>4.02546199993230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3030000934377</text:p>
          </table:table-cell>
          <table:table-cell office:value-type="string" calcext:value-type="string">
            <text:p>4.0226559999864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8221999979578</text:p>
          </table:table-cell>
          <table:table-cell office:value-type="string" calcext:value-type="string">
            <text:p>4.0053420000476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28920000139624</text:p>
          </table:table-cell>
          <table:table-cell office:value-type="string" calcext:value-type="string">
            <text:p>3.97044299996923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7431999980472</text:p>
          </table:table-cell>
          <table:table-cell office:value-type="string" calcext:value-type="string">
            <text:p>4.09505900007206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1829999946058</text:p>
          </table:table-cell>
          <table:table-cell office:value-type="string" calcext:value-type="string">
            <text:p>4.11345499998424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0717999972403</text:p>
          </table:table-cell>
          <table:table-cell office:value-type="string" calcext:value-type="string">
            <text:p>4.07499999995343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1208999985829</text:p>
          </table:table-cell>
          <table:table-cell office:value-type="string" calcext:value-type="string">
            <text:p>3.97978200006764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5286999954842</text:p>
          </table:table-cell>
          <table:table-cell office:value-type="string" calcext:value-type="string">
            <text:p>4.0907410000218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12989999633282</text:p>
          </table:table-cell>
          <table:table-cell office:value-type="string" calcext:value-type="string">
            <text:p>4.1865890000481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2563000023365</text:p>
          </table:table-cell>
          <table:table-cell office:value-type="string" calcext:value-type="string">
            <text:p>4.1911880000261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3299999572337</text:p>
          </table:table-cell>
          <table:table-cell office:value-type="string" calcext:value-type="string">
            <text:p>4.25607600004877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5147000043653</text:p>
          </table:table-cell>
          <table:table-cell office:value-type="string" calcext:value-type="string">
            <text:p>4.346844000043347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53679999802262</text:p>
          </table:table-cell>
          <table:table-cell office:value-type="string" calcext:value-type="string">
            <text:p>4.50638799997977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71810000669211</text:p>
          </table:table-cell>
          <table:table-cell office:value-type="string" calcext:value-type="string">
            <text:p>4.4470509999664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16799999820068</text:p>
          </table:table-cell>
          <table:table-cell office:value-type="string" calcext:value-type="string">
            <text:p>4.49608800001442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9474999983795</text:p>
          </table:table-cell>
          <table:table-cell office:value-type="string" calcext:value-type="string">
            <text:p>4.4565900000743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68489999929443</text:p>
          </table:table-cell>
          <table:table-cell office:value-type="string" calcext:value-type="string">
            <text:p>5.45736999996006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76910000108182</text:p>
          </table:table-cell>
          <table:table-cell office:value-type="string" calcext:value-type="string">
            <text:p>4.4274130000267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57179999863729</text:p>
          </table:table-cell>
          <table:table-cell office:value-type="string" calcext:value-type="string">
            <text:p>4.462743000010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21289999363944</text:p>
          </table:table-cell>
          <table:table-cell office:value-type="string" calcext:value-type="string">
            <text:p>4.54930199997033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79820000054315</text:p>
          </table:table-cell>
          <table:table-cell office:value-type="string" calcext:value-type="string">
            <text:p>4.6247009999351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9394000065513</text:p>
          </table:table-cell>
          <table:table-cell office:value-type="string" calcext:value-type="string">
            <text:p>4.85829000000376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96640000352636</text:p>
          </table:table-cell>
          <table:table-cell office:value-type="string" calcext:value-type="string">
            <text:p>4.8400139999575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70679999701679</text:p>
          </table:table-cell>
          <table:table-cell office:value-type="string" calcext:value-type="string">
            <text:p>5.9125960000092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72689999593422</text:p>
          </table:table-cell>
          <table:table-cell office:value-type="string" calcext:value-type="string">
            <text:p>5.1132220000727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59870000742376</text:p>
          </table:table-cell>
          <table:table-cell office:value-type="string" calcext:value-type="string">
            <text:p>5.0236969999969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40939999790862</text:p>
          </table:table-cell>
          <table:table-cell office:value-type="string" calcext:value-type="string">
            <text:p>5.086540000047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8782069999724627</text:p>
          </table:table-cell>
          <table:table-cell office:value-type="string" calcext:value-type="string">
            <text:p>5.1342550000408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6488050000043586</text:p>
          </table:table-cell>
          <table:table-cell office:value-type="string" calcext:value-type="string">
            <text:p>5.21495400008279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771269999910146</text:p>
          </table:table-cell>
          <table:table-cell office:value-type="string" calcext:value-type="string">
            <text:p>5.49792100000195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74290000414476</text:p>
          </table:table-cell>
          <table:table-cell office:value-type="string" calcext:value-type="string">
            <text:p>5.13662899995688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72089999681339</text:p>
          </table:table-cell>
          <table:table-cell office:value-type="string" calcext:value-type="string">
            <text:p>5.02150299993809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4070000499487</text:p>
          </table:table-cell>
          <table:table-cell office:value-type="string" calcext:value-type="string">
            <text:p>6.0137250000843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55669999029487</text:p>
          </table:table-cell>
          <table:table-cell office:value-type="string" calcext:value-type="string">
            <text:p>5.19884199998341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85230000689626</text:p>
          </table:table-cell>
          <table:table-cell office:value-type="string" calcext:value-type="string">
            <text:p>5.125426999991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15770000685006</text:p>
          </table:table-cell>
          <table:table-cell office:value-type="string" calcext:value-type="string">
            <text:p>5.14571700000669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38510000472888</text:p>
          </table:table-cell>
          <table:table-cell office:value-type="string" calcext:value-type="string">
            <text:p>5.2803819999098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78310000384226</text:p>
          </table:table-cell>
          <table:table-cell office:value-type="string" calcext:value-type="string">
            <text:p>5.35934799991082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14080000435933</text:p>
          </table:table-cell>
          <table:table-cell office:value-type="string" calcext:value-type="string">
            <text:p>5.35146200004965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25289999740198</text:p>
          </table:table-cell>
          <table:table-cell office:value-type="string" calcext:value-type="string">
            <text:p>5.46061700000427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625590000068769</text:p>
          </table:table-cell>
          <table:table-cell office:value-type="string" calcext:value-type="string">
            <text:p>5.5266869999468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47170000104234</text:p>
          </table:table-cell>
          <table:table-cell office:value-type="string" calcext:value-type="string">
            <text:p>5.4039250001078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42630000133067</text:p>
          </table:table-cell>
          <table:table-cell office:value-type="string" calcext:value-type="string">
            <text:p>5.45861299999523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73400000529364</text:p>
          </table:table-cell>
          <table:table-cell office:value-type="string" calcext:value-type="string">
            <text:p>6.4886999999871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43139999173582</text:p>
          </table:table-cell>
          <table:table-cell office:value-type="string" calcext:value-type="string">
            <text:p>5.6369740000227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01050000078976</text:p>
          </table:table-cell>
          <table:table-cell office:value-type="string" calcext:value-type="string">
            <text:p>5.3801389998989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44849999481812</text:p>
          </table:table-cell>
          <table:table-cell office:value-type="string" calcext:value-type="string">
            <text:p>5.51797000004444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4593999972567</text:p>
          </table:table-cell>
          <table:table-cell office:value-type="string" calcext:value-type="string">
            <text:p>5.5366970000322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17580000404269</text:p>
          </table:table-cell>
          <table:table-cell office:value-type="string" calcext:value-type="string">
            <text:p>5.8066780000226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96239999914542</text:p>
          </table:table-cell>
          <table:table-cell office:value-type="string" calcext:value-type="string">
            <text:p>5.6881340000545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505849999841303</text:p>
          </table:table-cell>
          <table:table-cell office:value-type="string" calcext:value-type="string">
            <text:p>5.778292999952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10660000285134</text:p>
          </table:table-cell>
          <table:table-cell office:value-type="string" calcext:value-type="string">
            <text:p>5.73618999996688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77119998913258</text:p>
          </table:table-cell>
          <table:table-cell office:value-type="string" calcext:value-type="string">
            <text:p>5.976281999959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29000000050291</text:p>
          </table:table-cell>
          <table:table-cell office:value-type="string" calcext:value-type="string">
            <text:p>5.897987999953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6479999059811</text:p>
          </table:table-cell>
          <table:table-cell office:value-type="string" calcext:value-type="string">
            <text:p>7.03245000005699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48640000680462</text:p>
          </table:table-cell>
          <table:table-cell office:value-type="string" calcext:value-type="string">
            <text:p>6.031279999995604</text:p>
          </table:table-cell>
        </table:table-row>
      </table:table>
      <table:table table:name="grid-2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461" calcext:value-type="float">
            <text:p>154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52889999886975</text:p>
          </table:table-cell>
          <table:table-cell office:value-type="string" calcext:value-type="string">
            <text:p>6.3344669999787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79" calcext:value-type="float">
            <text:p>152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82619999907911</text:p>
          </table:table-cell>
          <table:table-cell office:value-type="string" calcext:value-type="string">
            <text:p>5.4834820000687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8" calcext:value-type="float">
            <text:p>15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41788000008091</text:p>
          </table:table-cell>
          <table:table-cell office:value-type="string" calcext:value-type="string">
            <text:p>4.36569199990481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323999990709</text:p>
          </table:table-cell>
          <table:table-cell office:value-type="string" calcext:value-type="string">
            <text:p>3.57107800000812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47" calcext:value-type="float">
            <text:p>151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4748999984004</text:p>
          </table:table-cell>
          <table:table-cell office:value-type="string" calcext:value-type="string">
            <text:p>3.155749999918043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21" calcext:value-type="float">
            <text:p>15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69529999326915</text:p>
          </table:table-cell>
          <table:table-cell office:value-type="string" calcext:value-type="string">
            <text:p>2.82093199994415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860100004822</text:p>
          </table:table-cell>
          <table:table-cell office:value-type="string" calcext:value-type="string">
            <text:p>2.95278099994175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21" calcext:value-type="float">
            <text:p>15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1359999948181</text:p>
          </table:table-cell>
          <table:table-cell office:value-type="string" calcext:value-type="string">
            <text:p>3.10602299997117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174000012688</text:p>
          </table:table-cell>
          <table:table-cell office:value-type="string" calcext:value-type="string">
            <text:p>3.08123400004114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9270000066608</text:p>
          </table:table-cell>
          <table:table-cell office:value-type="string" calcext:value-type="string">
            <text:p>3.212983999983407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54340000404045</text:p>
          </table:table-cell>
          <table:table-cell office:value-type="string" calcext:value-type="string">
            <text:p>3.3611960000125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0034000007436</text:p>
          </table:table-cell>
          <table:table-cell office:value-type="string" calcext:value-type="string">
            <text:p>5.56289900001138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5442999904044</text:p>
          </table:table-cell>
          <table:table-cell office:value-type="string" calcext:value-type="string">
            <text:p>3.37334900000132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18" calcext:value-type="float">
            <text:p>150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344000026584</text:p>
          </table:table-cell>
          <table:table-cell office:value-type="string" calcext:value-type="string">
            <text:p>3.46867700002621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9970000088215</text:p>
          </table:table-cell>
          <table:table-cell office:value-type="string" calcext:value-type="string">
            <text:p>3.405503000016324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30" calcext:value-type="float">
            <text:p>152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950900003314</text:p>
          </table:table-cell>
          <table:table-cell office:value-type="string" calcext:value-type="string">
            <text:p>3.42582299991045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67" calcext:value-type="float">
            <text:p>152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62930000294</text:p>
          </table:table-cell>
          <table:table-cell office:value-type="string" calcext:value-type="string">
            <text:p>3.288483000011183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18" calcext:value-type="float">
            <text:p>153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0510000037029</text:p>
          </table:table-cell>
          <table:table-cell office:value-type="string" calcext:value-type="string">
            <text:p>3.34970299992710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97" calcext:value-type="float">
            <text:p>151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6133000082336</text:p>
          </table:table-cell>
          <table:table-cell office:value-type="string" calcext:value-type="string">
            <text:p>3.42882899998221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73" calcext:value-type="float">
            <text:p>15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81320999935269</text:p>
          </table:table-cell>
          <table:table-cell office:value-type="string" calcext:value-type="string">
            <text:p>3.46954900003038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78" calcext:value-type="float">
            <text:p>15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8457999974489</text:p>
          </table:table-cell>
          <table:table-cell office:value-type="string" calcext:value-type="string">
            <text:p>5.54426200001034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2064999947324</text:p>
          </table:table-cell>
          <table:table-cell office:value-type="string" calcext:value-type="string">
            <text:p>3.46763500000815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73" calcext:value-type="float">
            <text:p>15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6805000058375</text:p>
          </table:table-cell>
          <table:table-cell office:value-type="string" calcext:value-type="string">
            <text:p>3.48972800001502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31" calcext:value-type="float">
            <text:p>151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43987999949604</text:p>
          </table:table-cell>
          <table:table-cell office:value-type="string" calcext:value-type="string">
            <text:p>3.593181999982334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81264000060037</text:p>
          </table:table-cell>
          <table:table-cell office:value-type="string" calcext:value-type="string">
            <text:p>3.54987700004130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34" calcext:value-type="float">
            <text:p>152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904000047594</text:p>
          </table:table-cell>
          <table:table-cell office:value-type="string" calcext:value-type="string">
            <text:p>3.57363300002180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99" calcext:value-type="float">
            <text:p>152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29626999935135</text:p>
          </table:table-cell>
          <table:table-cell office:value-type="string" calcext:value-type="string">
            <text:p>3.8485139999538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36" calcext:value-type="float">
            <text:p>15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333409999730065</text:p>
          </table:table-cell>
          <table:table-cell office:value-type="string" calcext:value-type="string">
            <text:p>4.0265549999894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431" calcext:value-type="float">
            <text:p>15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65075999964029</text:p>
          </table:table-cell>
          <table:table-cell office:value-type="string" calcext:value-type="string">
            <text:p>3.7729360000230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44" calcext:value-type="float">
            <text:p>15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7946999925189</text:p>
          </table:table-cell>
          <table:table-cell office:value-type="string" calcext:value-type="string">
            <text:p>5.62815799994859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561" calcext:value-type="float">
            <text:p>15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62745999987237</text:p>
          </table:table-cell>
          <table:table-cell office:value-type="string" calcext:value-type="string">
            <text:p>3.903333000023849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08" calcext:value-type="float">
            <text:p>156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0627999980934</text:p>
          </table:table-cell>
          <table:table-cell office:value-type="string" calcext:value-type="string">
            <text:p>4.00579499988816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82" calcext:value-type="float">
            <text:p>15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95208999980241</text:p>
          </table:table-cell>
          <table:table-cell office:value-type="string" calcext:value-type="string">
            <text:p>4.0271270000375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8" calcext:value-type="float">
            <text:p>15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6736000096425</text:p>
          </table:table-cell>
          <table:table-cell office:value-type="string" calcext:value-type="string">
            <text:p>3.990705000003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06950000999495</text:p>
          </table:table-cell>
          <table:table-cell office:value-type="string" calcext:value-type="string">
            <text:p>4.06440999999176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04" calcext:value-type="float">
            <text:p>15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1141999959946</text:p>
          </table:table-cell>
          <table:table-cell office:value-type="string" calcext:value-type="string">
            <text:p>4.06435000000055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565" calcext:value-type="float">
            <text:p>155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46794000011869</text:p>
          </table:table-cell>
          <table:table-cell office:value-type="string" calcext:value-type="string">
            <text:p>4.24274100002367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4" calcext:value-type="float">
            <text:p>15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025739999488</text:p>
          </table:table-cell>
          <table:table-cell office:value-type="string" calcext:value-type="string">
            <text:p>4.3714050000999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0" calcext:value-type="float">
            <text:p>156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239890000084415</text:p>
          </table:table-cell>
          <table:table-cell office:value-type="string" calcext:value-type="string">
            <text:p>4.48773300007451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55" calcext:value-type="float">
            <text:p>15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51069999765605</text:p>
          </table:table-cell>
          <table:table-cell office:value-type="string" calcext:value-type="string">
            <text:p>4.60268000001087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54" calcext:value-type="float">
            <text:p>15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635899996385</text:p>
          </table:table-cell>
          <table:table-cell office:value-type="string" calcext:value-type="string">
            <text:p>4.78910599998198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23" calcext:value-type="float">
            <text:p>161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9806000017561</text:p>
          </table:table-cell>
          <table:table-cell office:value-type="string" calcext:value-type="string">
            <text:p>4.76262399996630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0" calcext:value-type="float">
            <text:p>16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28961999923922</text:p>
          </table:table-cell>
          <table:table-cell office:value-type="string" calcext:value-type="string">
            <text:p>4.7580349999479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75" calcext:value-type="float">
            <text:p>1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32726000063121</text:p>
          </table:table-cell>
          <table:table-cell office:value-type="string" calcext:value-type="string">
            <text:p>4.9765150001039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5208000028506</text:p>
          </table:table-cell>
          <table:table-cell office:value-type="string" calcext:value-type="string">
            <text:p>5.0482659999979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995" calcext:value-type="float">
            <text:p>159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6030000001192</text:p>
          </table:table-cell>
          <table:table-cell office:value-type="string" calcext:value-type="string">
            <text:p>5.05742399999871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934" calcext:value-type="float">
            <text:p>15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45325000071898</text:p>
          </table:table-cell>
          <table:table-cell office:value-type="string" calcext:value-type="string">
            <text:p>5.0737070000031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5" calcext:value-type="float">
            <text:p>161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92720999987796</text:p>
          </table:table-cell>
          <table:table-cell office:value-type="string" calcext:value-type="string">
            <text:p>5.19792100007180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32" calcext:value-type="float">
            <text:p>16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5151700002607</text:p>
          </table:table-cell>
          <table:table-cell office:value-type="string" calcext:value-type="string">
            <text:p>5.325132000027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205" calcext:value-type="float">
            <text:p>16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9240000047721</text:p>
          </table:table-cell>
          <table:table-cell office:value-type="string" calcext:value-type="string">
            <text:p>5.31335900002159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6416000016034</text:p>
          </table:table-cell>
          <table:table-cell office:value-type="string" calcext:value-type="string">
            <text:p>5.3301620000274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27344000013545</text:p>
          </table:table-cell>
          <table:table-cell office:value-type="string" calcext:value-type="string">
            <text:p>5.26608599990140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65" calcext:value-type="float">
            <text:p>16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78963000071235</text:p>
          </table:table-cell>
          <table:table-cell office:value-type="string" calcext:value-type="string">
            <text:p>5.40266499994322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02" calcext:value-type="float">
            <text:p>163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0827000020072</text:p>
          </table:table-cell>
          <table:table-cell office:value-type="string" calcext:value-type="string">
            <text:p>5.31909000000450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1" calcext:value-type="float">
            <text:p>16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92952000000514</text:p>
          </table:table-cell>
          <table:table-cell office:value-type="string" calcext:value-type="string">
            <text:p>7.027392999967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068140000337735</text:p>
          </table:table-cell>
          <table:table-cell office:value-type="string" calcext:value-type="string">
            <text:p>5.413366000051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7257999936119</text:p>
          </table:table-cell>
          <table:table-cell office:value-type="string" calcext:value-type="string">
            <text:p>5.4092780000064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41489999508485</text:p>
          </table:table-cell>
          <table:table-cell office:value-type="string" calcext:value-type="string">
            <text:p>5.528683000011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79420000640675</text:p>
          </table:table-cell>
          <table:table-cell office:value-type="string" calcext:value-type="string">
            <text:p>5.50706999993417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48" calcext:value-type="float">
            <text:p>16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05330000049435</text:p>
          </table:table-cell>
          <table:table-cell office:value-type="string" calcext:value-type="string">
            <text:p>5.7881040000356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35809999657795</text:p>
          </table:table-cell>
          <table:table-cell office:value-type="string" calcext:value-type="string">
            <text:p>5.8877499999944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3249000045471</text:p>
          </table:table-cell>
          <table:table-cell office:value-type="string" calcext:value-type="string">
            <text:p>6.46508600004017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21" calcext:value-type="float">
            <text:p>16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7900000023656</text:p>
          </table:table-cell>
          <table:table-cell office:value-type="string" calcext:value-type="string">
            <text:p>6.25719699996989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63" calcext:value-type="float">
            <text:p>16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42195999971591</text:p>
          </table:table-cell>
          <table:table-cell office:value-type="string" calcext:value-type="string">
            <text:p>6.2111560000339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582" calcext:value-type="float">
            <text:p>165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337899999693</text:p>
          </table:table-cell>
          <table:table-cell office:value-type="string" calcext:value-type="string">
            <text:p>6.39649099996313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77" calcext:value-type="float">
            <text:p>166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8421999984421</text:p>
          </table:table-cell>
          <table:table-cell office:value-type="string" calcext:value-type="string">
            <text:p>6.17500500008463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70171000063419</text:p>
          </table:table-cell>
          <table:table-cell office:value-type="string" calcext:value-type="string">
            <text:p>6.27986099990084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1506000044756</text:p>
          </table:table-cell>
          <table:table-cell office:value-type="string" calcext:value-type="string">
            <text:p>6.0147989999968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21" calcext:value-type="float">
            <text:p>16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1954000038095</text:p>
          </table:table-cell>
          <table:table-cell office:value-type="string" calcext:value-type="string">
            <text:p>6.03205399995204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50" calcext:value-type="float">
            <text:p>16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39709999552</text:p>
          </table:table-cell>
          <table:table-cell office:value-type="string" calcext:value-type="string">
            <text:p>5.9739589999662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0362999993376</text:p>
          </table:table-cell>
          <table:table-cell office:value-type="string" calcext:value-type="string">
            <text:p>6.117411999963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819" calcext:value-type="float">
            <text:p>168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97124999994412</text:p>
          </table:table-cell>
          <table:table-cell office:value-type="string" calcext:value-type="string">
            <text:p>8.07118700002320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4500999934971</text:p>
          </table:table-cell>
          <table:table-cell office:value-type="string" calcext:value-type="string">
            <text:p>6.3082070000236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894" calcext:value-type="float">
            <text:p>168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666399996262</text:p>
          </table:table-cell>
          <table:table-cell office:value-type="string" calcext:value-type="string">
            <text:p>6.5991500000236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904" calcext:value-type="float">
            <text:p>16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06926999986172</text:p>
          </table:table-cell>
          <table:table-cell office:value-type="string" calcext:value-type="string">
            <text:p>6.69099199993070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613300007768</text:p>
          </table:table-cell>
          <table:table-cell office:value-type="string" calcext:value-type="string">
            <text:p>6.79537700000219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0656000068411</text:p>
          </table:table-cell>
          <table:table-cell office:value-type="string" calcext:value-type="string">
            <text:p>6.9303519999375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95" calcext:value-type="float">
            <text:p>17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66576999984682</text:p>
          </table:table-cell>
          <table:table-cell office:value-type="string" calcext:value-type="string">
            <text:p>7.0331549999536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13" calcext:value-type="float">
            <text:p>17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02240000013262</text:p>
          </table:table-cell>
          <table:table-cell office:value-type="string" calcext:value-type="string">
            <text:p>6.90864999999757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75" calcext:value-type="float">
            <text:p>17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39401999977417</text:p>
          </table:table-cell>
          <table:table-cell office:value-type="string" calcext:value-type="string">
            <text:p>7.16458399989642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61" calcext:value-type="float">
            <text:p>172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59913000045344</text:p>
          </table:table-cell>
          <table:table-cell office:value-type="string" calcext:value-type="string">
            <text:p>7.145216000033542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11" calcext:value-type="float">
            <text:p>17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3442300001625</text:p>
          </table:table-cell>
          <table:table-cell office:value-type="string" calcext:value-type="string">
            <text:p>7.291473999968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23661000025459</text:p>
          </table:table-cell>
          <table:table-cell office:value-type="string" calcext:value-type="string">
            <text:p>7.3445480000227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86" calcext:value-type="float">
            <text:p>174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49998999922536</text:p>
          </table:table-cell>
          <table:table-cell office:value-type="string" calcext:value-type="string">
            <text:p>7.5112260000314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28" calcext:value-type="float">
            <text:p>17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6606999980286</text:p>
          </table:table-cell>
          <table:table-cell office:value-type="string" calcext:value-type="string">
            <text:p>9.5920720000285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710500005167</text:p>
          </table:table-cell>
          <table:table-cell office:value-type="string" calcext:value-type="string">
            <text:p>7.84208800003398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82" calcext:value-type="float">
            <text:p>17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477300003171</text:p>
          </table:table-cell>
          <table:table-cell office:value-type="string" calcext:value-type="string">
            <text:p>7.908457999932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81" calcext:value-type="float">
            <text:p>175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5982999978587</text:p>
          </table:table-cell>
          <table:table-cell office:value-type="string" calcext:value-type="string">
            <text:p>7.8860340000828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1113999933004</text:p>
          </table:table-cell>
          <table:table-cell office:value-type="string" calcext:value-type="string">
            <text:p>7.76671899994835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630" calcext:value-type="float">
            <text:p>176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46606000000611</text:p>
          </table:table-cell>
          <table:table-cell office:value-type="string" calcext:value-type="string">
            <text:p>7.98148200009018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20" calcext:value-type="float">
            <text:p>17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57281000050716</text:p>
          </table:table-cell>
          <table:table-cell office:value-type="string" calcext:value-type="string">
            <text:p>7.720428000087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4272999903187</text:p>
          </table:table-cell>
          <table:table-cell office:value-type="string" calcext:value-type="string">
            <text:p>9.59128099994268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77" calcext:value-type="float">
            <text:p>175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49040999915451</text:p>
          </table:table-cell>
          <table:table-cell office:value-type="string" calcext:value-type="string">
            <text:p>7.6880339999916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06" calcext:value-type="float">
            <text:p>17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3934000045992</text:p>
          </table:table-cell>
          <table:table-cell office:value-type="string" calcext:value-type="string">
            <text:p>7.9212640000041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88" calcext:value-type="float">
            <text:p>17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56346000009216</text:p>
          </table:table-cell>
          <table:table-cell office:value-type="string" calcext:value-type="string">
            <text:p>7.8645820000674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94" calcext:value-type="float">
            <text:p>177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6283999970183</text:p>
          </table:table-cell>
          <table:table-cell office:value-type="string" calcext:value-type="string">
            <text:p>7.94866799993906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61" calcext:value-type="float">
            <text:p>177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4851999990642</text:p>
          </table:table-cell>
          <table:table-cell office:value-type="string" calcext:value-type="string">
            <text:p>8.15216900000814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875" calcext:value-type="float">
            <text:p>17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3762000016868</text:p>
          </table:table-cell>
          <table:table-cell office:value-type="string" calcext:value-type="string">
            <text:p>8.0687349999789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93" calcext:value-type="float">
            <text:p>17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4522000001743</text:p>
          </table:table-cell>
          <table:table-cell office:value-type="string" calcext:value-type="string">
            <text:p>10.5600290000438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883" calcext:value-type="float">
            <text:p>17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5842999960296</text:p>
          </table:table-cell>
          <table:table-cell office:value-type="string" calcext:value-type="string">
            <text:p>8.34945699991658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983" calcext:value-type="float">
            <text:p>17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1683999993838</text:p>
          </table:table-cell>
          <table:table-cell office:value-type="string" calcext:value-type="string">
            <text:p>8.6096600000746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02" calcext:value-type="float">
            <text:p>180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08509999653324</text:p>
          </table:table-cell>
          <table:table-cell office:value-type="string" calcext:value-type="string">
            <text:p>8.52161699999123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14" calcext:value-type="float">
            <text:p>18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19940000539646</text:p>
          </table:table-cell>
          <table:table-cell office:value-type="string" calcext:value-type="string">
            <text:p>8.5698509999783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58" calcext:value-type="float">
            <text:p>181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90461000031792</text:p>
          </table:table-cell>
          <table:table-cell office:value-type="string" calcext:value-type="string">
            <text:p>8.64235400001052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0523000098765</text:p>
          </table:table-cell>
          <table:table-cell office:value-type="string" calcext:value-type="string">
            <text:p>8.5119770000455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2809000094421</text:p>
          </table:table-cell>
          <table:table-cell office:value-type="string" calcext:value-type="string">
            <text:p>8.667592999991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1564999991097</text:p>
          </table:table-cell>
          <table:table-cell office:value-type="string" calcext:value-type="string">
            <text:p>10.2780039999634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0503000044264</text:p>
          </table:table-cell>
          <table:table-cell office:value-type="string" calcext:value-type="string">
            <text:p>8.63464900001417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4871000046842</text:p>
          </table:table-cell>
          <table:table-cell office:value-type="string" calcext:value-type="string">
            <text:p>8.287995999911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18" calcext:value-type="float">
            <text:p>18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296480000484735</text:p>
          </table:table-cell>
          <table:table-cell office:value-type="string" calcext:value-type="string">
            <text:p>8.6029759999364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94" calcext:value-type="float">
            <text:p>183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13836000021547</text:p>
          </table:table-cell>
          <table:table-cell office:value-type="string" calcext:value-type="string">
            <text:p>8.6702490000752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91" calcext:value-type="float">
            <text:p>182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55670000147074</text:p>
          </table:table-cell>
          <table:table-cell office:value-type="string" calcext:value-type="string">
            <text:p>9.7065089999232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8260000087321</text:p>
          </table:table-cell>
          <table:table-cell office:value-type="string" calcext:value-type="string">
            <text:p>9.00721399998292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21" calcext:value-type="float">
            <text:p>18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5192000046372</text:p>
          </table:table-cell>
          <table:table-cell office:value-type="string" calcext:value-type="string">
            <text:p>8.9808109999867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63" calcext:value-type="float">
            <text:p>185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55368999973871</text:p>
          </table:table-cell>
          <table:table-cell office:value-type="string" calcext:value-type="string">
            <text:p>10.6314309999579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5380999902263</text:p>
          </table:table-cell>
          <table:table-cell office:value-type="string" calcext:value-type="string">
            <text:p>10.85298699990380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7" calcext:value-type="float">
            <text:p>184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31402000016533</text:p>
          </table:table-cell>
          <table:table-cell office:value-type="string" calcext:value-type="string">
            <text:p>8.7884319999720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37" calcext:value-type="float">
            <text:p>18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516199992504</text:p>
          </table:table-cell>
          <table:table-cell office:value-type="string" calcext:value-type="string">
            <text:p>8.6689969999715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91" calcext:value-type="float">
            <text:p>18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63928999984637</text:p>
          </table:table-cell>
          <table:table-cell office:value-type="string" calcext:value-type="string">
            <text:p>8.58236699993722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60" calcext:value-type="float">
            <text:p>182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6013000039384</text:p>
          </table:table-cell>
          <table:table-cell office:value-type="string" calcext:value-type="string">
            <text:p>8.47870199999306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571100008674</text:p>
          </table:table-cell>
          <table:table-cell office:value-type="string" calcext:value-type="string">
            <text:p>8.2938790000043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7377000018023</text:p>
          </table:table-cell>
          <table:table-cell office:value-type="string" calcext:value-type="string">
            <text:p>8.3742970000021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0099599994719</text:p>
          </table:table-cell>
          <table:table-cell office:value-type="string" calcext:value-type="string">
            <text:p>10.55657299992162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182399994228</text:p>
          </table:table-cell>
          <table:table-cell office:value-type="string" calcext:value-type="string">
            <text:p>8.5489110000198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21" calcext:value-type="float">
            <text:p>18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76961000007577</text:p>
          </table:table-cell>
          <table:table-cell office:value-type="string" calcext:value-type="string">
            <text:p>8.36736399994697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2084099992644</text:p>
          </table:table-cell>
          <table:table-cell office:value-type="string" calcext:value-type="string">
            <text:p>8.54067500005476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87" calcext:value-type="float">
            <text:p>18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67843999969773</text:p>
          </table:table-cell>
          <table:table-cell office:value-type="string" calcext:value-type="string">
            <text:p>8.8999219998950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49" calcext:value-type="float">
            <text:p>185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692359999753535</text:p>
          </table:table-cell>
          <table:table-cell office:value-type="string" calcext:value-type="string">
            <text:p>9.0528740000445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61" calcext:value-type="float">
            <text:p>18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6289000031538</text:p>
          </table:table-cell>
          <table:table-cell office:value-type="string" calcext:value-type="string">
            <text:p>8.8833599999779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46" calcext:value-type="float">
            <text:p>18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1499000042677</text:p>
          </table:table-cell>
          <table:table-cell office:value-type="string" calcext:value-type="string">
            <text:p>8.896735999966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73" calcext:value-type="float">
            <text:p>18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974669999443</text:p>
          </table:table-cell>
          <table:table-cell office:value-type="string" calcext:value-type="string">
            <text:p>9.09316200006287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80178000056185</text:p>
          </table:table-cell>
          <table:table-cell office:value-type="string" calcext:value-type="string">
            <text:p>11.34097799996379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86247000028379</text:p>
          </table:table-cell>
          <table:table-cell office:value-type="string" calcext:value-type="string">
            <text:p>9.40721199999097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852" calcext:value-type="float">
            <text:p>18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3326999945566</text:p>
          </table:table-cell>
          <table:table-cell office:value-type="string" calcext:value-type="string">
            <text:p>9.36865600000601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2149999924004</text:p>
          </table:table-cell>
          <table:table-cell office:value-type="string" calcext:value-type="string">
            <text:p>9.5200239999685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8452000063844</text:p>
          </table:table-cell>
          <table:table-cell office:value-type="string" calcext:value-type="string">
            <text:p>9.7205589999211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386399990879</text:p>
          </table:table-cell>
          <table:table-cell office:value-type="string" calcext:value-type="string">
            <text:p>9.5999819999560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12" calcext:value-type="float">
            <text:p>1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83973000058904</text:p>
          </table:table-cell>
          <table:table-cell office:value-type="string" calcext:value-type="string">
            <text:p>9.7646749999839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74" calcext:value-type="float">
            <text:p>19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6227999981493</text:p>
          </table:table-cell>
          <table:table-cell office:value-type="string" calcext:value-type="string">
            <text:p>10.0299770000856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28422999964096</text:p>
          </table:table-cell>
          <table:table-cell office:value-type="string" calcext:value-type="string">
            <text:p>10.2351819999748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88" calcext:value-type="float">
            <text:p>190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2291999910958</text:p>
          </table:table-cell>
          <table:table-cell office:value-type="string" calcext:value-type="string">
            <text:p>11.9035869999788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08" calcext:value-type="float">
            <text:p>191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36650000023656</text:p>
          </table:table-cell>
          <table:table-cell office:value-type="string" calcext:value-type="string">
            <text:p>11.9541770000942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56" calcext:value-type="float">
            <text:p>191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3655000007711</text:p>
          </table:table-cell>
          <table:table-cell office:value-type="string" calcext:value-type="string">
            <text:p>10.05898599990177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5676000006497</text:p>
          </table:table-cell>
          <table:table-cell office:value-type="string" calcext:value-type="string">
            <text:p>10.1487920000217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36" calcext:value-type="float">
            <text:p>191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4016000078991</text:p>
          </table:table-cell>
          <table:table-cell office:value-type="string" calcext:value-type="string">
            <text:p>10.1491030000615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56639000074938</text:p>
          </table:table-cell>
          <table:table-cell office:value-type="string" calcext:value-type="string">
            <text:p>10.1116390000097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53" calcext:value-type="float">
            <text:p>192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5076999929734</text:p>
          </table:table-cell>
          <table:table-cell office:value-type="string" calcext:value-type="string">
            <text:p>9.89663499989546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63" calcext:value-type="float">
            <text:p>19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53474000073038</text:p>
          </table:table-cell>
          <table:table-cell office:value-type="string" calcext:value-type="string">
            <text:p>9.8367880000732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78" calcext:value-type="float">
            <text:p>192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9513000003062</text:p>
          </table:table-cell>
          <table:table-cell office:value-type="string" calcext:value-type="string">
            <text:p>9.7376030000159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394" calcext:value-type="float">
            <text:p>193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5928000006825</text:p>
          </table:table-cell>
          <table:table-cell office:value-type="string" calcext:value-type="string">
            <text:p>9.90435099997557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98350000032224</text:p>
          </table:table-cell>
          <table:table-cell office:value-type="string" calcext:value-type="string">
            <text:p>10.2012650000397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13902000011876</text:p>
          </table:table-cell>
          <table:table-cell office:value-type="string" calcext:value-type="string">
            <text:p>12.8784479999449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757" calcext:value-type="float">
            <text:p>1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271350000519305</text:p>
          </table:table-cell>
          <table:table-cell office:value-type="string" calcext:value-type="string">
            <text:p>10.397322999895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05" calcext:value-type="float">
            <text:p>196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6337999925017</text:p>
          </table:table-cell>
          <table:table-cell office:value-type="string" calcext:value-type="string">
            <text:p>10.50152699998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42" calcext:value-type="float">
            <text:p>19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11417999956757</text:p>
          </table:table-cell>
          <table:table-cell office:value-type="string" calcext:value-type="string">
            <text:p>11.09460499999113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27" calcext:value-type="float">
            <text:p>196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7921000095084</text:p>
          </table:table-cell>
          <table:table-cell office:value-type="string" calcext:value-type="string">
            <text:p>10.9342700000852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966" calcext:value-type="float">
            <text:p>19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65815000073053</text:p>
          </table:table-cell>
          <table:table-cell office:value-type="string" calcext:value-type="string">
            <text:p>11.09724999999161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96591999940574</text:p>
          </table:table-cell>
          <table:table-cell office:value-type="string" calcext:value-type="string">
            <text:p>11.3530539999483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8878999962471</text:p>
          </table:table-cell>
          <table:table-cell office:value-type="string" calcext:value-type="string">
            <text:p>11.624517999938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186" calcext:value-type="float">
            <text:p>20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66307000094093</text:p>
          </table:table-cell>
          <table:table-cell office:value-type="string" calcext:value-type="string">
            <text:p>11.5170679999282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0317999944091</text:p>
          </table:table-cell>
          <table:table-cell office:value-type="string" calcext:value-type="string">
            <text:p>11.73741099995095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885769999120384</text:p>
          </table:table-cell>
          <table:table-cell office:value-type="string" calcext:value-type="string">
            <text:p>11.66627100005280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813" calcext:value-type="float">
            <text:p>208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0035600005649</text:p>
          </table:table-cell>
          <table:table-cell office:value-type="string" calcext:value-type="string">
            <text:p>11.9937960000243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86" calcext:value-type="float">
            <text:p>207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968699997291</text:p>
          </table:table-cell>
          <table:table-cell office:value-type="string" calcext:value-type="string">
            <text:p>12.1038130000233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645" calcext:value-type="float">
            <text:p>2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05425000051036</text:p>
          </table:table-cell>
          <table:table-cell office:value-type="string" calcext:value-type="string">
            <text:p>11.7700860000913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42" calcext:value-type="float">
            <text:p>20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6422600003425</text:p>
          </table:table-cell>
          <table:table-cell office:value-type="string" calcext:value-type="string">
            <text:p>13.7199339999351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21" calcext:value-type="float">
            <text:p>20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63819999899715</text:p>
          </table:table-cell>
          <table:table-cell office:value-type="string" calcext:value-type="string">
            <text:p>13.7134920000098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39" calcext:value-type="float">
            <text:p>207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09900000551715</text:p>
          </table:table-cell>
          <table:table-cell office:value-type="string" calcext:value-type="string">
            <text:p>11.4348549999995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41" calcext:value-type="float">
            <text:p>20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8915999988094</text:p>
          </table:table-cell>
          <table:table-cell office:value-type="string" calcext:value-type="string">
            <text:p>11.5870150000555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032" calcext:value-type="float">
            <text:p>21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0295999995433</text:p>
          </table:table-cell>
          <table:table-cell office:value-type="string" calcext:value-type="string">
            <text:p>11.92990200000349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30" calcext:value-type="float">
            <text:p>20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8275000094436</text:p>
          </table:table-cell>
          <table:table-cell office:value-type="string" calcext:value-type="string">
            <text:p>11.8984990000026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36" calcext:value-type="float">
            <text:p>20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6460000067018</text:p>
          </table:table-cell>
          <table:table-cell office:value-type="string" calcext:value-type="string">
            <text:p>11.6146999999182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136" calcext:value-type="float">
            <text:p>211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96660000085831</text:p>
          </table:table-cell>
          <table:table-cell office:value-type="string" calcext:value-type="string">
            <text:p>11.7141559999436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250" calcext:value-type="float">
            <text:p>21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5355999991298</text:p>
          </table:table-cell>
          <table:table-cell office:value-type="string" calcext:value-type="string">
            <text:p>11.66715400002431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284" calcext:value-type="float">
            <text:p>21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23141999985091</text:p>
          </table:table-cell>
          <table:table-cell office:value-type="string" calcext:value-type="string">
            <text:p>11.9510430000955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373" calcext:value-type="float">
            <text:p>213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3199999928474</text:p>
          </table:table-cell>
          <table:table-cell office:value-type="string" calcext:value-type="string">
            <text:p>12.08126900007482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472" calcext:value-type="float">
            <text:p>214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28261999972165</text:p>
          </table:table-cell>
          <table:table-cell office:value-type="string" calcext:value-type="string">
            <text:p>12.1999630000209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626" calcext:value-type="float">
            <text:p>21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96356999967247</text:p>
          </table:table-cell>
          <table:table-cell office:value-type="string" calcext:value-type="string">
            <text:p>12.054807999986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517" calcext:value-type="float">
            <text:p>21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08931000018492</text:p>
          </table:table-cell>
          <table:table-cell office:value-type="string" calcext:value-type="string">
            <text:p>12.3015529999975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16269999416545</text:p>
          </table:table-cell>
          <table:table-cell office:value-type="string" calcext:value-type="string">
            <text:p>12.401078999973834</text:p>
          </table:table-cell>
        </table:table-row>
      </table:table>
      <table:table table:name="grid-3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2115999958478</text:p>
          </table:table-cell>
          <table:table-cell office:value-type="string" calcext:value-type="string">
            <text:p>9.371633999980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299986999947578</text:p>
          </table:table-cell>
          <table:table-cell office:value-type="string" calcext:value-type="string">
            <text:p>8.5164390000281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25502000050619</text:p>
          </table:table-cell>
          <table:table-cell office:value-type="string" calcext:value-type="string">
            <text:p>6.6476800000527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89957999996841</text:p>
          </table:table-cell>
          <table:table-cell office:value-type="string" calcext:value-type="string">
            <text:p>5.2752570000011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73586000013165</text:p>
          </table:table-cell>
          <table:table-cell office:value-type="string" calcext:value-type="string">
            <text:p>4.3830199999501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00983000034466</text:p>
          </table:table-cell>
          <table:table-cell office:value-type="string" calcext:value-type="string">
            <text:p>4.3586230000946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12117000087164</text:p>
          </table:table-cell>
          <table:table-cell office:value-type="string" calcext:value-type="string">
            <text:p>4.50499100005254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53953999932855</text:p>
          </table:table-cell>
          <table:table-cell office:value-type="string" calcext:value-type="string">
            <text:p>4.2381759999552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2908000014722</text:p>
          </table:table-cell>
          <table:table-cell office:value-type="string" calcext:value-type="string">
            <text:p>4.20334799995180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9264999986626</text:p>
          </table:table-cell>
          <table:table-cell office:value-type="string" calcext:value-type="string">
            <text:p>4.768780999933369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03798999940045</text:p>
          </table:table-cell>
          <table:table-cell office:value-type="string" calcext:value-type="string">
            <text:p>4.39602700003888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5597999906167</text:p>
          </table:table-cell>
          <table:table-cell office:value-type="string" calcext:value-type="string">
            <text:p>4.32297300000209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376299997326</text:p>
          </table:table-cell>
          <table:table-cell office:value-type="string" calcext:value-type="string">
            <text:p>4.42145700007677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01500000059605</text:p>
          </table:table-cell>
          <table:table-cell office:value-type="string" calcext:value-type="string">
            <text:p>4.34113899990916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5411000009626</text:p>
          </table:table-cell>
          <table:table-cell office:value-type="string" calcext:value-type="string">
            <text:p>4.53011100005824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54129999969155</text:p>
          </table:table-cell>
          <table:table-cell office:value-type="string" calcext:value-type="string">
            <text:p>4.492747000069357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7536000008695</text:p>
          </table:table-cell>
          <table:table-cell office:value-type="string" calcext:value-type="string">
            <text:p>4.75662700005341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2277300003916</text:p>
          </table:table-cell>
          <table:table-cell office:value-type="string" calcext:value-type="string">
            <text:p>5.09608499996829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7994999955408</text:p>
          </table:table-cell>
          <table:table-cell office:value-type="string" calcext:value-type="string">
            <text:p>4.9276029999600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48670999961905</text:p>
          </table:table-cell>
          <table:table-cell office:value-type="string" calcext:value-type="string">
            <text:p>4.84512199996970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79261000058614</text:p>
          </table:table-cell>
          <table:table-cell office:value-type="string" calcext:value-type="string">
            <text:p>4.95422600000165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19307000003755</text:p>
          </table:table-cell>
          <table:table-cell office:value-type="string" calcext:value-type="string">
            <text:p>5.02759099996183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46170000126585</text:p>
          </table:table-cell>
          <table:table-cell office:value-type="string" calcext:value-type="string">
            <text:p>5.21228500001598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9226999930106</text:p>
          </table:table-cell>
          <table:table-cell office:value-type="string" calcext:value-type="string">
            <text:p>5.155482999980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.8888090000255033</text:p>
          </table:table-cell>
          <table:table-cell office:value-type="string" calcext:value-type="string">
            <text:p>5.1528069999767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19831000012346</text:p>
          </table:table-cell>
          <table:table-cell office:value-type="string" calcext:value-type="string">
            <text:p>5.3808870000066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9848000002094</text:p>
          </table:table-cell>
          <table:table-cell office:value-type="string" calcext:value-type="string">
            <text:p>5.41545500000938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52342000044882</text:p>
          </table:table-cell>
          <table:table-cell office:value-type="string" calcext:value-type="string">
            <text:p>5.5691980000119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2642999999225</text:p>
          </table:table-cell>
          <table:table-cell office:value-type="string" calcext:value-type="string">
            <text:p>5.76616600004490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5578999975696</text:p>
          </table:table-cell>
          <table:table-cell office:value-type="string" calcext:value-type="string">
            <text:p>8.223024000064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8638999997638</text:p>
          </table:table-cell>
          <table:table-cell office:value-type="string" calcext:value-type="string">
            <text:p>6.1474869999801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04507000069134</text:p>
          </table:table-cell>
          <table:table-cell office:value-type="string" calcext:value-type="string">
            <text:p>6.33059699996374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88515999959782</text:p>
          </table:table-cell>
          <table:table-cell office:value-type="string" calcext:value-type="string">
            <text:p>6.38097599998582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89259999850765</text:p>
          </table:table-cell>
          <table:table-cell office:value-type="string" calcext:value-type="string">
            <text:p>6.5512020000023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58299999265</text:p>
          </table:table-cell>
          <table:table-cell office:value-type="string" calcext:value-type="string">
            <text:p>8.6839319999562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1063000080176</text:p>
          </table:table-cell>
          <table:table-cell office:value-type="string" calcext:value-type="string">
            <text:p>6.65054699999745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11448000045493</text:p>
          </table:table-cell>
          <table:table-cell office:value-type="string" calcext:value-type="string">
            <text:p>6.7585099999560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6111999968998</text:p>
          </table:table-cell>
          <table:table-cell office:value-type="string" calcext:value-type="string">
            <text:p>6.74997300002723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41589999664575</text:p>
          </table:table-cell>
          <table:table-cell office:value-type="string" calcext:value-type="string">
            <text:p>6.83705600001849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09556000051089</text:p>
          </table:table-cell>
          <table:table-cell office:value-type="string" calcext:value-type="string">
            <text:p>6.96501699998043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63054000004195</text:p>
          </table:table-cell>
          <table:table-cell office:value-type="string" calcext:value-type="string">
            <text:p>6.989925999892875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78050999972038</text:p>
          </table:table-cell>
          <table:table-cell office:value-type="string" calcext:value-type="string">
            <text:p>6.97800299990922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02762000029907</text:p>
          </table:table-cell>
          <table:table-cell office:value-type="string" calcext:value-type="string">
            <text:p>7.1660129999509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10184000059962</text:p>
          </table:table-cell>
          <table:table-cell office:value-type="string" calcext:value-type="string">
            <text:p>7.29141000006347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63730000029318</text:p>
          </table:table-cell>
          <table:table-cell office:value-type="string" calcext:value-type="string">
            <text:p>7.2993260000366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62339000008069</text:p>
          </table:table-cell>
          <table:table-cell office:value-type="string" calcext:value-type="string">
            <text:p>7.2858690000139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4321999992244</text:p>
          </table:table-cell>
          <table:table-cell office:value-type="string" calcext:value-type="string">
            <text:p>7.2873619999736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34684999915771</text:p>
          </table:table-cell>
          <table:table-cell office:value-type="string" calcext:value-type="string">
            <text:p>7.292872999911196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66907999990508</text:p>
          </table:table-cell>
          <table:table-cell office:value-type="string" calcext:value-type="string">
            <text:p>9.66811099997721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8194000008516</text:p>
          </table:table-cell>
          <table:table-cell office:value-type="string" calcext:value-type="string">
            <text:p>7.6255380000220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02097999956459</text:p>
          </table:table-cell>
          <table:table-cell office:value-type="string" calcext:value-type="string">
            <text:p>7.7118280000286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18947999947704</text:p>
          </table:table-cell>
          <table:table-cell office:value-type="string" calcext:value-type="string">
            <text:p>7.9572809999808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49875000095926</text:p>
          </table:table-cell>
          <table:table-cell office:value-type="string" calcext:value-type="string">
            <text:p>8.07130599999800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11232000007294</text:p>
          </table:table-cell>
          <table:table-cell office:value-type="string" calcext:value-type="string">
            <text:p>8.2779139999765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6918999897316</text:p>
          </table:table-cell>
          <table:table-cell office:value-type="string" calcext:value-type="string">
            <text:p>8.22824600001331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3933000057004</text:p>
          </table:table-cell>
          <table:table-cell office:value-type="string" calcext:value-type="string">
            <text:p>8.3403759999200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8839999991469</text:p>
          </table:table-cell>
          <table:table-cell office:value-type="string" calcext:value-type="string">
            <text:p>8.5728649999946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30144999944605</text:p>
          </table:table-cell>
          <table:table-cell office:value-type="string" calcext:value-type="string">
            <text:p>8.40462299995124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00374999991618</text:p>
          </table:table-cell>
          <table:table-cell office:value-type="string" calcext:value-type="string">
            <text:p>8.6765390000073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4562000012957</text:p>
          </table:table-cell>
          <table:table-cell office:value-type="string" calcext:value-type="string">
            <text:p>8.8827159999636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2877999995835</text:p>
          </table:table-cell>
          <table:table-cell office:value-type="string" calcext:value-type="string">
            <text:p>9.01514599996153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41827999963425</text:p>
          </table:table-cell>
          <table:table-cell office:value-type="string" calcext:value-type="string">
            <text:p>9.173608000040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9950999971479</text:p>
          </table:table-cell>
          <table:table-cell office:value-type="string" calcext:value-type="string">
            <text:p>9.4658930000150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9140000082552</text:p>
          </table:table-cell>
          <table:table-cell office:value-type="string" calcext:value-type="string">
            <text:p>9.39777000003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8648999962024</text:p>
          </table:table-cell>
          <table:table-cell office:value-type="string" calcext:value-type="string">
            <text:p>9.74549500003922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224871000042185</text:p>
          </table:table-cell>
          <table:table-cell office:value-type="string" calcext:value-type="string">
            <text:p>9.9227839999366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1124000055715</text:p>
          </table:table-cell>
          <table:table-cell office:value-type="string" calcext:value-type="string">
            <text:p>10.2519719999982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006720000179484</text:p>
          </table:table-cell>
          <table:table-cell office:value-type="string" calcext:value-type="string">
            <text:p>10.32872400002088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37204999965616</text:p>
          </table:table-cell>
          <table:table-cell office:value-type="string" calcext:value-type="string">
            <text:p>12.87317600008100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48512999969535</text:p>
          </table:table-cell>
          <table:table-cell office:value-type="string" calcext:value-type="string">
            <text:p>10.5602399999042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84147000010125</text:p>
          </table:table-cell>
          <table:table-cell office:value-type="string" calcext:value-type="string">
            <text:p>10.8348609999520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78946999995969</text:p>
          </table:table-cell>
          <table:table-cell office:value-type="string" calcext:value-type="string">
            <text:p>10.9453690000809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30677000014111</text:p>
          </table:table-cell>
          <table:table-cell office:value-type="string" calcext:value-type="string">
            <text:p>10.9665399999357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53426999971271</text:p>
          </table:table-cell>
          <table:table-cell office:value-type="string" calcext:value-type="string">
            <text:p>10.92859499994665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67464999994263</text:p>
          </table:table-cell>
          <table:table-cell office:value-type="string" calcext:value-type="string">
            <text:p>11.1449420000426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91171000059694</text:p>
          </table:table-cell>
          <table:table-cell office:value-type="string" calcext:value-type="string">
            <text:p>13.839308999944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25144000002183</text:p>
          </table:table-cell>
          <table:table-cell office:value-type="string" calcext:value-type="string">
            <text:p>11.63349399995058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074830000521615</text:p>
          </table:table-cell>
          <table:table-cell office:value-type="string" calcext:value-type="string">
            <text:p>11.4516259999945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12623000075109</text:p>
          </table:table-cell>
          <table:table-cell office:value-type="string" calcext:value-type="string">
            <text:p>11.5754400000441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60157999908552</text:p>
          </table:table-cell>
          <table:table-cell office:value-type="string" calcext:value-type="string">
            <text:p>11.744692999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64524999936111</text:p>
          </table:table-cell>
          <table:table-cell office:value-type="string" calcext:value-type="string">
            <text:p>11.767709000036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1790000046603</text:p>
          </table:table-cell>
          <table:table-cell office:value-type="string" calcext:value-type="string">
            <text:p>12.01491599995642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207999995444</text:p>
          </table:table-cell>
          <table:table-cell office:value-type="string" calcext:value-type="string">
            <text:p>13.9005909999832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71968000009656</text:p>
          </table:table-cell>
          <table:table-cell office:value-type="string" calcext:value-type="string">
            <text:p>11.4738610000349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96127999946475</text:p>
          </table:table-cell>
          <table:table-cell office:value-type="string" calcext:value-type="string">
            <text:p>11.570410999935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91149999713525</text:p>
          </table:table-cell>
          <table:table-cell office:value-type="string" calcext:value-type="string">
            <text:p>13.8119359998963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8570000049658</text:p>
          </table:table-cell>
          <table:table-cell office:value-type="string" calcext:value-type="string">
            <text:p>11.9710909998975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89574999990873</text:p>
          </table:table-cell>
          <table:table-cell office:value-type="string" calcext:value-type="string">
            <text:p>12.1371069999877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88372999918647</text:p>
          </table:table-cell>
          <table:table-cell office:value-type="string" calcext:value-type="string">
            <text:p>12.4445530000375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07424999936484</text:p>
          </table:table-cell>
          <table:table-cell office:value-type="string" calcext:value-type="string">
            <text:p>12.273897000006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93502999981865</text:p>
          </table:table-cell>
          <table:table-cell office:value-type="string" calcext:value-type="string">
            <text:p>12.50422100001014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11939999973401</text:p>
          </table:table-cell>
          <table:table-cell office:value-type="string" calcext:value-type="string">
            <text:p>12.0940130000235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73906000051647</text:p>
          </table:table-cell>
          <table:table-cell office:value-type="string" calcext:value-type="string">
            <text:p>12.5929149999283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1607000036165</text:p>
          </table:table-cell>
          <table:table-cell office:value-type="string" calcext:value-type="string">
            <text:p>12.6059609999647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78029000060633</text:p>
          </table:table-cell>
          <table:table-cell office:value-type="string" calcext:value-type="string">
            <text:p>12.738582000019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3258999981917</text:p>
          </table:table-cell>
          <table:table-cell office:value-type="string" calcext:value-type="string">
            <text:p>15.15849800000432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2160000056028</text:p>
          </table:table-cell>
          <table:table-cell office:value-type="string" calcext:value-type="string">
            <text:p>12.8471780000254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67690000031143</text:p>
          </table:table-cell>
          <table:table-cell office:value-type="string" calcext:value-type="string">
            <text:p>13.1155559999169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61348000052385</text:p>
          </table:table-cell>
          <table:table-cell office:value-type="string" calcext:value-type="string">
            <text:p>15.0791839999146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8158700002823</text:p>
          </table:table-cell>
          <table:table-cell office:value-type="string" calcext:value-type="string">
            <text:p>13.2828359999693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882909999694675</text:p>
          </table:table-cell>
          <table:table-cell office:value-type="string" calcext:value-type="string">
            <text:p>13.4523899999912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1445000050589</text:p>
          </table:table-cell>
          <table:table-cell office:value-type="string" calcext:value-type="string">
            <text:p>15.5724860000191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28349000099115</text:p>
          </table:table-cell>
          <table:table-cell office:value-type="string" calcext:value-type="string">
            <text:p>13.0614500000374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3549999985844</text:p>
          </table:table-cell>
          <table:table-cell office:value-type="string" calcext:value-type="string">
            <text:p>13.62243500002659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257500004489</text:p>
          </table:table-cell>
          <table:table-cell office:value-type="string" calcext:value-type="string">
            <text:p>15.5039209999376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972000010312</text:p>
          </table:table-cell>
          <table:table-cell office:value-type="string" calcext:value-type="string">
            <text:p>13.6031759999459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804800003767</text:p>
          </table:table-cell>
          <table:table-cell office:value-type="string" calcext:value-type="string">
            <text:p>13.4977590000489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9821000061929</text:p>
          </table:table-cell>
          <table:table-cell office:value-type="string" calcext:value-type="string">
            <text:p>15.4938009999459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22468000021763</text:p>
          </table:table-cell>
          <table:table-cell office:value-type="string" calcext:value-type="string">
            <text:p>13.772741000051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000999950804</text:p>
          </table:table-cell>
          <table:table-cell office:value-type="string" calcext:value-type="string">
            <text:p>13.9171149999601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82617999985814</text:p>
          </table:table-cell>
          <table:table-cell office:value-type="string" calcext:value-type="string">
            <text:p>13.6212839999934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801017999998294</text:p>
          </table:table-cell>
          <table:table-cell office:value-type="string" calcext:value-type="string">
            <text:p>13.7468209998914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5930999969132</text:p>
          </table:table-cell>
          <table:table-cell office:value-type="string" calcext:value-type="string">
            <text:p>14.1975790000287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691999973729</text:p>
          </table:table-cell>
          <table:table-cell office:value-type="string" calcext:value-type="string">
            <text:p>16.408194000017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4026999925263</text:p>
          </table:table-cell>
          <table:table-cell office:value-type="string" calcext:value-type="string">
            <text:p>14.7463710000738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4187000077218</text:p>
          </table:table-cell>
          <table:table-cell office:value-type="string" calcext:value-type="string">
            <text:p>14.6512230000225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32027999986894</text:p>
          </table:table-cell>
          <table:table-cell office:value-type="string" calcext:value-type="string">
            <text:p>15.0219330000691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891799996607</text:p>
          </table:table-cell>
          <table:table-cell office:value-type="string" calcext:value-type="string">
            <text:p>15.16913300007581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90300003998</text:p>
          </table:table-cell>
          <table:table-cell office:value-type="string" calcext:value-type="string">
            <text:p>17.4615690000355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385190000757575</text:p>
          </table:table-cell>
          <table:table-cell office:value-type="string" calcext:value-type="string">
            <text:p>14.89833999995607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8016999955289</text:p>
          </table:table-cell>
          <table:table-cell office:value-type="string" calcext:value-type="string">
            <text:p>14.836727999965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081779999658465</text:p>
          </table:table-cell>
          <table:table-cell office:value-type="string" calcext:value-type="string">
            <text:p>17.1370190000161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12120000086725</text:p>
          </table:table-cell>
          <table:table-cell office:value-type="string" calcext:value-type="string">
            <text:p>15.26051399996504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3707999903709</text:p>
          </table:table-cell>
          <table:table-cell office:value-type="string" calcext:value-type="string">
            <text:p>15.4627030000556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675999993458</text:p>
          </table:table-cell>
          <table:table-cell office:value-type="string" calcext:value-type="string">
            <text:p>17.1443059999728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0180999930017</text:p>
          </table:table-cell>
          <table:table-cell office:value-type="string" calcext:value-type="string">
            <text:p>15.1958369999192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2104000048712</text:p>
          </table:table-cell>
          <table:table-cell office:value-type="string" calcext:value-type="string">
            <text:p>15.2049150000093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82113999966532</text:p>
          </table:table-cell>
          <table:table-cell office:value-type="string" calcext:value-type="string">
            <text:p>15.0461220000870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9759999983944</text:p>
          </table:table-cell>
          <table:table-cell office:value-type="string" calcext:value-type="string">
            <text:p>15.18735999998170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0162000097334</text:p>
          </table:table-cell>
          <table:table-cell office:value-type="string" calcext:value-type="string">
            <text:p>17.48112999997101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2020000037737</text:p>
          </table:table-cell>
          <table:table-cell office:value-type="string" calcext:value-type="string">
            <text:p>14.7798979999497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67447000020184</text:p>
          </table:table-cell>
          <table:table-cell office:value-type="string" calcext:value-type="string">
            <text:p>15.0293889999156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62967999908142</text:p>
          </table:table-cell>
          <table:table-cell office:value-type="string" calcext:value-type="string">
            <text:p>16.540675999945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3749999934807</text:p>
          </table:table-cell>
          <table:table-cell office:value-type="string" calcext:value-type="string">
            <text:p>14.3995189999695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4311999995261</text:p>
          </table:table-cell>
          <table:table-cell office:value-type="string" calcext:value-type="string">
            <text:p>14.70881800004281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79659999813884</text:p>
          </table:table-cell>
          <table:table-cell office:value-type="string" calcext:value-type="string">
            <text:p>16.49544800003059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0691000008956</text:p>
          </table:table-cell>
          <table:table-cell office:value-type="string" calcext:value-type="string">
            <text:p>14.922740999958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1353000043891</text:p>
          </table:table-cell>
          <table:table-cell office:value-type="string" calcext:value-type="string">
            <text:p>14.7643879998940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58550999965519</text:p>
          </table:table-cell>
          <table:table-cell office:value-type="string" calcext:value-type="string">
            <text:p>14.99398100003600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1925999936648</text:p>
          </table:table-cell>
          <table:table-cell office:value-type="string" calcext:value-type="string">
            <text:p>14.93064699997194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1272999900393</text:p>
          </table:table-cell>
          <table:table-cell office:value-type="string" calcext:value-type="string">
            <text:p>17.3300539999036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0290999924764</text:p>
          </table:table-cell>
          <table:table-cell office:value-type="string" calcext:value-type="string">
            <text:p>15.20550800010096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3619000012986</text:p>
          </table:table-cell>
          <table:table-cell office:value-type="string" calcext:value-type="string">
            <text:p>15.4904690000694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6164000085555</text:p>
          </table:table-cell>
          <table:table-cell office:value-type="string" calcext:value-type="string">
            <text:p>18.019853000063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85601000045426</text:p>
          </table:table-cell>
          <table:table-cell office:value-type="string" calcext:value-type="string">
            <text:p>16.04172500001732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3879000041634</text:p>
          </table:table-cell>
          <table:table-cell office:value-type="string" calcext:value-type="string">
            <text:p>16.41859799996018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5194999971427</text:p>
          </table:table-cell>
          <table:table-cell office:value-type="string" calcext:value-type="string">
            <text:p>16.5610990000423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28160000173375</text:p>
          </table:table-cell>
          <table:table-cell office:value-type="string" calcext:value-type="string">
            <text:p>16.57975599996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8528000032529</text:p>
          </table:table-cell>
          <table:table-cell office:value-type="string" calcext:value-type="string">
            <text:p>18.5601180000230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5174000016414</text:p>
          </table:table-cell>
          <table:table-cell office:value-type="string" calcext:value-type="string">
            <text:p>17.0176190000493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0494000031613</text:p>
          </table:table-cell>
          <table:table-cell office:value-type="string" calcext:value-type="string">
            <text:p>16.9275519999209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3952999943867</text:p>
          </table:table-cell>
          <table:table-cell office:value-type="string" calcext:value-type="string">
            <text:p>17.1409230000572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20557999960147</text:p>
          </table:table-cell>
          <table:table-cell office:value-type="string" calcext:value-type="string">
            <text:p>16.96707000001333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49839999573305</text:p>
          </table:table-cell>
          <table:table-cell office:value-type="string" calcext:value-type="string">
            <text:p>18.827596000046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8700000001118</text:p>
          </table:table-cell>
          <table:table-cell office:value-type="string" calcext:value-type="string">
            <text:p>16.3691219999454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7330000097863</text:p>
          </table:table-cell>
          <table:table-cell office:value-type="string" calcext:value-type="string">
            <text:p>16.6250359999248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54167000064626</text:p>
          </table:table-cell>
          <table:table-cell office:value-type="string" calcext:value-type="string">
            <text:p>16.3492829999886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6026999983005</text:p>
          </table:table-cell>
          <table:table-cell office:value-type="string" calcext:value-type="string">
            <text:p>16.6741440000478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4785000053234</text:p>
          </table:table-cell>
          <table:table-cell office:value-type="string" calcext:value-type="string">
            <text:p>18.76117499999236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3722000019625</text:p>
          </table:table-cell>
          <table:table-cell office:value-type="string" calcext:value-type="string">
            <text:p>16.3330309999873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1367000006139</text:p>
          </table:table-cell>
          <table:table-cell office:value-type="string" calcext:value-type="string">
            <text:p>16.748690000036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6551000084728</text:p>
          </table:table-cell>
          <table:table-cell office:value-type="string" calcext:value-type="string">
            <text:p>17.13558300002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7059999983758</text:p>
          </table:table-cell>
          <table:table-cell office:value-type="string" calcext:value-type="string">
            <text:p>17.2326050000265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4461999968626</text:p>
          </table:table-cell>
          <table:table-cell office:value-type="string" calcext:value-type="string">
            <text:p>19.817818999988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6959000076167</text:p>
          </table:table-cell>
          <table:table-cell office:value-type="string" calcext:value-type="string">
            <text:p>17.9672730000456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5954999937676</text:p>
          </table:table-cell>
          <table:table-cell office:value-type="string" calcext:value-type="string">
            <text:p>17.5194609999889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19892000011168</text:p>
          </table:table-cell>
          <table:table-cell office:value-type="string" calcext:value-type="string">
            <text:p>17.5038900000508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2780999918468</text:p>
          </table:table-cell>
          <table:table-cell office:value-type="string" calcext:value-type="string">
            <text:p>17.1996509999735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33492999966256</text:p>
          </table:table-cell>
          <table:table-cell office:value-type="string" calcext:value-type="string">
            <text:p>19.1569169999565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6929999962449</text:p>
          </table:table-cell>
          <table:table-cell office:value-type="string" calcext:value-type="string">
            <text:p>17.4951130000408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1667999979109</text:p>
          </table:table-cell>
          <table:table-cell office:value-type="string" calcext:value-type="string">
            <text:p>19.91448000003583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9272000081837</text:p>
          </table:table-cell>
          <table:table-cell office:value-type="string" calcext:value-type="string">
            <text:p>17.5371149999555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84261000016704</text:p>
          </table:table-cell>
          <table:table-cell office:value-type="string" calcext:value-type="string">
            <text:p>17.438691999996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6677000080235</text:p>
          </table:table-cell>
          <table:table-cell office:value-type="string" calcext:value-type="string">
            <text:p>19.6066229999996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2620000010356</text:p>
          </table:table-cell>
          <table:table-cell office:value-type="string" calcext:value-type="string">
            <text:p>17.6627929999958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038399992045</text:p>
          </table:table-cell>
          <table:table-cell office:value-type="string" calcext:value-type="string">
            <text:p>20.5674590000417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63740000501275</text:p>
          </table:table-cell>
          <table:table-cell office:value-type="string" calcext:value-type="string">
            <text:p>18.51065599999856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02366000041366</text:p>
          </table:table-cell>
          <table:table-cell office:value-type="string" calcext:value-type="string">
            <text:p>18.6775749999796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074999905191</text:p>
          </table:table-cell>
          <table:table-cell office:value-type="string" calcext:value-type="string">
            <text:p>18.7114809999475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892900000093505</text:p>
          </table:table-cell>
          <table:table-cell office:value-type="string" calcext:value-type="string">
            <text:p>18.64168400003109</text:p>
          </table:table-cell>
        </table:table-row>
      </table:table>
      <table:table table:name="grid-4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8124999990687</text:p>
          </table:table-cell>
          <table:table-cell office:value-type="string" calcext:value-type="string">
            <text:p>13.213387000025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5257999999449</text:p>
          </table:table-cell>
          <table:table-cell office:value-type="string" calcext:value-type="string">
            <text:p>11.761475999956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892099999357</text:p>
          </table:table-cell>
          <table:table-cell office:value-type="string" calcext:value-type="string">
            <text:p>9.1639469999354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79810999962501</text:p>
          </table:table-cell>
          <table:table-cell office:value-type="string" calcext:value-type="string">
            <text:p>9.64546599995810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8527999999933</text:p>
          </table:table-cell>
          <table:table-cell office:value-type="string" calcext:value-type="string">
            <text:p>6.194075000006705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26249999948777</text:p>
          </table:table-cell>
          <table:table-cell office:value-type="string" calcext:value-type="string">
            <text:p>6.007106999983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38336999970488</text:p>
          </table:table-cell>
          <table:table-cell office:value-type="string" calcext:value-type="string">
            <text:p>5.95382200006861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5746999899857</text:p>
          </table:table-cell>
          <table:table-cell office:value-type="string" calcext:value-type="string">
            <text:p>5.73000199999660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5408999994397</text:p>
          </table:table-cell>
          <table:table-cell office:value-type="string" calcext:value-type="string">
            <text:p>5.71007200004532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4823000021279</text:p>
          </table:table-cell>
          <table:table-cell office:value-type="string" calcext:value-type="string">
            <text:p>5.66019399999640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8870999976061</text:p>
          </table:table-cell>
          <table:table-cell office:value-type="string" calcext:value-type="string">
            <text:p>5.803526000003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62387000001036</text:p>
          </table:table-cell>
          <table:table-cell office:value-type="string" calcext:value-type="string">
            <text:p>5.9227510000346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42892000079155</text:p>
          </table:table-cell>
          <table:table-cell office:value-type="string" calcext:value-type="string">
            <text:p>8.7354439999908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07248000078835</text:p>
          </table:table-cell>
          <table:table-cell office:value-type="string" calcext:value-type="string">
            <text:p>6.4581570000154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68310000235215</text:p>
          </table:table-cell>
          <table:table-cell office:value-type="string" calcext:value-type="string">
            <text:p>6.574506000033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8529999926686</text:p>
          </table:table-cell>
          <table:table-cell office:value-type="string" calcext:value-type="string">
            <text:p>6.71059400006197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2322999993339</text:p>
          </table:table-cell>
          <table:table-cell office:value-type="string" calcext:value-type="string">
            <text:p>6.82919800002127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72872999939136</text:p>
          </table:table-cell>
          <table:table-cell office:value-type="string" calcext:value-type="string">
            <text:p>6.9566480000503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83877999940887</text:p>
          </table:table-cell>
          <table:table-cell office:value-type="string" calcext:value-type="string">
            <text:p>7.26992700004484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48869000026025</text:p>
          </table:table-cell>
          <table:table-cell office:value-type="string" calcext:value-type="string">
            <text:p>9.5078879999928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2604999993928</text:p>
          </table:table-cell>
          <table:table-cell office:value-type="string" calcext:value-type="string">
            <text:p>7.1479060000274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885599000030197</text:p>
          </table:table-cell>
          <table:table-cell office:value-type="string" calcext:value-type="string">
            <text:p>7.61947600007988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0331000066362</text:p>
          </table:table-cell>
          <table:table-cell office:value-type="string" calcext:value-type="string">
            <text:p>7.664645000011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0520999999717</text:p>
          </table:table-cell>
          <table:table-cell office:value-type="string" calcext:value-type="string">
            <text:p>7.9336950000142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5749999913387</text:p>
          </table:table-cell>
          <table:table-cell office:value-type="string" calcext:value-type="string">
            <text:p>10.51264800003264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9717999966815</text:p>
          </table:table-cell>
          <table:table-cell office:value-type="string" calcext:value-type="string">
            <text:p>8.2693159999325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4353999979794</text:p>
          </table:table-cell>
          <table:table-cell office:value-type="string" calcext:value-type="string">
            <text:p>8.3674090000567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4829000001773</text:p>
          </table:table-cell>
          <table:table-cell office:value-type="string" calcext:value-type="string">
            <text:p>8.5010329999495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3825999950059</text:p>
          </table:table-cell>
          <table:table-cell office:value-type="string" calcext:value-type="string">
            <text:p>8.257883999962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56480000168085</text:p>
          </table:table-cell>
          <table:table-cell office:value-type="string" calcext:value-type="string">
            <text:p>10.9055619999999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03604000015184</text:p>
          </table:table-cell>
          <table:table-cell office:value-type="string" calcext:value-type="string">
            <text:p>8.55185499996878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212100005243</text:p>
          </table:table-cell>
          <table:table-cell office:value-type="string" calcext:value-type="string">
            <text:p>8.7708960000891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574809999438</text:p>
          </table:table-cell>
          <table:table-cell office:value-type="string" calcext:value-type="string">
            <text:p>8.65465699997730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1858999887481</text:p>
          </table:table-cell>
          <table:table-cell office:value-type="string" calcext:value-type="string">
            <text:p>9.02336400002241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4735000017099</text:p>
          </table:table-cell>
          <table:table-cell office:value-type="string" calcext:value-type="string">
            <text:p>11.71049900003708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10795999970287</text:p>
          </table:table-cell>
          <table:table-cell office:value-type="string" calcext:value-type="string">
            <text:p>9.08896199997980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91538000060245</text:p>
          </table:table-cell>
          <table:table-cell office:value-type="string" calcext:value-type="string">
            <text:p>9.3054289999417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09363000001758</text:p>
          </table:table-cell>
          <table:table-cell office:value-type="string" calcext:value-type="string">
            <text:p>9.57613199995830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8888999987394</text:p>
          </table:table-cell>
          <table:table-cell office:value-type="string" calcext:value-type="string">
            <text:p>9.6485950000351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36942999949679</text:p>
          </table:table-cell>
          <table:table-cell office:value-type="string" calcext:value-type="string">
            <text:p>10.0288750000763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75469999969937</text:p>
          </table:table-cell>
          <table:table-cell office:value-type="string" calcext:value-type="string">
            <text:p>10.102629999979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73457000008784</text:p>
          </table:table-cell>
          <table:table-cell office:value-type="string" calcext:value-type="string">
            <text:p>9.92349900002591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65674000023864</text:p>
          </table:table-cell>
          <table:table-cell office:value-type="string" calcext:value-type="string">
            <text:p>12.9547520000487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9461999977939</text:p>
          </table:table-cell>
          <table:table-cell office:value-type="string" calcext:value-type="string">
            <text:p>10.3680949999252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4063000064343</text:p>
          </table:table-cell>
          <table:table-cell office:value-type="string" calcext:value-type="string">
            <text:p>10.386019999976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9001900004223</text:p>
          </table:table-cell>
          <table:table-cell office:value-type="string" calcext:value-type="string">
            <text:p>10.71845499996561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929000002332</text:p>
          </table:table-cell>
          <table:table-cell office:value-type="string" calcext:value-type="string">
            <text:p>11.1345349999610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70484000025317</text:p>
          </table:table-cell>
          <table:table-cell office:value-type="string" calcext:value-type="string">
            <text:p>11.2406750000081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53257999988273</text:p>
          </table:table-cell>
          <table:table-cell office:value-type="string" calcext:value-type="string">
            <text:p>11.47450599994044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92099999962375</text:p>
          </table:table-cell>
          <table:table-cell office:value-type="string" calcext:value-type="string">
            <text:p>11.56071499991230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51960999984294</text:p>
          </table:table-cell>
          <table:table-cell office:value-type="string" calcext:value-type="string">
            <text:p>12.0374040000606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1529000010341</text:p>
          </table:table-cell>
          <table:table-cell office:value-type="string" calcext:value-type="string">
            <text:p>12.2348439999623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9527000086382</text:p>
          </table:table-cell>
          <table:table-cell office:value-type="string" calcext:value-type="string">
            <text:p>12.3670649999985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10233000013977</text:p>
          </table:table-cell>
          <table:table-cell office:value-type="string" calcext:value-type="string">
            <text:p>12.27578600007109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74436999997124</text:p>
          </table:table-cell>
          <table:table-cell office:value-type="string" calcext:value-type="string">
            <text:p>12.3910029999678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60148999933153</text:p>
          </table:table-cell>
          <table:table-cell office:value-type="string" calcext:value-type="string">
            <text:p>12.4811609999742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10640000598505</text:p>
          </table:table-cell>
          <table:table-cell office:value-type="string" calcext:value-type="string">
            <text:p>12.62908199999947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82363000046462</text:p>
          </table:table-cell>
          <table:table-cell office:value-type="string" calcext:value-type="string">
            <text:p>15.410695000085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2183999994304</text:p>
          </table:table-cell>
          <table:table-cell office:value-type="string" calcext:value-type="string">
            <text:p>13.50568000006023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4251000061631</text:p>
          </table:table-cell>
          <table:table-cell office:value-type="string" calcext:value-type="string">
            <text:p>13.45741500006988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52310000057332</text:p>
          </table:table-cell>
          <table:table-cell office:value-type="string" calcext:value-type="string">
            <text:p>16.3402459999779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04832999990322</text:p>
          </table:table-cell>
          <table:table-cell office:value-type="string" calcext:value-type="string">
            <text:p>13.81995899998582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92420000000857</text:p>
          </table:table-cell>
          <table:table-cell office:value-type="string" calcext:value-type="string">
            <text:p>14.1175470000598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38292999961413</text:p>
          </table:table-cell>
          <table:table-cell office:value-type="string" calcext:value-type="string">
            <text:p>14.2328239999478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0568400004413</text:p>
          </table:table-cell>
          <table:table-cell office:value-type="string" calcext:value-type="string">
            <text:p>14.3875690000131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10382999968715</text:p>
          </table:table-cell>
          <table:table-cell office:value-type="string" calcext:value-type="string">
            <text:p>14.5894280000356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0538000073284</text:p>
          </table:table-cell>
          <table:table-cell office:value-type="string" calcext:value-type="string">
            <text:p>14.29384399997070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70470000151545</text:p>
          </table:table-cell>
          <table:table-cell office:value-type="string" calcext:value-type="string">
            <text:p>17.2655220000306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71616000006907</text:p>
          </table:table-cell>
          <table:table-cell office:value-type="string" calcext:value-type="string">
            <text:p>14.77275900007225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947820000350475</text:p>
          </table:table-cell>
          <table:table-cell office:value-type="string" calcext:value-type="string">
            <text:p>14.6587240000953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38" calcext:value-type="float">
            <text:p>5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25725000048988</text:p>
          </table:table-cell>
          <table:table-cell office:value-type="string" calcext:value-type="string">
            <text:p>14.712410000036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66259999526665</text:p>
          </table:table-cell>
          <table:table-cell office:value-type="string" calcext:value-type="string">
            <text:p>17.415327000082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78654000000097</text:p>
          </table:table-cell>
          <table:table-cell office:value-type="string" calcext:value-type="string">
            <text:p>14.943697000038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4643999994732</text:p>
          </table:table-cell>
          <table:table-cell office:value-type="string" calcext:value-type="string">
            <text:p>14.78856100002303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05338000040501</text:p>
          </table:table-cell>
          <table:table-cell office:value-type="string" calcext:value-type="string">
            <text:p>17.72701300005428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14586000028066</text:p>
          </table:table-cell>
          <table:table-cell office:value-type="string" calcext:value-type="string">
            <text:p>15.52097499999217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34585000039078</text:p>
          </table:table-cell>
          <table:table-cell office:value-type="string" calcext:value-type="string">
            <text:p>15.6393590000225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6285999985412</text:p>
          </table:table-cell>
          <table:table-cell office:value-type="string" calcext:value-type="string">
            <text:p>16.0904370000353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90508000040427</text:p>
          </table:table-cell>
          <table:table-cell office:value-type="string" calcext:value-type="string">
            <text:p>18.6300439999904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54334000009112</text:p>
          </table:table-cell>
          <table:table-cell office:value-type="string" calcext:value-type="string">
            <text:p>16.14311200007796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5775999957696</text:p>
          </table:table-cell>
          <table:table-cell office:value-type="string" calcext:value-type="string">
            <text:p>15.8367469999939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8157999957912</text:p>
          </table:table-cell>
          <table:table-cell office:value-type="string" calcext:value-type="string">
            <text:p>16.27276600000914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19966000015847</text:p>
          </table:table-cell>
          <table:table-cell office:value-type="string" calcext:value-type="string">
            <text:p>19.1345079999882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7279000109993</text:p>
          </table:table-cell>
          <table:table-cell office:value-type="string" calcext:value-type="string">
            <text:p>16.5434720000484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62531000026502</text:p>
          </table:table-cell>
          <table:table-cell office:value-type="string" calcext:value-type="string">
            <text:p>16.8140050000511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74298999994062</text:p>
          </table:table-cell>
          <table:table-cell office:value-type="string" calcext:value-type="string">
            <text:p>17.046173000009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2757000005804</text:p>
          </table:table-cell>
          <table:table-cell office:value-type="string" calcext:value-type="string">
            <text:p>19.5996570000424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6666999948211</text:p>
          </table:table-cell>
          <table:table-cell office:value-type="string" calcext:value-type="string">
            <text:p>16.6839790000813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7780999974348</text:p>
          </table:table-cell>
          <table:table-cell office:value-type="string" calcext:value-type="string">
            <text:p>16.632306999992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29674999974668</text:p>
          </table:table-cell>
          <table:table-cell office:value-type="string" calcext:value-type="string">
            <text:p>16.6485589999938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6864999998361</text:p>
          </table:table-cell>
          <table:table-cell office:value-type="string" calcext:value-type="string">
            <text:p>19.125040999962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30419000028633</text:p>
          </table:table-cell>
          <table:table-cell office:value-type="string" calcext:value-type="string">
            <text:p>16.5473099999362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409999921918</text:p>
          </table:table-cell>
          <table:table-cell office:value-type="string" calcext:value-type="string">
            <text:p>16.63708600006066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877339999889955</text:p>
          </table:table-cell>
          <table:table-cell office:value-type="string" calcext:value-type="string">
            <text:p>16.76819699991028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30400002189</text:p>
          </table:table-cell>
          <table:table-cell office:value-type="string" calcext:value-type="string">
            <text:p>17.472976000048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3409999785945</text:p>
          </table:table-cell>
          <table:table-cell office:value-type="string" calcext:value-type="string">
            <text:p>20.4330610000761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816499994602</text:p>
          </table:table-cell>
          <table:table-cell office:value-type="string" calcext:value-type="string">
            <text:p>17.946710000047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619599997066</text:p>
          </table:table-cell>
          <table:table-cell office:value-type="string" calcext:value-type="string">
            <text:p>18.1138799999607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0533000067808</text:p>
          </table:table-cell>
          <table:table-cell office:value-type="string" calcext:value-type="string">
            <text:p>17.94211100006941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14072999940254</text:p>
          </table:table-cell>
          <table:table-cell office:value-type="string" calcext:value-type="string">
            <text:p>20.8639309999998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574" calcext:value-type="float">
            <text:p>65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39883999968879</text:p>
          </table:table-cell>
          <table:table-cell office:value-type="string" calcext:value-type="string">
            <text:p>18.189899999997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838899992872</text:p>
          </table:table-cell>
          <table:table-cell office:value-type="string" calcext:value-type="string">
            <text:p>18.73692799999844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47122000041418</text:p>
          </table:table-cell>
          <table:table-cell office:value-type="string" calcext:value-type="string">
            <text:p>18.067389999981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01230000006035</text:p>
          </table:table-cell>
          <table:table-cell office:value-type="string" calcext:value-type="string">
            <text:p>18.39001600001938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46" calcext:value-type="float">
            <text:p>66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4903000048362</text:p>
          </table:table-cell>
          <table:table-cell office:value-type="string" calcext:value-type="string">
            <text:p>21.42001899995375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2778999940492</text:p>
          </table:table-cell>
          <table:table-cell office:value-type="string" calcext:value-type="string">
            <text:p>18.566803999943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86" calcext:value-type="float">
            <text:p>6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00071000028402</text:p>
          </table:table-cell>
          <table:table-cell office:value-type="string" calcext:value-type="string">
            <text:p>18.69030800007749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81" calcext:value-type="float">
            <text:p>66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79208000027575</text:p>
          </table:table-cell>
          <table:table-cell office:value-type="string" calcext:value-type="string">
            <text:p>18.5159940000157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34" calcext:value-type="float">
            <text:p>67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4354999936186</text:p>
          </table:table-cell>
          <table:table-cell office:value-type="string" calcext:value-type="string">
            <text:p>18.8098029999528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1506000054069</text:p>
          </table:table-cell>
          <table:table-cell office:value-type="string" calcext:value-type="string">
            <text:p>21.534974999958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164500000421</text:p>
          </table:table-cell>
          <table:table-cell office:value-type="string" calcext:value-type="string">
            <text:p>18.7470000000903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60" calcext:value-type="float">
            <text:p>6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6264700004831</text:p>
          </table:table-cell>
          <table:table-cell office:value-type="string" calcext:value-type="string">
            <text:p>18.78370099992025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29402999975719</text:p>
          </table:table-cell>
          <table:table-cell office:value-type="string" calcext:value-type="string">
            <text:p>19.2997409999370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42048000055365</text:p>
          </table:table-cell>
          <table:table-cell office:value-type="string" calcext:value-type="string">
            <text:p>18.748684999998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074789999984205</text:p>
          </table:table-cell>
          <table:table-cell office:value-type="string" calcext:value-type="string">
            <text:p>21.68726800009608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54" calcext:value-type="float">
            <text:p>67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54724000045098</text:p>
          </table:table-cell>
          <table:table-cell office:value-type="string" calcext:value-type="string">
            <text:p>18.5329889999702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19370000762865</text:p>
          </table:table-cell>
          <table:table-cell office:value-type="string" calcext:value-type="string">
            <text:p>18.4221009999746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844180000713095</text:p>
          </table:table-cell>
          <table:table-cell office:value-type="string" calcext:value-type="string">
            <text:p>18.64655299996957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271899996791</text:p>
          </table:table-cell>
          <table:table-cell office:value-type="string" calcext:value-type="string">
            <text:p>20.9448540000012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574300000444055</text:p>
          </table:table-cell>
          <table:table-cell office:value-type="string" calcext:value-type="string">
            <text:p>21.8612019999418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006150000030175</text:p>
          </table:table-cell>
          <table:table-cell office:value-type="string" calcext:value-type="string">
            <text:p>19.124696000013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88" calcext:value-type="float">
            <text:p>6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3347999933176</text:p>
          </table:table-cell>
          <table:table-cell office:value-type="string" calcext:value-type="string">
            <text:p>18.9996100000571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29130999976769</text:p>
          </table:table-cell>
          <table:table-cell office:value-type="string" calcext:value-type="string">
            <text:p>19.223282000049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543000003323</text:p>
          </table:table-cell>
          <table:table-cell office:value-type="string" calcext:value-type="string">
            <text:p>21.81986099993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0523999966681</text:p>
          </table:table-cell>
          <table:table-cell office:value-type="string" calcext:value-type="string">
            <text:p>22.9380769999697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843999966979</text:p>
          </table:table-cell>
          <table:table-cell office:value-type="string" calcext:value-type="string">
            <text:p>20.28129900002386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35290000308305</text:p>
          </table:table-cell>
          <table:table-cell office:value-type="string" calcext:value-type="string">
            <text:p>20.34477300010621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7038999986835</text:p>
          </table:table-cell>
          <table:table-cell office:value-type="string" calcext:value-type="string">
            <text:p>20.59494699991773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5925699993968</text:p>
          </table:table-cell>
          <table:table-cell office:value-type="string" calcext:value-type="string">
            <text:p>20.7494410000508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12747000041418</text:p>
          </table:table-cell>
          <table:table-cell office:value-type="string" calcext:value-type="string">
            <text:p>23.34389699995517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02686999924481</text:p>
          </table:table-cell>
          <table:table-cell office:value-type="string" calcext:value-type="string">
            <text:p>24.2565960000501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0873999954201</text:p>
          </table:table-cell>
          <table:table-cell office:value-type="string" calcext:value-type="string">
            <text:p>20.6169509999454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4078999995254</text:p>
          </table:table-cell>
          <table:table-cell office:value-type="string" calcext:value-type="string">
            <text:p>20.7972270000027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2363000032492</text:p>
          </table:table-cell>
          <table:table-cell office:value-type="string" calcext:value-type="string">
            <text:p>21.208287999965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3142000064254</text:p>
          </table:table-cell>
          <table:table-cell office:value-type="string" calcext:value-type="string">
            <text:p>21.5012159999459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9108999976888</text:p>
          </table:table-cell>
          <table:table-cell office:value-type="string" calcext:value-type="string">
            <text:p>24.2886210000142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6813999982551</text:p>
          </table:table-cell>
          <table:table-cell office:value-type="string" calcext:value-type="string">
            <text:p>25.4275170000037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342999991961</text:p>
          </table:table-cell>
          <table:table-cell office:value-type="string" calcext:value-type="string">
            <text:p>25.420663999975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1714000012726</text:p>
          </table:table-cell>
          <table:table-cell office:value-type="string" calcext:value-type="string">
            <text:p>22.18118600000161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93" calcext:value-type="float">
            <text:p>7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49561000033282</text:p>
          </table:table-cell>
          <table:table-cell office:value-type="string" calcext:value-type="string">
            <text:p>22.108142000040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06" calcext:value-type="float">
            <text:p>78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84739999473095</text:p>
          </table:table-cell>
          <table:table-cell office:value-type="string" calcext:value-type="string">
            <text:p>22.7430939999176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57977999909781</text:p>
          </table:table-cell>
          <table:table-cell office:value-type="string" calcext:value-type="string">
            <text:p>22.5971379999537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17735000047833</text:p>
          </table:table-cell>
          <table:table-cell office:value-type="string" calcext:value-type="string">
            <text:p>22.45530899998266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7637999998406</text:p>
          </table:table-cell>
          <table:table-cell office:value-type="string" calcext:value-type="string">
            <text:p>26.2045409999554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1061000023037</text:p>
          </table:table-cell>
          <table:table-cell office:value-type="string" calcext:value-type="string">
            <text:p>25.2747690000105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95" calcext:value-type="float">
            <text:p>79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3956999937072</text:p>
          </table:table-cell>
          <table:table-cell office:value-type="string" calcext:value-type="string">
            <text:p>22.30378000007476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48602000041865</text:p>
          </table:table-cell>
          <table:table-cell office:value-type="string" calcext:value-type="string">
            <text:p>22.22532500000670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99360000295565</text:p>
          </table:table-cell>
          <table:table-cell office:value-type="string" calcext:value-type="string">
            <text:p>22.0341979999793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07990000001155</text:p>
          </table:table-cell>
          <table:table-cell office:value-type="string" calcext:value-type="string">
            <text:p>22.86078799993265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3620299990289</text:p>
          </table:table-cell>
          <table:table-cell office:value-type="string" calcext:value-type="string">
            <text:p>22.5929600000381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9369000042789</text:p>
          </table:table-cell>
          <table:table-cell office:value-type="string" calcext:value-type="string">
            <text:p>25.9977960000978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8957000076771</text:p>
          </table:table-cell>
          <table:table-cell office:value-type="string" calcext:value-type="string">
            <text:p>25.968648000038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874199998565</text:p>
          </table:table-cell>
          <table:table-cell office:value-type="string" calcext:value-type="string">
            <text:p>26.399287999956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364" calcext:value-type="float">
            <text:p>8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8103999942541</text:p>
          </table:table-cell>
          <table:table-cell office:value-type="string" calcext:value-type="string">
            <text:p>23.2449479999486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9088000035845</text:p>
          </table:table-cell>
          <table:table-cell office:value-type="string" calcext:value-type="string">
            <text:p>23.5431760000064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5156000009738</text:p>
          </table:table-cell>
          <table:table-cell office:value-type="string" calcext:value-type="string">
            <text:p>23.6098879999481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44553999998607</text:p>
          </table:table-cell>
          <table:table-cell office:value-type="string" calcext:value-type="string">
            <text:p>23.5255810000235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96983000030741</text:p>
          </table:table-cell>
          <table:table-cell office:value-type="string" calcext:value-type="string">
            <text:p>23.9995969999581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11751000024378</text:p>
          </table:table-cell>
          <table:table-cell office:value-type="string" calcext:value-type="string">
            <text:p>23.9448679999914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0385000077076</text:p>
          </table:table-cell>
          <table:table-cell office:value-type="string" calcext:value-type="string">
            <text:p>26.9129740000935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75" calcext:value-type="float">
            <text:p>86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2752999970689</text:p>
          </table:table-cell>
          <table:table-cell office:value-type="string" calcext:value-type="string">
            <text:p>27.4473670000443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97" calcext:value-type="float">
            <text:p>8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4035000088625</text:p>
          </table:table-cell>
          <table:table-cell office:value-type="string" calcext:value-type="string">
            <text:p>27.8791689999634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5695999986492</text:p>
          </table:table-cell>
          <table:table-cell office:value-type="string" calcext:value-type="string">
            <text:p>28.189832000061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7461000010371</text:p>
          </table:table-cell>
          <table:table-cell office:value-type="string" calcext:value-type="string">
            <text:p>25.399367999983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09" calcext:value-type="float">
            <text:p>8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8825999977998</text:p>
          </table:table-cell>
          <table:table-cell office:value-type="string" calcext:value-type="string">
            <text:p>25.17652900004759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04595000064</text:p>
          </table:table-cell>
          <table:table-cell office:value-type="string" calcext:value-type="string">
            <text:p>25.174084999947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16" calcext:value-type="float">
            <text:p>8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9896000023</text:p>
          </table:table-cell>
          <table:table-cell office:value-type="string" calcext:value-type="string">
            <text:p>25.0831150000449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21750000165775</text:p>
          </table:table-cell>
          <table:table-cell office:value-type="string" calcext:value-type="string">
            <text:p>25.057744999998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62711999961175</text:p>
          </table:table-cell>
          <table:table-cell office:value-type="string" calcext:value-type="string">
            <text:p>25.44211500009987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93167999992147</text:p>
          </table:table-cell>
          <table:table-cell office:value-type="string" calcext:value-type="string">
            <text:p>25.076644000015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3019000007771</text:p>
          </table:table-cell>
          <table:table-cell office:value-type="string" calcext:value-type="string">
            <text:p>25.8404510000254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92" calcext:value-type="float">
            <text:p>89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3272000038996</text:p>
          </table:table-cell>
          <table:table-cell office:value-type="string" calcext:value-type="string">
            <text:p>29.2609869999578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2000000015832</text:p>
          </table:table-cell>
          <table:table-cell office:value-type="string" calcext:value-type="string">
            <text:p>29.350693000014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1020999918692</text:p>
          </table:table-cell>
          <table:table-cell office:value-type="string" calcext:value-type="string">
            <text:p>28.535254999995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989700004924</text:p>
          </table:table-cell>
          <table:table-cell office:value-type="string" calcext:value-type="string">
            <text:p>28.373465999960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86" calcext:value-type="float">
            <text:p>9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7020000065677</text:p>
          </table:table-cell>
          <table:table-cell office:value-type="string" calcext:value-type="string">
            <text:p>29.0589880000334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1309000109322</text:p>
          </table:table-cell>
          <table:table-cell office:value-type="string" calcext:value-type="string">
            <text:p>29.0345400000223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32" calcext:value-type="float">
            <text:p>9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3771999962628</text:p>
          </table:table-cell>
          <table:table-cell office:value-type="string" calcext:value-type="string">
            <text:p>26.2742979999165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6547000021674</text:p>
          </table:table-cell>
          <table:table-cell office:value-type="string" calcext:value-type="string">
            <text:p>25.73267099994700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601800000295</text:p>
          </table:table-cell>
          <table:table-cell office:value-type="string" calcext:value-type="string">
            <text:p>25.672691999934614</text:p>
          </table:table-cell>
        </table:table-row>
      </table:table>
      <table:table table:name="grid-5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54269999917597</text:p>
          </table:table-cell>
          <table:table-cell office:value-type="string" calcext:value-type="string">
            <text:p>16.2213719999417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79882000060752</text:p>
          </table:table-cell>
          <table:table-cell office:value-type="string" calcext:value-type="string">
            <text:p>13.6976639999775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77235999982804</text:p>
          </table:table-cell>
          <table:table-cell office:value-type="string" calcext:value-type="string">
            <text:p>10.7791290000313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8547000009567</text:p>
          </table:table-cell>
          <table:table-cell office:value-type="string" calcext:value-type="string">
            <text:p>8.3672530000330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40634000091814</text:p>
          </table:table-cell>
          <table:table-cell office:value-type="string" calcext:value-type="string">
            <text:p>7.35447500005830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17289999919012</text:p>
          </table:table-cell>
          <table:table-cell office:value-type="string" calcext:value-type="string">
            <text:p>7.2260920000262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70951999956742</text:p>
          </table:table-cell>
          <table:table-cell office:value-type="string" calcext:value-type="string">
            <text:p>7.0235429999884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99422999913804</text:p>
          </table:table-cell>
          <table:table-cell office:value-type="string" calcext:value-type="string">
            <text:p>7.21003000007476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8321100010071</text:p>
          </table:table-cell>
          <table:table-cell office:value-type="string" calcext:value-type="string">
            <text:p>7.2847070000134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53346000029705</text:p>
          </table:table-cell>
          <table:table-cell office:value-type="string" calcext:value-type="string">
            <text:p>7.37090800004079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5371499999892</text:p>
          </table:table-cell>
          <table:table-cell office:value-type="string" calcext:value-type="string">
            <text:p>7.1161450000945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26805999991484</text:p>
          </table:table-cell>
          <table:table-cell office:value-type="string" calcext:value-type="string">
            <text:p>7.146935999975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99457000079565</text:p>
          </table:table-cell>
          <table:table-cell office:value-type="string" calcext:value-type="string">
            <text:p>7.5239200000651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31628000061028</text:p>
          </table:table-cell>
          <table:table-cell office:value-type="string" calcext:value-type="string">
            <text:p>7.6092080000089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2967400001362</text:p>
          </table:table-cell>
          <table:table-cell office:value-type="string" calcext:value-type="string">
            <text:p>8.0163209999445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13409000006504</text:p>
          </table:table-cell>
          <table:table-cell office:value-type="string" calcext:value-type="string">
            <text:p>8.12455499998759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414755000034347</text:p>
          </table:table-cell>
          <table:table-cell office:value-type="string" calcext:value-type="string">
            <text:p>8.336652999976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019525000010617</text:p>
          </table:table-cell>
          <table:table-cell office:value-type="string" calcext:value-type="string">
            <text:p>8.60206699999980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91555999941193</text:p>
          </table:table-cell>
          <table:table-cell office:value-type="string" calcext:value-type="string">
            <text:p>11.56683400005567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99292000057176</text:p>
          </table:table-cell>
          <table:table-cell office:value-type="string" calcext:value-type="string">
            <text:p>11.8633690000278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78713999968022</text:p>
          </table:table-cell>
          <table:table-cell office:value-type="string" calcext:value-type="string">
            <text:p>11.8945000000530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82010000036098</text:p>
          </table:table-cell>
          <table:table-cell office:value-type="string" calcext:value-type="string">
            <text:p>12.872809999971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58772000018507</text:p>
          </table:table-cell>
          <table:table-cell office:value-type="string" calcext:value-type="string">
            <text:p>12.2576670000562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59840999986045</text:p>
          </table:table-cell>
          <table:table-cell office:value-type="string" calcext:value-type="string">
            <text:p>12.6081680000061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907194999977946</text:p>
          </table:table-cell>
          <table:table-cell office:value-type="string" calcext:value-type="string">
            <text:p>13.1373430000385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424899992533</text:p>
          </table:table-cell>
          <table:table-cell office:value-type="string" calcext:value-type="string">
            <text:p>9.7352129999781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12167000072077</text:p>
          </table:table-cell>
          <table:table-cell office:value-type="string" calcext:value-type="string">
            <text:p>9.98845200007781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27667999942787</text:p>
          </table:table-cell>
          <table:table-cell office:value-type="string" calcext:value-type="string">
            <text:p>10.2668110000668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103500008583</text:p>
          </table:table-cell>
          <table:table-cell office:value-type="string" calcext:value-type="string">
            <text:p>10.2262020000489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164500000421</text:p>
          </table:table-cell>
          <table:table-cell office:value-type="string" calcext:value-type="string">
            <text:p>10.30336300004273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21205999981612</text:p>
          </table:table-cell>
          <table:table-cell office:value-type="string" calcext:value-type="string">
            <text:p>10.6524919999064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99068999965675</text:p>
          </table:table-cell>
          <table:table-cell office:value-type="string" calcext:value-type="string">
            <text:p>10.9493169999914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91190999909304</text:p>
          </table:table-cell>
          <table:table-cell office:value-type="string" calcext:value-type="string">
            <text:p>14.67442499997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13049000059254</text:p>
          </table:table-cell>
          <table:table-cell office:value-type="string" calcext:value-type="string">
            <text:p>15.0045280000194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12853000010364</text:p>
          </table:table-cell>
          <table:table-cell office:value-type="string" calcext:value-type="string">
            <text:p>14.99418699997477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0533000035211</text:p>
          </table:table-cell>
          <table:table-cell office:value-type="string" calcext:value-type="string">
            <text:p>15.3725940000731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891940000467</text:p>
          </table:table-cell>
          <table:table-cell office:value-type="string" calcext:value-type="string">
            <text:p>15.7073239999590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26543999975547</text:p>
          </table:table-cell>
          <table:table-cell office:value-type="string" calcext:value-type="string">
            <text:p>16.1314499999862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42773200001102</text:p>
          </table:table-cell>
          <table:table-cell office:value-type="string" calcext:value-type="string">
            <text:p>12.98671699990518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2.69576299993787</text:p>
          </table:table-cell>
          <table:table-cell office:value-type="string" calcext:value-type="string">
            <text:p>13.3482300000032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2986000054516</text:p>
          </table:table-cell>
          <table:table-cell office:value-type="string" calcext:value-type="string">
            <text:p>13.94908499997109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442" calcext:value-type="float">
            <text:p>5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9603999978863</text:p>
          </table:table-cell>
          <table:table-cell office:value-type="string" calcext:value-type="string">
            <text:p>13.9887129999697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64185999962501</text:p>
          </table:table-cell>
          <table:table-cell office:value-type="string" calcext:value-type="string">
            <text:p>14.33967799996025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07230000011623</text:p>
          </table:table-cell>
          <table:table-cell office:value-type="string" calcext:value-type="string">
            <text:p>14.7357179999817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78146000020206</text:p>
          </table:table-cell>
          <table:table-cell office:value-type="string" calcext:value-type="string">
            <text:p>14.50965299992822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75349999917671</text:p>
          </table:table-cell>
          <table:table-cell office:value-type="string" calcext:value-type="string">
            <text:p>14.8777390000177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4454999966547</text:p>
          </table:table-cell>
          <table:table-cell office:value-type="string" calcext:value-type="string">
            <text:p>14.961785000050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7641000011936</text:p>
          </table:table-cell>
          <table:table-cell office:value-type="string" calcext:value-type="string">
            <text:p>15.0992349999723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06778999976814</text:p>
          </table:table-cell>
          <table:table-cell office:value-type="string" calcext:value-type="string">
            <text:p>15.50413400004617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0296000079252</text:p>
          </table:table-cell>
          <table:table-cell office:value-type="string" calcext:value-type="string">
            <text:p>19.115227999980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24935999931768</text:p>
          </table:table-cell>
          <table:table-cell office:value-type="string" calcext:value-type="string">
            <text:p>19.4480459999758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26758999959566</text:p>
          </table:table-cell>
          <table:table-cell office:value-type="string" calcext:value-type="string">
            <text:p>18.532038999954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06740000052378</text:p>
          </table:table-cell>
          <table:table-cell office:value-type="string" calcext:value-type="string">
            <text:p>15.74747499998193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9113000012003</text:p>
          </table:table-cell>
          <table:table-cell office:value-type="string" calcext:value-type="string">
            <text:p>16.0856020000064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15923000033945</text:p>
          </table:table-cell>
          <table:table-cell office:value-type="string" calcext:value-type="string">
            <text:p>16.1035380000248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34451999957673</text:p>
          </table:table-cell>
          <table:table-cell office:value-type="string" calcext:value-type="string">
            <text:p>16.222141999984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20543999993242</text:p>
          </table:table-cell>
          <table:table-cell office:value-type="string" calcext:value-type="string">
            <text:p>16.7279900000430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61284000077285</text:p>
          </table:table-cell>
          <table:table-cell office:value-type="string" calcext:value-type="string">
            <text:p>16.46115399990230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2163400000427</text:p>
          </table:table-cell>
          <table:table-cell office:value-type="string" calcext:value-type="string">
            <text:p>16.6538329999893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58639999968</text:p>
          </table:table-cell>
          <table:table-cell office:value-type="string" calcext:value-type="string">
            <text:p>20.4153860000660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60200000065379</text:p>
          </table:table-cell>
          <table:table-cell office:value-type="string" calcext:value-type="string">
            <text:p>20.2653299999656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30130999884568</text:p>
          </table:table-cell>
          <table:table-cell office:value-type="string" calcext:value-type="string">
            <text:p>17.750899000093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53211000049487</text:p>
          </table:table-cell>
          <table:table-cell office:value-type="string" calcext:value-type="string">
            <text:p>17.97975100006442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88165999972261</text:p>
          </table:table-cell>
          <table:table-cell office:value-type="string" calcext:value-type="string">
            <text:p>18.151389000006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50120999920182</text:p>
          </table:table-cell>
          <table:table-cell office:value-type="string" calcext:value-type="string">
            <text:p>18.34799699997529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25" calcext:value-type="float">
            <text:p>68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05913999979384</text:p>
          </table:table-cell>
          <table:table-cell office:value-type="string" calcext:value-type="string">
            <text:p>18.2115280000725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29099000035785</text:p>
          </table:table-cell>
          <table:table-cell office:value-type="string" calcext:value-type="string">
            <text:p>22.69434199994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911" calcext:value-type="float">
            <text:p>6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008790000109</text:p>
          </table:table-cell>
          <table:table-cell office:value-type="string" calcext:value-type="string">
            <text:p>22.1308110000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82768000010401</text:p>
          </table:table-cell>
          <table:table-cell office:value-type="string" calcext:value-type="string">
            <text:p>18.3495519999414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91122999996878</text:p>
          </table:table-cell>
          <table:table-cell office:value-type="string" calcext:value-type="string">
            <text:p>18.765552000026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13889999943785</text:p>
          </table:table-cell>
          <table:table-cell office:value-type="string" calcext:value-type="string">
            <text:p>18.8163630000781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51644999999553</text:p>
          </table:table-cell>
          <table:table-cell office:value-type="string" calcext:value-type="string">
            <text:p>19.501303999917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90998999984004</text:p>
          </table:table-cell>
          <table:table-cell office:value-type="string" calcext:value-type="string">
            <text:p>22.7199239999754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19047999964096</text:p>
          </table:table-cell>
          <table:table-cell office:value-type="string" calcext:value-type="string">
            <text:p>22.8565430000890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41041000047699</text:p>
          </table:table-cell>
          <table:table-cell office:value-type="string" calcext:value-type="string">
            <text:p>19.36609799996949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06601000018418</text:p>
          </table:table-cell>
          <table:table-cell office:value-type="string" calcext:value-type="string">
            <text:p>19.8351650000549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69" calcext:value-type="float">
            <text:p>72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64798000035807</text:p>
          </table:table-cell>
          <table:table-cell office:value-type="string" calcext:value-type="string">
            <text:p>19.982213999959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342" calcext:value-type="float">
            <text:p>7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46751000056975</text:p>
          </table:table-cell>
          <table:table-cell office:value-type="string" calcext:value-type="string">
            <text:p>20.5276910000247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83957000030205</text:p>
          </table:table-cell>
          <table:table-cell office:value-type="string" calcext:value-type="string">
            <text:p>23.8500459999777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4202999928966</text:p>
          </table:table-cell>
          <table:table-cell office:value-type="string" calcext:value-type="string">
            <text:p>24.0380270000314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424" calcext:value-type="float">
            <text:p>74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95165999932215</text:p>
          </table:table-cell>
          <table:table-cell office:value-type="string" calcext:value-type="string">
            <text:p>21.30682800000067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59517999971285</text:p>
          </table:table-cell>
          <table:table-cell office:value-type="string" calcext:value-type="string">
            <text:p>21.2858560000313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67" calcext:value-type="float">
            <text:p>7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79034000006504</text:p>
          </table:table-cell>
          <table:table-cell office:value-type="string" calcext:value-type="string">
            <text:p>22.198857999988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618961999891326</text:p>
          </table:table-cell>
          <table:table-cell office:value-type="string" calcext:value-type="string">
            <text:p>27.0400619999272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2248999970034</text:p>
          </table:table-cell>
          <table:table-cell office:value-type="string" calcext:value-type="string">
            <text:p>25.3834940000670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75118999951519</text:p>
          </table:table-cell>
          <table:table-cell office:value-type="string" calcext:value-type="string">
            <text:p>22.1665260000154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55346999969333</text:p>
          </table:table-cell>
          <table:table-cell office:value-type="string" calcext:value-type="string">
            <text:p>22.0697250000666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4951599992346</text:p>
          </table:table-cell>
          <table:table-cell office:value-type="string" calcext:value-type="string">
            <text:p>22.031780000077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172550000716</text:p>
          </table:table-cell>
          <table:table-cell office:value-type="string" calcext:value-type="string">
            <text:p>25.0022810000227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755680999951437</text:p>
          </table:table-cell>
          <table:table-cell office:value-type="string" calcext:value-type="string">
            <text:p>22.1390619999729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85356999957003</text:p>
          </table:table-cell>
          <table:table-cell office:value-type="string" calcext:value-type="string">
            <text:p>22.7423519999720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459880000446</text:p>
          </table:table-cell>
          <table:table-cell office:value-type="string" calcext:value-type="string">
            <text:p>22.5332920000655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68" calcext:value-type="float">
            <text:p>8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341299998574</text:p>
          </table:table-cell>
          <table:table-cell office:value-type="string" calcext:value-type="string">
            <text:p>26.3402429999550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57" calcext:value-type="float">
            <text:p>81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4864999982528</text:p>
          </table:table-cell>
          <table:table-cell office:value-type="string" calcext:value-type="string">
            <text:p>26.339091000030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3473900007084</text:p>
          </table:table-cell>
          <table:table-cell office:value-type="string" calcext:value-type="string">
            <text:p>23.2439439999870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70" calcext:value-type="float">
            <text:p>81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4534000069834</text:p>
          </table:table-cell>
          <table:table-cell office:value-type="string" calcext:value-type="string">
            <text:p>23.425401999964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00999999512</text:p>
          </table:table-cell>
          <table:table-cell office:value-type="string" calcext:value-type="string">
            <text:p>27.84837900009006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1548999994993</text:p>
          </table:table-cell>
          <table:table-cell office:value-type="string" calcext:value-type="string">
            <text:p>26.665014000027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47128999931738</text:p>
          </table:table-cell>
          <table:table-cell office:value-type="string" calcext:value-type="string">
            <text:p>23.349310999969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1326000038534</text:p>
          </table:table-cell>
          <table:table-cell office:value-type="string" calcext:value-type="string">
            <text:p>23.9370030000573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7091000033543</text:p>
          </table:table-cell>
          <table:table-cell office:value-type="string" calcext:value-type="string">
            <text:p>27.3720220000250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422" calcext:value-type="float">
            <text:p>84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4044999908656</text:p>
          </table:table-cell>
          <table:table-cell office:value-type="string" calcext:value-type="string">
            <text:p>27.715729999938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62234000000171</text:p>
          </table:table-cell>
          <table:table-cell office:value-type="string" calcext:value-type="string">
            <text:p>24.8121200000168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09262999892235</text:p>
          </table:table-cell>
          <table:table-cell office:value-type="string" calcext:value-type="string">
            <text:p>24.7851159999845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40383999957703</text:p>
          </table:table-cell>
          <table:table-cell office:value-type="string" calcext:value-type="string">
            <text:p>28.494837000034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608964000013657</text:p>
          </table:table-cell>
          <table:table-cell office:value-type="string" calcext:value-type="string">
            <text:p>25.71710600005462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325099999085</text:p>
          </table:table-cell>
          <table:table-cell office:value-type="string" calcext:value-type="string">
            <text:p>25.8739559999667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797999996692</text:p>
          </table:table-cell>
          <table:table-cell office:value-type="string" calcext:value-type="string">
            <text:p>29.44091599993407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8791999979876</text:p>
          </table:table-cell>
          <table:table-cell office:value-type="string" calcext:value-type="string">
            <text:p>28.84602199995424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8421799999196</text:p>
          </table:table-cell>
          <table:table-cell office:value-type="string" calcext:value-type="string">
            <text:p>26.221061999909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59956000000238</text:p>
          </table:table-cell>
          <table:table-cell office:value-type="string" calcext:value-type="string">
            <text:p>26.9388590001035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1" calcext:value-type="float">
            <text:p>88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6069999942556</text:p>
          </table:table-cell>
          <table:table-cell office:value-type="string" calcext:value-type="string">
            <text:p>29.5179579999530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44" calcext:value-type="float">
            <text:p>8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860561999958009</text:p>
          </table:table-cell>
          <table:table-cell office:value-type="string" calcext:value-type="string">
            <text:p>26.2665419999975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61091000051238</text:p>
          </table:table-cell>
          <table:table-cell office:value-type="string" calcext:value-type="string">
            <text:p>25.7540110000409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0.055717000039294</text:p>
          </table:table-cell>
          <table:table-cell office:value-type="string" calcext:value-type="string">
            <text:p>37.0843519999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59" calcext:value-type="float">
            <text:p>88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694999972358</text:p>
          </table:table-cell>
          <table:table-cell office:value-type="string" calcext:value-type="string">
            <text:p>28.0491319999564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88199000060558</text:p>
          </table:table-cell>
          <table:table-cell office:value-type="string" calcext:value-type="string">
            <text:p>26.0880919999908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230300003197</text:p>
          </table:table-cell>
          <table:table-cell office:value-type="string" calcext:value-type="string">
            <text:p>26.04420600004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28392000030726</text:p>
          </table:table-cell>
          <table:table-cell office:value-type="string" calcext:value-type="string">
            <text:p>30.1132549999747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51" calcext:value-type="float">
            <text:p>89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4321400001645</text:p>
          </table:table-cell>
          <table:table-cell office:value-type="string" calcext:value-type="string">
            <text:p>25.9711020000977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10" calcext:value-type="float">
            <text:p>89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5791000030003</text:p>
          </table:table-cell>
          <table:table-cell office:value-type="string" calcext:value-type="string">
            <text:p>26.407120999996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76" calcext:value-type="float">
            <text:p>8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63800000003539</text:p>
          </table:table-cell>
          <table:table-cell office:value-type="string" calcext:value-type="string">
            <text:p>31.2685970000457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31" calcext:value-type="float">
            <text:p>9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8284000013955</text:p>
          </table:table-cell>
          <table:table-cell office:value-type="string" calcext:value-type="string">
            <text:p>29.7582470000488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97851000027731</text:p>
          </table:table-cell>
          <table:table-cell office:value-type="string" calcext:value-type="string">
            <text:p>26.9016700000502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66" calcext:value-type="float">
            <text:p>90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5127000072971</text:p>
          </table:table-cell>
          <table:table-cell office:value-type="string" calcext:value-type="string">
            <text:p>26.1178829999407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33" calcext:value-type="float">
            <text:p>90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06931000063196</text:p>
          </table:table-cell>
          <table:table-cell office:value-type="string" calcext:value-type="string">
            <text:p>29.8021429999498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02" calcext:value-type="float">
            <text:p>9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17210000031628</text:p>
          </table:table-cell>
          <table:table-cell office:value-type="string" calcext:value-type="string">
            <text:p>26.7013640000950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21820000046864</text:p>
          </table:table-cell>
          <table:table-cell office:value-type="string" calcext:value-type="string">
            <text:p>27.03052400005981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91156999953091</text:p>
          </table:table-cell>
          <table:table-cell office:value-type="string" calcext:value-type="string">
            <text:p>31.3526729999575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98374999989755</text:p>
          </table:table-cell>
          <table:table-cell office:value-type="string" calcext:value-type="string">
            <text:p>27.154409999959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06" calcext:value-type="float">
            <text:p>93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7531999992207</text:p>
          </table:table-cell>
          <table:table-cell office:value-type="string" calcext:value-type="string">
            <text:p>27.35228099999949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22" calcext:value-type="float">
            <text:p>93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8424000069499</text:p>
          </table:table-cell>
          <table:table-cell office:value-type="string" calcext:value-type="string">
            <text:p>31.73473000002559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48375000082888</text:p>
          </table:table-cell>
          <table:table-cell office:value-type="string" calcext:value-type="string">
            <text:p>27.545511999982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4354999954812</text:p>
          </table:table-cell>
          <table:table-cell office:value-type="string" calcext:value-type="string">
            <text:p>27.49865000008139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426" calcext:value-type="float">
            <text:p>9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5516999955289</text:p>
          </table:table-cell>
          <table:table-cell office:value-type="string" calcext:value-type="string">
            <text:p>31.337897000019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556" calcext:value-type="float">
            <text:p>95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280602999962866</text:p>
          </table:table-cell>
          <table:table-cell office:value-type="string" calcext:value-type="string">
            <text:p>28.1689929999411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73222000082023</text:p>
          </table:table-cell>
          <table:table-cell office:value-type="string" calcext:value-type="string">
            <text:p>28.46145100006833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75395000050776</text:p>
          </table:table-cell>
          <table:table-cell office:value-type="string" calcext:value-type="string">
            <text:p>32.033672999939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54366999980994</text:p>
          </table:table-cell>
          <table:table-cell office:value-type="string" calcext:value-type="string">
            <text:p>27.8676199999172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35324000031687</text:p>
          </table:table-cell>
          <table:table-cell office:value-type="string" calcext:value-type="string">
            <text:p>28.2260979999555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84" calcext:value-type="float">
            <text:p>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633627000031993</text:p>
          </table:table-cell>
          <table:table-cell office:value-type="string" calcext:value-type="string">
            <text:p>34.39224800001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41148999985307</text:p>
          </table:table-cell>
          <table:table-cell office:value-type="string" calcext:value-type="string">
            <text:p>28.4893669999437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9561499999836</text:p>
          </table:table-cell>
          <table:table-cell office:value-type="string" calcext:value-type="string">
            <text:p>28.6002960000187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95302000036463</text:p>
          </table:table-cell>
          <table:table-cell office:value-type="string" calcext:value-type="string">
            <text:p>33.1312780000735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88528000051156</text:p>
          </table:table-cell>
          <table:table-cell office:value-type="string" calcext:value-type="string">
            <text:p>29.0151779999723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34" calcext:value-type="float">
            <text:p>98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84530999977142</text:p>
          </table:table-cell>
          <table:table-cell office:value-type="string" calcext:value-type="string">
            <text:p>28.51611299999058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947" calcext:value-type="float">
            <text:p>9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576999992132</text:p>
          </table:table-cell>
          <table:table-cell office:value-type="string" calcext:value-type="string">
            <text:p>33.4678950000088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934" calcext:value-type="float">
            <text:p>9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37823000061326</text:p>
          </table:table-cell>
          <table:table-cell office:value-type="string" calcext:value-type="string">
            <text:p>28.86631399998441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31755000073463</text:p>
          </table:table-cell>
          <table:table-cell office:value-type="string" calcext:value-type="string">
            <text:p>29.2157529999967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79" calcext:value-type="float">
            <text:p>1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96284000063315</text:p>
          </table:table-cell>
          <table:table-cell office:value-type="string" calcext:value-type="string">
            <text:p>33.12011899997014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14414999983273</text:p>
          </table:table-cell>
          <table:table-cell office:value-type="string" calcext:value-type="string">
            <text:p>29.3298990000039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243610000005</text:p>
          </table:table-cell>
          <table:table-cell office:value-type="string" calcext:value-type="string">
            <text:p>33.2436760000418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37205000012182</text:p>
          </table:table-cell>
          <table:table-cell office:value-type="string" calcext:value-type="string">
            <text:p>32.1732120000524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47689000004902</text:p>
          </table:table-cell>
          <table:table-cell office:value-type="string" calcext:value-type="string">
            <text:p>29.92521600006148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85801999969408</text:p>
          </table:table-cell>
          <table:table-cell office:value-type="string" calcext:value-type="string">
            <text:p>34.687615999951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452913000015542</text:p>
          </table:table-cell>
          <table:table-cell office:value-type="string" calcext:value-type="string">
            <text:p>29.942440000013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3317499991972</text:p>
          </table:table-cell>
          <table:table-cell office:value-type="string" calcext:value-type="string">
            <text:p>30.357317999936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59396999934688</text:p>
          </table:table-cell>
          <table:table-cell office:value-type="string" calcext:value-type="string">
            <text:p>34.254139999975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25208000070415</text:p>
          </table:table-cell>
          <table:table-cell office:value-type="string" calcext:value-type="string">
            <text:p>31.0705679999664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7969499998726</text:p>
          </table:table-cell>
          <table:table-cell office:value-type="string" calcext:value-type="string">
            <text:p>35.90831800003070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09" calcext:value-type="float">
            <text:p>10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401566999964416</text:p>
          </table:table-cell>
          <table:table-cell office:value-type="string" calcext:value-type="string">
            <text:p>32.2532030000584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9506800007075</text:p>
          </table:table-cell>
          <table:table-cell office:value-type="string" calcext:value-type="string">
            <text:p>33.677645000047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53315999964252</text:p>
          </table:table-cell>
          <table:table-cell office:value-type="string" calcext:value-type="string">
            <text:p>36.1611869999906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0892599998042</text:p>
          </table:table-cell>
          <table:table-cell office:value-type="string" calcext:value-type="string">
            <text:p>33.188800000003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23853000020608</text:p>
          </table:table-cell>
          <table:table-cell office:value-type="string" calcext:value-type="string">
            <text:p>36.64396900008432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66767999948934</text:p>
          </table:table-cell>
          <table:table-cell office:value-type="string" calcext:value-type="string">
            <text:p>32.9789359999122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73864000057802</text:p>
          </table:table-cell>
          <table:table-cell office:value-type="string" calcext:value-type="string">
            <text:p>36.9699459999101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87" calcext:value-type="float">
            <text:p>11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26391000044532</text:p>
          </table:table-cell>
          <table:table-cell office:value-type="string" calcext:value-type="string">
            <text:p>36.310644000070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62339000054635</text:p>
          </table:table-cell>
          <table:table-cell office:value-type="string" calcext:value-type="string">
            <text:p>33.355050000012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88" calcext:value-type="float">
            <text:p>113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01178000005893</text:p>
          </table:table-cell>
          <table:table-cell office:value-type="string" calcext:value-type="string">
            <text:p>37.54248599999118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92" calcext:value-type="float">
            <text:p>113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51978999981657</text:p>
          </table:table-cell>
          <table:table-cell office:value-type="string" calcext:value-type="string">
            <text:p>34.173385000089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46" calcext:value-type="float">
            <text:p>114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983099995181</text:p>
          </table:table-cell>
          <table:table-cell office:value-type="string" calcext:value-type="string">
            <text:p>38.7326849999371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20944999950007</text:p>
          </table:table-cell>
          <table:table-cell office:value-type="string" calcext:value-type="string">
            <text:p>35.2823870000429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33" calcext:value-type="float">
            <text:p>11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47195000038482</text:p>
          </table:table-cell>
          <table:table-cell office:value-type="string" calcext:value-type="string">
            <text:p>38.1274930000072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28848000057042</text:p>
          </table:table-cell>
          <table:table-cell office:value-type="string" calcext:value-type="string">
            <text:p>34.4491919999709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76" calcext:value-type="float">
            <text:p>11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4915600004606</text:p>
          </table:table-cell>
          <table:table-cell office:value-type="string" calcext:value-type="string">
            <text:p>37.77510799991432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110905000008643</text:p>
          </table:table-cell>
          <table:table-cell office:value-type="string" calcext:value-type="string">
            <text:p>33.818728000042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38267999934033</text:p>
          </table:table-cell>
          <table:table-cell office:value-type="string" calcext:value-type="string">
            <text:p>34.3414299999130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29" calcext:value-type="float">
            <text:p>113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891000054777</text:p>
          </table:table-cell>
          <table:table-cell office:value-type="string" calcext:value-type="string">
            <text:p>36.765605000080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07" calcext:value-type="float">
            <text:p>11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189999955706</text:p>
          </table:table-cell>
          <table:table-cell office:value-type="string" calcext:value-type="string">
            <text:p>33.79387900000438</text:p>
          </table:table-cell>
        </table:table-row>
      </table:table>
      <table:table table:name="Planilha1" table:style-name="ta1">
        <table:shapes>
          <draw:frame draw:z-index="0" draw:style-name="gr1" draw:text-style-name="P1" svg:width="15.999cm" svg:height="8.999cm" svg:x="2.242cm" svg:y="2.145cm">
            <draw:object draw:notify-on-update-of-ranges="Planilha1.B1:Planilha1.F1 Planilha1.A2:Planilha1.A2 Planilha1.B2:Planilha1.F2 Planilha1.A3:Planilha1.A3 Planilha1.B3:Planilha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455cm" svg:y="3.579cm">
            <draw:object draw:notify-on-update-of-ranges="Planilha1.H1:Planilha1.M1 Planilha1.H2:Planilha1.M2 Planilha1.H3:Planilha1.M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édia de testes de colisão</text:p>
          </table:table-cell>
          <table:table-cell table:style-name="ce2" table:formula="of:=AVERAGE([$'naive-1000objs'.$C$2:.$C$181])" office:value-type="float" office:value="499856.255555556" calcext:value-type="float">
            <text:p>499.856,26</text:p>
          </table:table-cell>
          <table:table-cell table:formula="of:=AVERAGE([$'naive-2000objs'.$C$2:.$C$181])" office:value-type="float" office:value="1999819.52777778" calcext:value-type="float">
            <text:p>1.999.819,53</text:p>
          </table:table-cell>
          <table:table-cell table:style-name="ce2" table:formula="of:=AVERAGE([$'naive-3000objs'.$C$2:.$C$181])" office:value-type="float" office:value="4499735.62777778" calcext:value-type="float">
            <text:p>4.499.735,63</text:p>
          </table:table-cell>
          <table:table-cell table:style-name="ce2" table:formula="of:=AVERAGE([$'naive-4000objs'.$C$2:.$C$181])" office:value-type="float" office:value="7999688.56111111" calcext:value-type="float">
            <text:p>7.999.688,56</text:p>
          </table:table-cell>
          <table:table-cell table:style-name="ce2" table:formula="of:=AVERAGE([$'naive-5000objs'.$C$2:.$C$181])" office:value-type="float" office:value="12499668.55" calcext:value-type="float">
            <text:p>12.499.668,55</text:p>
          </table:table-cell>
          <table:table-cell/>
          <table:table-cell office:value-type="string" calcext:value-type="string">
            <text:p>Média de testes de colisão</text:p>
          </table:table-cell>
          <table:table-cell table:style-name="ce2" table:formula="of:=AVERAGE([$'grid-1000objs'.$C$2:.$C$181])" office:value-type="float" office:value="1396.56666666667" calcext:value-type="float">
            <text:p>1.396,57</text:p>
          </table:table-cell>
          <table:table-cell table:style-name="ce2" table:formula="of:=AVERAGE([$'grid-2000objs'.$C$2:.$C$181])" office:value-type="float" office:value="17629.8555555556" calcext:value-type="float">
            <text:p>17.629,86</text:p>
          </table:table-cell>
          <table:table-cell table:style-name="ce2" table:formula="of:=AVERAGE([$'grid-3000objs'.$C$2:.$C$181])" office:value-type="float" office:value="4380.71111111111" calcext:value-type="float">
            <text:p>4.380,71</text:p>
          </table:table-cell>
          <table:table-cell table:style-name="ce2" table:formula="of:=AVERAGE([$'grid-4000objs'.$C$2:.$C$181])" office:value-type="float" office:value="6074.02222222222" calcext:value-type="float">
            <text:p>6.074,02</text:p>
          </table:table-cell>
          <table:table-cell table:style-name="ce2" table:formula="of:=AVERAGE([$'grid-5000objs'.$C$2:.$C$181])" office:value-type="float" office:value="7692.21666666667" calcext:value-type="float">
            <text:p>7.692,22</text:p>
          </table:table-cell>
        </table:table-row>
        <table:table-row table:style-name="ro1">
          <table:table-cell office:value-type="string" calcext:value-type="string">
            <text:p>expectativa teórica</text:p>
          </table:table-cell>
          <table:table-cell table:style-name="ce2" table:formula="of:=[.B1]^2/2" office:value-type="float" office:value="500000" calcext:value-type="float">
            <text:p>500.000,00</text:p>
          </table:table-cell>
          <table:table-cell table:formula="of:=[.C1]^2/2" office:value-type="float" office:value="2000000" calcext:value-type="float">
            <text:p>2.000.000,00</text:p>
          </table:table-cell>
          <table:table-cell table:style-name="ce2" table:formula="of:=[.D1]^2/2" office:value-type="float" office:value="4500000" calcext:value-type="float">
            <text:p>4.500.000,00</text:p>
          </table:table-cell>
          <table:table-cell table:style-name="ce2" table:formula="of:=[.E1]^2/2" office:value-type="float" office:value="8000000" calcext:value-type="float">
            <text:p>8.000.000,00</text:p>
          </table:table-cell>
          <table:table-cell table:style-name="ce2" table:formula="of:=[.F1]^2/2" office:value-type="float" office:value="12500000" calcext:value-type="float">
            <text:p>12.500.000,00</text:p>
          </table:table-cell>
          <table:table-cell/>
          <table:table-cell office:value-type="string" calcext:value-type="string">
            <text:p>expectativa teórica</text:p>
          </table:table-cell>
          <table:table-cell table:style-name="ce2" table:formula="of:=[.I1]*LOG([.I1])" office:value-type="float" office:value="3000" calcext:value-type="float">
            <text:p>3.000,00</text:p>
          </table:table-cell>
          <table:table-cell table:style-name="ce2" table:formula="of:=[.J1]*LOG([.J1])" office:value-type="float" office:value="6602.05999132796" calcext:value-type="float">
            <text:p>6.602,06</text:p>
          </table:table-cell>
          <table:table-cell table:style-name="ce2" table:formula="of:=[.K1]*LOG([.K1])" office:value-type="float" office:value="10431.363764159" calcext:value-type="float">
            <text:p>10.431,36</text:p>
          </table:table-cell>
          <table:table-cell table:style-name="ce2" table:formula="of:=[.L1]*LOG([.L1])" office:value-type="float" office:value="14408.2399653118" calcext:value-type="float">
            <text:p>14.408,24</text:p>
          </table:table-cell>
          <table:table-cell table:style-name="ce2" table:formula="of:=[.M1]*LOG([.M1])" office:value-type="float" office:value="18494.8500216801" calcext:value-type="float">
            <text:p>18.494,8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6:07:11.0686824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4:55:42.577828948</meta:creation-date>
    <dc:date>2026-02-10T16:55:32.360682342</dc:date>
    <meta:editing-duration>PT1H17M19S</meta:editing-duration>
    <meta:editing-cycles>5</meta:editing-cycles>
    <meta:generator>LibreOffice/24.2.7.2$Linux_X86_64 LibreOffice_project/420$Build-2</meta:generator>
    <meta:document-statistic meta:table-count="11" meta:cell-count="1089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8cm" svg:y="3.952cm" style:legend-expansion="high" chart:style-name="ch2"/>
        <chart:plot-area chart:style-name="ch3" table:cell-range-address="Planilha1.A1:Planilha1.F3" chart:data-source-has-labels="both" svg:x="0.32cm" svg:y="0.18cm" svg:width="9.968cm" svg:height="8.64cm">
          <chart:coordinate-region svg:x="2.767cm" svg:y="0.379cm" svg:width="7.149cm" svg:height="7.794cm"/>
          <chart:axis chart:dimension="x" chart:name="primary-x" chart:style-name="ch4" chartooo:axis-type="auto">
            <chartooo:date-scale/>
            <chart:categories table:cell-range-address="Planilha1.B1:Planilha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F2" chart:label-cell-address="Planilha1.A2:Planilha1.A2" chart:class="chart:line">
            <chart:data-point chart:repeated="5"/>
          </chart:series>
          <chart:series chart:style-name="ch8" chart:values-cell-range-address="Planilha1.B3:Planilha1.F3" chart:label-cell-address="Planilha1.A3:Planilha1.A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Planilha1.B1:Planilha1.F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Média de testes de colisão</text:p>
                <draw:g>
                  <svg:desc>Planilha1.A2:Planilha1.A2</svg:desc>
                </draw:g>
              </table:table-cell>
              <table:table-cell office:value-type="float" office:value="499856.255555556">
                <text:p>499856.255555556</text:p>
                <draw:g>
                  <svg:desc>Planilha1.B2:Planilha1.F2</svg:desc>
                </draw:g>
              </table:table-cell>
              <table:table-cell office:value-type="float" office:value="1999819.52777778">
                <text:p>1999819.52777778</text:p>
              </table:table-cell>
              <table:table-cell office:value-type="float" office:value="4499735.62777778">
                <text:p>4499735.62777778</text:p>
              </table:table-cell>
              <table:table-cell office:value-type="float" office:value="7999688.56111111">
                <text:p>7999688.56111111</text:p>
              </table:table-cell>
              <table:table-cell office:value-type="float" office:value="12499668.55">
                <text:p>12499668.55</text:p>
              </table:table-cell>
            </table:table-row>
            <table:table-row>
              <table:table-cell office:value-type="string">
                <text:p>expectativa teórica</text:p>
                <draw:g>
                  <svg:desc>Planilha1.A3:Planilha1.A3</svg:desc>
                </draw:g>
              </table:table-cell>
              <table:table-cell office:value-type="float" office:value="500000">
                <text:p>500000</text:p>
                <draw:g>
                  <svg:desc>Planilha1.B3:Planilha1.F3</svg:desc>
                </draw:g>
              </table:table-cell>
              <table:table-cell office:value-type="float" office:value="2000000">
                <text:p>2000000</text:p>
              </table:table-cell>
              <table:table-cell office:value-type="float" office:value="4500000">
                <text:p>4500000</text:p>
              </table:table-cell>
              <table:table-cell office:value-type="float" office:value="8000000">
                <text:p>8000000</text:p>
              </table:table-cell>
              <table:table-cell office:value-type="float" office:value="12500000">
                <text:p>12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Planilha1.H1:Planilha1.M3" chart:data-source-has-labels="row" svg:x="0.32cm" svg:y="0.18cm" svg:width="12.905cm" svg:height="8.64cm">
          <chart:coordinate-region svg:x="2.079cm" svg:y="0.379cm" svg:width="10.774cm" svg:height="7.794cm"/>
          <chart:axis chart:dimension="x" chart:name="primary-x" chart:style-name="ch4" chartooo:axis-type="auto">
            <chartooo:date-scale/>
            <chart:categories table:cell-range-address="Planilha1.H1:Planilha1.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H2:Planilha1.M2" chart:class="chart:line">
            <chart:data-point chart:repeated="6"/>
          </chart:series>
          <chart:series chart:style-name="ch7" chart:values-cell-range-address="Planilha1.H3:Planilha1.M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lanilha1.H1:Planilha1.M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lanilha1.H2:Planilha1.M2</svg:desc>
                </draw:g>
              </table:table-cell>
              <table:table-cell office:value-type="float" office:value="1396.56666666667">
                <text:p>1396.56666666667</text:p>
              </table:table-cell>
              <table:table-cell office:value-type="float" office:value="17629.8555555556">
                <text:p>17629.8555555556</text:p>
              </table:table-cell>
              <table:table-cell office:value-type="float" office:value="4380.71111111111">
                <text:p>4380.71111111111</text:p>
              </table:table-cell>
              <table:table-cell office:value-type="float" office:value="6074.02222222222">
                <text:p>6074.02222222222</text:p>
              </table:table-cell>
              <table:table-cell office:value-type="float" office:value="7692.21666666667">
                <text:p>7692.21666666667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lanilha1.H3:Planilha1.M3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6602.05999132796">
                <text:p>6602.05999132796</text:p>
              </table:table-cell>
              <table:table-cell office:value-type="float" office:value="10431.363764159">
                <text:p>10431.363764159</text:p>
              </table:table-cell>
              <table:table-cell office:value-type="float" office:value="14408.2399653118">
                <text:p>14408.2399653118</text:p>
              </table:table-cell>
              <table:table-cell office:value-type="float" office:value="18494.8500216801">
                <text:p>18494.8500216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